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667/settings.xml" manifest:media-type="text/xml"/>
  <manifest:file-entry manifest:full-path="Object 667/Configurations2/" manifest:media-type="application/vnd.sun.xml.ui.configuration"/>
  <manifest:file-entry manifest:full-path="Object 667/content.xml" manifest:media-type="text/xml"/>
  <manifest:file-entry manifest:full-path="Object 667/"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658/settings.xml" manifest:media-type="text/xml"/>
  <manifest:file-entry manifest:full-path="Object 658/content.xml" manifest:media-type="text/xml"/>
  <manifest:file-entry manifest:full-path="Object 658/"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657/settings.xml" manifest:media-type="text/xml"/>
  <manifest:file-entry manifest:full-path="Object 657/content.xml" manifest:media-type="text/xml"/>
  <manifest:file-entry manifest:full-path="Object 657/"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656/settings.xml" manifest:media-type="text/xml"/>
  <manifest:file-entry manifest:full-path="Object 656/content.xml" manifest:media-type="text/xml"/>
  <manifest:file-entry manifest:full-path="Object 656/"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655/settings.xml" manifest:media-type="text/xml"/>
  <manifest:file-entry manifest:full-path="Object 655/content.xml" manifest:media-type="text/xml"/>
  <manifest:file-entry manifest:full-path="Object 655/"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654/settings.xml" manifest:media-type="text/xml"/>
  <manifest:file-entry manifest:full-path="Object 654/content.xml" manifest:media-type="text/xml"/>
  <manifest:file-entry manifest:full-path="Object 654/"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592/settings.xml" manifest:media-type="text/xml"/>
  <manifest:file-entry manifest:full-path="Object 592/Configurations2/" manifest:media-type="application/vnd.sun.xml.ui.configuration"/>
  <manifest:file-entry manifest:full-path="Object 592/content.xml" manifest:media-type="text/xml"/>
  <manifest:file-entry manifest:full-path="Object 59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72/content.xml" manifest:media-type="text/xml"/>
  <manifest:file-entry manifest:full-path="Object 572/settings.xml" manifest:media-type="text/xml"/>
  <manifest:file-entry manifest:full-path="Object 57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29/settings.xml" manifest:media-type="text/xml"/>
  <manifest:file-entry manifest:full-path="Object 629/content.xml" manifest:media-type="text/xml"/>
  <manifest:file-entry manifest:full-path="Object 629/"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28/settings.xml" manifest:media-type="text/xml"/>
  <manifest:file-entry manifest:full-path="Object 628/content.xml" manifest:media-type="text/xml"/>
  <manifest:file-entry manifest:full-path="Object 62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58/settings.xml" manifest:media-type="text/xml"/>
  <manifest:file-entry manifest:full-path="Object 258/Configurations2/" manifest:media-type="application/vnd.sun.xml.ui.configuration"/>
  <manifest:file-entry manifest:full-path="Object 258/content.xml" manifest:media-type="text/xml"/>
  <manifest:file-entry manifest:full-path="Object 258/" manifest:version="1.2" manifest:media-type="application/vnd.oasis.opendocument.formula"/>
  <manifest:file-entry manifest:full-path="Object 597/settings.xml" manifest:media-type="text/xml"/>
  <manifest:file-entry manifest:full-path="Object 597/content.xml" manifest:media-type="text/xml"/>
  <manifest:file-entry manifest:full-path="Object 59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595/settings.xml" manifest:media-type="text/xml"/>
  <manifest:file-entry manifest:full-path="Object 595/content.xml" manifest:media-type="text/xml"/>
  <manifest:file-entry manifest:full-path="Object 59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98/content.xml" manifest:media-type="text/xml"/>
  <manifest:file-entry manifest:full-path="Object 598/settings.xml" manifest:media-type="text/xml"/>
  <manifest:file-entry manifest:full-path="Object 59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2" manifest:media-type="application/vnd.oasis.opendocument.formula"/>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585/settings.xml" manifest:media-type="text/xml"/>
  <manifest:file-entry manifest:full-path="Object 585/content.xml" manifest:media-type="text/xml"/>
  <manifest:file-entry manifest:full-path="Object 58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578/content.xml" manifest:media-type="text/xml"/>
  <manifest:file-entry manifest:full-path="Object 578/settings.xml" manifest:media-type="text/xml"/>
  <manifest:file-entry manifest:full-path="Object 5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Configurations2/" manifest:media-type="application/vnd.sun.xml.ui.configuration"/>
  <manifest:file-entry manifest:full-path="Object 58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content.xml" manifest:media-type="text/xml"/>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543/settings.xml" manifest:media-type="text/xml"/>
  <manifest:file-entry manifest:full-path="Object 543/Configurations2/" manifest:media-type="application/vnd.sun.xml.ui.configuration"/>
  <manifest:file-entry manifest:full-path="Object 543/content.xml" manifest:media-type="text/xml"/>
  <manifest:file-entry manifest:full-path="Object 54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547/content.xml" manifest:media-type="text/xml"/>
  <manifest:file-entry manifest:full-path="Object 547/Configurations2/" manifest:media-type="application/vnd.sun.xml.ui.configuration"/>
  <manifest:file-entry manifest:full-path="Object 547/settings.xml" manifest:media-type="text/xml"/>
  <manifest:file-entry manifest:full-path="Object 5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531/settings.xml" manifest:media-type="text/xml"/>
  <manifest:file-entry manifest:full-path="Object 531/content.xml" manifest:media-type="text/xml"/>
  <manifest:file-entry manifest:full-path="Object 53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58/settings.xml" manifest:media-type="text/xml"/>
  <manifest:file-entry manifest:full-path="Object 358/Configurations2/" manifest:media-type="application/vnd.sun.xml.ui.configuration"/>
  <manifest:file-entry manifest:full-path="Object 358/content.xml" manifest:media-type="text/xml"/>
  <manifest:file-entry manifest:full-path="Object 358/"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602/settings.xml" manifest:media-type="text/xml"/>
  <manifest:file-entry manifest:full-path="Object 602/content.xml" manifest:media-type="text/xml"/>
  <manifest:file-entry manifest:full-path="Object 602/"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12/settings.xml" manifest:media-type="text/xml"/>
  <manifest:file-entry manifest:full-path="Object 612/content.xml" manifest:media-type="text/xml"/>
  <manifest:file-entry manifest:full-path="Object 612/"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636/settings.xml" manifest:media-type="text/xml"/>
  <manifest:file-entry manifest:full-path="Object 636/Configurations2/" manifest:media-type="application/vnd.sun.xml.ui.configuration"/>
  <manifest:file-entry manifest:full-path="Object 636/content.xml" manifest:media-type="text/xml"/>
  <manifest:file-entry manifest:full-path="Object 636/"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649/settings.xml" manifest:media-type="text/xml"/>
  <manifest:file-entry manifest:full-path="Object 649/content.xml" manifest:media-type="text/xml"/>
  <manifest:file-entry manifest:full-path="Object 64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659/settings.xml" manifest:media-type="text/xml"/>
  <manifest:file-entry manifest:full-path="Object 659/Configurations2/" manifest:media-type="application/vnd.sun.xml.ui.configuration"/>
  <manifest:file-entry manifest:full-path="Object 659/content.xml" manifest:media-type="text/xml"/>
  <manifest:file-entry manifest:full-path="Object 659/"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621/settings.xml" manifest:media-type="text/xml"/>
  <manifest:file-entry manifest:full-path="Object 621/content.xml" manifest:media-type="text/xml"/>
  <manifest:file-entry manifest:full-path="Object 621/"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607/content.xml" manifest:media-type="text/xml"/>
  <manifest:file-entry manifest:full-path="Object 607/settings.xml" manifest:media-type="text/xml"/>
  <manifest:file-entry manifest:full-path="Object 607/Configurations2/" manifest:media-type="application/vnd.sun.xml.ui.configuration"/>
  <manifest:file-entry manifest:full-path="Object 607/" manifest:version="1.2" manifest:media-type="application/vnd.oasis.opendocument.formula"/>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37/settings.xml" manifest:media-type="text/xml"/>
  <manifest:file-entry manifest:full-path="Object 637/content.xml" manifest:media-type="text/xml"/>
  <manifest:file-entry manifest:full-path="Object 637/"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615/settings.xml" manifest:media-type="text/xml"/>
  <manifest:file-entry manifest:full-path="Object 615/content.xml" manifest:media-type="text/xml"/>
  <manifest:file-entry manifest:full-path="Object 615/"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589/settings.xml" manifest:media-type="text/xml"/>
  <manifest:file-entry manifest:full-path="Object 589/content.xml" manifest:media-type="text/xml"/>
  <manifest:file-entry manifest:full-path="Object 589/Configurations2/" manifest:media-type="application/vnd.sun.xml.ui.configuration"/>
  <manifest:file-entry manifest:full-path="Object 589/" manifest:version="1.2" manifest:media-type="application/vnd.oasis.opendocument.formula"/>
  <manifest:file-entry manifest:full-path="Object 635/content.xml" manifest:media-type="text/xml"/>
  <manifest:file-entry manifest:full-path="Object 635/settings.xml" manifest:media-type="text/xml"/>
  <manifest:file-entry manifest:full-path="Object 635/"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630/settings.xml" manifest:media-type="text/xml"/>
  <manifest:file-entry manifest:full-path="Object 630/content.xml" manifest:media-type="text/xml"/>
  <manifest:file-entry manifest:full-path="Object 630/Configurations2/" manifest:media-type="application/vnd.sun.xml.ui.configuration"/>
  <manifest:file-entry manifest:full-path="Object 63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626/settings.xml" manifest:media-type="text/xml"/>
  <manifest:file-entry manifest:full-path="Object 626/content.xml" manifest:media-type="text/xml"/>
  <manifest:file-entry manifest:full-path="Object 626/"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599/settings.xml" manifest:media-type="text/xml"/>
  <manifest:file-entry manifest:full-path="Object 599/content.xml" manifest:media-type="text/xml"/>
  <manifest:file-entry manifest:full-path="Object 599/"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 manifest:media-type="application/vnd.sun.xml.ui.configuration"/>
  <manifest:file-entry manifest:full-path="Object 355/"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213/settings.xml" manifest:media-type="text/xml"/>
  <manifest:file-entry manifest:full-path="Object 213/Configurations2/" manifest:media-type="application/vnd.sun.xml.ui.configuration"/>
  <manifest:file-entry manifest:full-path="Object 213/content.xml" manifest:media-type="text/xml"/>
  <manifest:file-entry manifest:full-path="Object 213/"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663/settings.xml" manifest:media-type="text/xml"/>
  <manifest:file-entry manifest:full-path="Object 663/content.xml" manifest:media-type="text/xml"/>
  <manifest:file-entry manifest:full-path="Object 66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62/settings.xml" manifest:media-type="text/xml"/>
  <manifest:file-entry manifest:full-path="Object 662/Configurations2/" manifest:media-type="application/vnd.sun.xml.ui.configuration"/>
  <manifest:file-entry manifest:full-path="Object 662/content.xml" manifest:media-type="text/xml"/>
  <manifest:file-entry manifest:full-path="Object 66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660/settings.xml" manifest:media-type="text/xml"/>
  <manifest:file-entry manifest:full-path="Object 660/Configurations2/" manifest:media-type="application/vnd.sun.xml.ui.configuration"/>
  <manifest:file-entry manifest:full-path="Object 660/content.xml" manifest:media-type="text/xml"/>
  <manifest:file-entry manifest:full-path="Object 66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3/settings.xml" manifest:media-type="text/xml"/>
  <manifest:file-entry manifest:full-path="Object 653/content.xml" manifest:media-type="text/xml"/>
  <manifest:file-entry manifest:full-path="Object 65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2/settings.xml" manifest:media-type="text/xml"/>
  <manifest:file-entry manifest:full-path="Object 652/content.xml" manifest:media-type="text/xml"/>
  <manifest:file-entry manifest:full-path="Object 65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642/settings.xml" manifest:media-type="text/xml"/>
  <manifest:file-entry manifest:full-path="Object 642/content.xml" manifest:media-type="text/xml"/>
  <manifest:file-entry manifest:full-path="Object 64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641/settings.xml" manifest:media-type="text/xml"/>
  <manifest:file-entry manifest:full-path="Object 641/content.xml" manifest:media-type="text/xml"/>
  <manifest:file-entry manifest:full-path="Object 64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556/settings.xml" manifest:media-type="text/xml"/>
  <manifest:file-entry manifest:full-path="Object 556/Configurations2/" manifest:media-type="application/vnd.sun.xml.ui.configuration"/>
  <manifest:file-entry manifest:full-path="Object 556/content.xml" manifest:media-type="text/xml"/>
  <manifest:file-entry manifest:full-path="Object 556/"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639/settings.xml" manifest:media-type="text/xml"/>
  <manifest:file-entry manifest:full-path="Object 639/content.xml" manifest:media-type="text/xml"/>
  <manifest:file-entry manifest:full-path="Object 63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550/settings.xml" manifest:media-type="text/xml"/>
  <manifest:file-entry manifest:full-path="Object 550/content.xml" manifest:media-type="text/xml"/>
  <manifest:file-entry manifest:full-path="Object 550/Configurations2/" manifest:media-type="application/vnd.sun.xml.ui.configuration"/>
  <manifest:file-entry manifest:full-path="Object 55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center" style:justify-single-word="false"/>
      <style:text-properties officeooo:paragraph-rsid="02a60f80"/>
    </style:style>
    <style:style style:name="P50" style:family="paragraph" style:parent-style-name="Text_20_body">
      <style:paragraph-properties fo:text-align="start" style:justify-single-word="false"/>
      <style:text-properties officeooo:rsid="0046c283" officeooo:paragraph-rsid="0046c283"/>
    </style:style>
    <style:style style:name="P51" style:family="paragraph" style:parent-style-name="Text_20_body">
      <style:text-properties officeooo:paragraph-rsid="004bae6d"/>
    </style:style>
    <style:style style:name="P52" style:family="paragraph" style:parent-style-name="Text_20_body">
      <style:text-properties officeooo:rsid="00775590" officeooo:paragraph-rsid="00775590"/>
    </style:style>
    <style:style style:name="P53" style:family="paragraph" style:parent-style-name="Text_20_body">
      <style:paragraph-properties fo:text-align="center" style:justify-single-word="false"/>
      <style:text-properties officeooo:rsid="00775590" officeooo:paragraph-rsid="00775590"/>
    </style:style>
    <style:style style:name="P54" style:family="paragraph" style:parent-style-name="Text_20_body">
      <style:paragraph-properties fo:text-align="start" style:justify-single-word="false"/>
      <style:text-properties officeooo:rsid="007d9f71" officeooo:paragraph-rsid="007d9f71"/>
    </style:style>
    <style:style style:name="P55" style:family="paragraph" style:parent-style-name="Text_20_body">
      <style:paragraph-properties fo:text-align="center" style:justify-single-word="false"/>
      <style:text-properties officeooo:rsid="007d9f71" officeooo:paragraph-rsid="007d9f71"/>
    </style:style>
    <style:style style:name="P56" style:family="paragraph" style:parent-style-name="Text_20_body">
      <style:paragraph-properties fo:text-align="start" style:justify-single-word="false"/>
      <style:text-properties officeooo:rsid="00824750" officeooo:paragraph-rsid="00824750"/>
    </style:style>
    <style:style style:name="P57" style:family="paragraph" style:parent-style-name="Text_20_body">
      <style:paragraph-properties fo:text-align="center" style:justify-single-word="false"/>
      <style:text-properties officeooo:rsid="00824750" officeooo:paragraph-rsid="00824750"/>
    </style:style>
    <style:style style:name="P58" style:family="paragraph" style:parent-style-name="Text_20_body">
      <style:paragraph-properties fo:text-align="start" style:justify-single-word="false"/>
      <style:text-properties officeooo:rsid="0084ab30" officeooo:paragraph-rsid="0084ab30"/>
    </style:style>
    <style:style style:name="P59" style:family="paragraph" style:parent-style-name="Text_20_body">
      <style:paragraph-properties fo:text-align="center" style:justify-single-word="false"/>
      <style:text-properties officeooo:rsid="0084ab30" officeooo:paragraph-rsid="0084ab30"/>
    </style:style>
    <style:style style:name="P60" style:family="paragraph" style:parent-style-name="Text_20_body">
      <style:paragraph-properties fo:text-align="start" style:justify-single-word="false"/>
      <style:text-properties officeooo:rsid="00870a58" officeooo:paragraph-rsid="008a0a2e"/>
    </style:style>
    <style:style style:name="P61" style:family="paragraph" style:parent-style-name="Text_20_body">
      <style:paragraph-properties fo:text-align="center" style:justify-single-word="false"/>
      <style:text-properties officeooo:rsid="00870a58" officeooo:paragraph-rsid="008a0a2e"/>
    </style:style>
    <style:style style:name="P62" style:family="paragraph" style:parent-style-name="Text_20_body">
      <style:paragraph-properties fo:text-align="start" style:justify-single-word="false"/>
      <style:text-properties officeooo:rsid="008b46de" officeooo:paragraph-rsid="008b46de"/>
    </style:style>
    <style:style style:name="P63" style:family="paragraph" style:parent-style-name="Text_20_body">
      <style:paragraph-properties fo:text-align="center" style:justify-single-word="false"/>
      <style:text-properties officeooo:rsid="008b46de" officeooo:paragraph-rsid="008b46de"/>
    </style:style>
    <style:style style:name="P64" style:family="paragraph" style:parent-style-name="Text_20_body">
      <style:paragraph-properties fo:text-align="start"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1e44e" officeooo:paragraph-rsid="0091e44e"/>
    </style:style>
    <style:style style:name="P66" style:family="paragraph" style:parent-style-name="Text_20_body">
      <style:paragraph-properties fo:text-align="center" style:justify-single-word="false"/>
      <style:text-properties officeooo:rsid="0097b930" officeooo:paragraph-rsid="0097b930"/>
    </style:style>
    <style:style style:name="P67" style:family="paragraph" style:parent-style-name="Text_20_body">
      <style:paragraph-properties fo:text-align="start" style:justify-single-word="false"/>
      <style:text-properties officeooo:rsid="009ad333" officeooo:paragraph-rsid="009ad333"/>
    </style:style>
    <style:style style:name="P68" style:family="paragraph" style:parent-style-name="Text_20_body">
      <style:paragraph-properties fo:text-align="center" style:justify-single-word="false"/>
      <style:text-properties officeooo:rsid="009ad333" officeooo:paragraph-rsid="009ad333"/>
    </style:style>
    <style:style style:name="P69" style:family="paragraph" style:parent-style-name="Text_20_body">
      <style:text-properties officeooo:rsid="009e78b4" officeooo:paragraph-rsid="009e78b4"/>
    </style:style>
    <style:style style:name="P70" style:family="paragraph" style:parent-style-name="Text_20_body">
      <style:paragraph-properties fo:text-align="center" style:justify-single-word="false"/>
      <style:text-properties officeooo:rsid="009e78b4" officeooo:paragraph-rsid="009e78b4"/>
    </style:style>
    <style:style style:name="P71" style:family="paragraph" style:parent-style-name="Text_20_body">
      <style:paragraph-properties fo:text-align="start" style:justify-single-word="false"/>
      <style:text-properties officeooo:rsid="00a383ce" officeooo:paragraph-rsid="00a383ce"/>
    </style:style>
    <style:style style:name="P72" style:family="paragraph" style:parent-style-name="Text_20_body">
      <style:paragraph-properties fo:text-align="center" style:justify-single-word="false"/>
      <style:text-properties officeooo:rsid="00a383ce" officeooo:paragraph-rsid="00a383ce"/>
    </style:style>
    <style:style style:name="P73" style:family="paragraph" style:parent-style-name="Text_20_body">
      <style:paragraph-properties fo:text-align="start" style:justify-single-word="false"/>
      <style:text-properties officeooo:rsid="00a4f1d5" officeooo:paragraph-rsid="00a4f1d5"/>
    </style:style>
    <style:style style:name="P74" style:family="paragraph" style:parent-style-name="Text_20_body">
      <style:paragraph-properties fo:text-align="center" style:justify-single-word="false"/>
      <style:text-properties officeooo:rsid="00a4f1d5" officeooo:paragraph-rsid="00a4f1d5"/>
    </style:style>
    <style:style style:name="P75" style:family="paragraph" style:parent-style-name="Text_20_body">
      <style:paragraph-properties fo:text-align="start" style:justify-single-word="false"/>
      <style:text-properties officeooo:rsid="00a69d9f" officeooo:paragraph-rsid="00a69d9f"/>
    </style:style>
    <style:style style:name="P76" style:family="paragraph" style:parent-style-name="Text_20_body">
      <style:paragraph-properties fo:text-align="center" style:justify-single-word="false"/>
      <style:text-properties officeooo:rsid="00a69d9f" officeooo:paragraph-rsid="00a69d9f"/>
    </style:style>
    <style:style style:name="P77" style:family="paragraph" style:parent-style-name="Text_20_body">
      <style:paragraph-properties fo:text-align="start" style:justify-single-word="false"/>
      <style:text-properties officeooo:rsid="00a7cf33" officeooo:paragraph-rsid="00a7cf33"/>
    </style:style>
    <style:style style:name="P78" style:family="paragraph" style:parent-style-name="Text_20_body">
      <style:paragraph-properties fo:text-align="center" style:justify-single-word="false"/>
      <style:text-properties officeooo:rsid="00a7cf33" officeooo:paragraph-rsid="00a7cf33"/>
    </style:style>
    <style:style style:name="P79" style:family="paragraph" style:parent-style-name="Text_20_body">
      <style:paragraph-properties fo:text-align="start" style:justify-single-word="false"/>
      <style:text-properties officeooo:rsid="00ab3c8a" officeooo:paragraph-rsid="00ab3c8a"/>
    </style:style>
    <style:style style:name="P80" style:family="paragraph" style:parent-style-name="Text_20_body">
      <style:text-properties officeooo:rsid="00aeb5a2" officeooo:paragraph-rsid="00aeb5a2"/>
    </style:style>
    <style:style style:name="P81" style:family="paragraph" style:parent-style-name="Text_20_body">
      <style:paragraph-properties fo:text-align="center"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aeb5a2" officeooo:paragraph-rsid="00aeb5a2"/>
    </style:style>
    <style:style style:name="P83" style:family="paragraph" style:parent-style-name="Text_20_body">
      <style:paragraph-properties fo:text-align="start" style:justify-single-word="false"/>
      <style:text-properties officeooo:rsid="00b03e9d" officeooo:paragraph-rsid="00b03e9d"/>
    </style:style>
    <style:style style:name="P84" style:family="paragraph" style:parent-style-name="Text_20_body">
      <style:paragraph-properties fo:text-align="center" style:justify-single-word="false"/>
      <style:text-properties officeooo:rsid="00b03e9d" officeooo:paragraph-rsid="00b03e9d"/>
    </style:style>
    <style:style style:name="P85" style:family="paragraph" style:parent-style-name="Text_20_body">
      <style:paragraph-properties fo:text-align="start" style:justify-single-word="false"/>
      <style:text-properties officeooo:rsid="00b19507" officeooo:paragraph-rsid="00b19507"/>
    </style:style>
    <style:style style:name="P86" style:family="paragraph" style:parent-style-name="Text_20_body">
      <style:paragraph-properties fo:text-align="center" style:justify-single-word="false"/>
      <style:text-properties officeooo:rsid="00b19507" officeooo:paragraph-rsid="00b19507"/>
    </style:style>
    <style:style style:name="P87" style:family="paragraph" style:parent-style-name="Text_20_body">
      <style:text-properties officeooo:paragraph-rsid="00b68ad4"/>
    </style:style>
    <style:style style:name="P88" style:family="paragraph" style:parent-style-name="Text_20_body">
      <style:text-properties officeooo:rsid="00b9f791" officeooo:paragraph-rsid="00b9f791"/>
    </style:style>
    <style:style style:name="P89" style:family="paragraph" style:parent-style-name="Text_20_body">
      <style:paragraph-properties fo:text-align="center" style:justify-single-word="false"/>
      <style:text-properties officeooo:rsid="00b9f791" officeooo:paragraph-rsid="00b9f791"/>
    </style:style>
    <style:style style:name="P90" style:family="paragraph" style:parent-style-name="Text_20_body">
      <style:paragraph-properties fo:text-align="start" style:justify-single-word="false"/>
      <style:text-properties officeooo:rsid="00bdcb48" officeooo:paragraph-rsid="00bdcb48"/>
    </style:style>
    <style:style style:name="P91" style:family="paragraph" style:parent-style-name="Text_20_body">
      <style:paragraph-properties fo:text-align="center" style:justify-single-word="false"/>
      <style:text-properties officeooo:rsid="00bdcb48" officeooo:paragraph-rsid="00bdcb48"/>
    </style:style>
    <style:style style:name="P92" style:family="paragraph" style:parent-style-name="Text_20_body">
      <style:paragraph-properties fo:text-align="start" style:justify-single-word="false"/>
      <style:text-properties officeooo:rsid="00c07f5f" officeooo:paragraph-rsid="00c07f5f"/>
    </style:style>
    <style:style style:name="P93" style:family="paragraph" style:parent-style-name="Text_20_body">
      <style:paragraph-properties fo:text-align="center" style:justify-single-word="false"/>
      <style:text-properties officeooo:rsid="00c07f5f" officeooo:paragraph-rsid="00c07f5f"/>
    </style:style>
    <style:style style:name="P94" style:family="paragraph" style:parent-style-name="Text_20_body">
      <style:paragraph-properties fo:text-align="start"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3a688" officeooo:paragraph-rsid="00c3a688"/>
    </style:style>
    <style:style style:name="P96" style:family="paragraph" style:parent-style-name="Text_20_body">
      <style:paragraph-properties fo:text-align="center" style:justify-single-word="false"/>
      <style:text-properties officeooo:rsid="00cd12a9" officeooo:paragraph-rsid="00cd12a9"/>
    </style:style>
    <style:style style:name="P97" style:family="paragraph" style:parent-style-name="Text_20_body">
      <style:paragraph-properties fo:text-align="start" style:justify-single-word="false"/>
      <style:text-properties officeooo:rsid="00cd12a9" officeooo:paragraph-rsid="00cd12a9"/>
    </style:style>
    <style:style style:name="P98" style:family="paragraph" style:parent-style-name="Text_20_body">
      <style:text-properties officeooo:rsid="00d1b0cc" officeooo:paragraph-rsid="00d1b0cc"/>
    </style:style>
    <style:style style:name="P99" style:family="paragraph" style:parent-style-name="Text_20_body">
      <style:text-properties officeooo:rsid="00d3a070" officeooo:paragraph-rsid="00d3a070"/>
    </style:style>
    <style:style style:name="P100" style:family="paragraph" style:parent-style-name="Text_20_body">
      <style:paragraph-properties fo:text-align="center" style:justify-single-word="false"/>
      <style:text-properties officeooo:rsid="00d3a070" officeooo:paragraph-rsid="00d3a070"/>
    </style:style>
    <style:style style:name="P101" style:family="paragraph" style:parent-style-name="Text_20_body">
      <style:paragraph-properties fo:text-align="start" style:justify-single-word="false"/>
      <style:text-properties officeooo:rsid="00d3a070" officeooo:paragraph-rsid="00d3a070"/>
    </style:style>
    <style:style style:name="P102" style:family="paragraph" style:parent-style-name="Text_20_body">
      <style:paragraph-properties fo:text-align="center" style:justify-single-word="false"/>
      <style:text-properties officeooo:rsid="00d62b8c" officeooo:paragraph-rsid="00d62b8c"/>
    </style:style>
    <style:style style:name="P103" style:family="paragraph" style:parent-style-name="Text_20_body">
      <style:paragraph-properties fo:text-align="start" style:justify-single-word="false"/>
      <style:text-properties officeooo:rsid="00d6fb8d" officeooo:paragraph-rsid="00d6fb8d"/>
    </style:style>
    <style:style style:name="P104" style:family="paragraph" style:parent-style-name="Text_20_body">
      <style:paragraph-properties fo:text-align="center" style:justify-single-word="false"/>
      <style:text-properties officeooo:rsid="00d6fb8d" officeooo:paragraph-rsid="00d6fb8d"/>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d62b8c"/>
    </style:style>
    <style:style style:name="P107" style:family="paragraph" style:parent-style-name="Text_20_body">
      <style:paragraph-properties fo:text-align="start" style:justify-single-word="false"/>
      <style:text-properties officeooo:paragraph-rsid="00f88ee7"/>
    </style:style>
    <style:style style:name="P108" style:family="paragraph" style:parent-style-name="Text_20_body">
      <style:paragraph-properties fo:text-align="start" style:justify-single-word="false"/>
      <style:text-properties officeooo:paragraph-rsid="01ae0e0e"/>
    </style:style>
    <style:style style:name="P109" style:family="paragraph" style:parent-style-name="Text_20_body">
      <style:paragraph-properties fo:text-align="start" style:justify-single-word="false"/>
      <style:text-properties officeooo:paragraph-rsid="01b6c867"/>
    </style:style>
    <style:style style:name="P110" style:family="paragraph" style:parent-style-name="Text_20_body">
      <style:paragraph-properties fo:text-align="start" style:justify-single-word="false"/>
      <style:text-properties officeooo:paragraph-rsid="02a60f80"/>
    </style:style>
    <style:style style:name="P111" style:family="paragraph" style:parent-style-name="Text_20_body">
      <style:paragraph-properties fo:text-align="start" style:justify-single-word="false"/>
      <style:text-properties officeooo:rsid="00dd4c32" officeooo:paragraph-rsid="00dd4c32"/>
    </style:style>
    <style:style style:name="P112" style:family="paragraph" style:parent-style-name="Text_20_body">
      <style:text-properties officeooo:rsid="00e22aee" officeooo:paragraph-rsid="00e22aee"/>
    </style:style>
    <style:style style:name="P113" style:family="paragraph" style:parent-style-name="Text_20_body">
      <style:paragraph-properties fo:text-align="center" style:justify-single-word="false"/>
      <style:text-properties officeooo:rsid="00e22aee" officeooo:paragraph-rsid="00e22aee"/>
    </style:style>
    <style:style style:name="P114" style:family="paragraph" style:parent-style-name="Text_20_body">
      <style:paragraph-properties fo:text-align="start" style:justify-single-word="false"/>
      <style:text-properties officeooo:rsid="00e4c7fd" officeooo:paragraph-rsid="00e4c7fd"/>
    </style:style>
    <style:style style:name="P115" style:family="paragraph" style:parent-style-name="Text_20_body">
      <style:paragraph-properties fo:text-align="center" style:justify-single-word="false"/>
      <style:text-properties officeooo:rsid="00e4c7fd" officeooo:paragraph-rsid="00e4c7fd"/>
    </style:style>
    <style:style style:name="P116" style:family="paragraph" style:parent-style-name="Text_20_body">
      <style:paragraph-properties fo:text-align="start" style:justify-single-word="false"/>
      <style:text-properties officeooo:rsid="00e9d667" officeooo:paragraph-rsid="00e9d667"/>
    </style:style>
    <style:style style:name="P117" style:family="paragraph" style:parent-style-name="Text_20_body">
      <style:paragraph-properties fo:text-align="center" style:justify-single-word="false"/>
      <style:text-properties officeooo:rsid="00e9d667" officeooo:paragraph-rsid="00e9d667"/>
    </style:style>
    <style:style style:name="P118" style:family="paragraph" style:parent-style-name="Text_20_body">
      <style:paragraph-properties fo:text-align="start" style:justify-single-word="false"/>
      <style:text-properties officeooo:rsid="00eb0ac0" officeooo:paragraph-rsid="00eb0ac0"/>
    </style:style>
    <style:style style:name="P119" style:family="paragraph" style:parent-style-name="Text_20_body">
      <style:paragraph-properties fo:text-align="start" style:justify-single-word="false"/>
      <style:text-properties officeooo:rsid="00ec4aef" officeooo:paragraph-rsid="00ec4aef"/>
    </style:style>
    <style:style style:name="P120" style:family="paragraph" style:parent-style-name="Text_20_body">
      <style:paragraph-properties fo:text-align="center" style:justify-single-word="false"/>
      <style:text-properties officeooo:rsid="00ec4aef" officeooo:paragraph-rsid="00ec4aef"/>
    </style:style>
    <style:style style:name="P121" style:family="paragraph" style:parent-style-name="Text_20_body">
      <style:text-properties officeooo:paragraph-rsid="00ee2d4f"/>
    </style:style>
    <style:style style:name="P122" style:family="paragraph" style:parent-style-name="Text_20_body">
      <style:paragraph-properties fo:text-align="center" style:justify-single-word="false"/>
      <style:text-properties officeooo:rsid="00ee910b" officeooo:paragraph-rsid="00ee910b"/>
    </style:style>
    <style:style style:name="P123" style:family="paragraph" style:parent-style-name="Text_20_body">
      <style:paragraph-properties fo:text-align="start" style:justify-single-word="false"/>
      <style:text-properties officeooo:rsid="00f164f9" officeooo:paragraph-rsid="00f164f9"/>
    </style:style>
    <style:style style:name="P124" style:family="paragraph" style:parent-style-name="Text_20_body">
      <style:paragraph-properties fo:text-align="center" style:justify-single-word="false"/>
      <style:text-properties officeooo:rsid="00f88ee7" officeooo:paragraph-rsid="00f88ee7"/>
    </style:style>
    <style:style style:name="P125" style:family="paragraph" style:parent-style-name="Text_20_body">
      <style:text-properties officeooo:rsid="0100ae3e" officeooo:paragraph-rsid="0100ae3e"/>
    </style:style>
    <style:style style:name="P126" style:family="paragraph" style:parent-style-name="Text_20_body">
      <style:paragraph-properties fo:text-align="center" style:justify-single-word="false"/>
      <style:text-properties officeooo:rsid="0100ae3e" officeooo:paragraph-rsid="0100ae3e"/>
    </style:style>
    <style:style style:name="P127" style:family="paragraph" style:parent-style-name="Text_20_body">
      <style:paragraph-properties fo:text-align="start" style:justify-single-word="false"/>
      <style:text-properties officeooo:rsid="0100ae3e" officeooo:paragraph-rsid="0100ae3e"/>
    </style:style>
    <style:style style:name="P128" style:family="paragraph" style:parent-style-name="Text_20_body">
      <style:paragraph-properties fo:text-align="start" style:justify-single-word="false"/>
      <style:text-properties officeooo:rsid="01032caf" officeooo:paragraph-rsid="01032caf"/>
    </style:style>
    <style:style style:name="P129" style:family="paragraph" style:parent-style-name="Text_20_body">
      <style:paragraph-properties fo:text-align="center" style:justify-single-word="false"/>
      <style:text-properties officeooo:rsid="01032caf" officeooo:paragraph-rsid="01032caf"/>
    </style:style>
    <style:style style:name="P130" style:family="paragraph" style:parent-style-name="Text_20_body">
      <style:paragraph-properties fo:text-align="start" style:justify-single-word="false"/>
      <style:text-properties officeooo:rsid="010632e2" officeooo:paragraph-rsid="010632e2"/>
    </style:style>
    <style:style style:name="P131" style:family="paragraph" style:parent-style-name="Text_20_body">
      <style:paragraph-properties fo:text-align="center" style:justify-single-word="false"/>
      <style:text-properties officeooo:rsid="010632e2" officeooo:paragraph-rsid="010632e2"/>
    </style:style>
    <style:style style:name="P132" style:family="paragraph" style:parent-style-name="Text_20_body">
      <style:paragraph-properties fo:text-align="start" style:justify-single-word="false"/>
      <style:text-properties officeooo:rsid="01067cf4" officeooo:paragraph-rsid="01067cf4"/>
    </style:style>
    <style:style style:name="P133" style:family="paragraph" style:parent-style-name="Text_20_body">
      <style:paragraph-properties fo:text-align="center" style:justify-single-word="false"/>
      <style:text-properties officeooo:rsid="01067cf4" officeooo:paragraph-rsid="01067cf4"/>
    </style:style>
    <style:style style:name="P134" style:family="paragraph" style:parent-style-name="Text_20_body">
      <style:paragraph-properties fo:text-align="start" style:justify-single-word="false"/>
      <style:text-properties officeooo:rsid="0109e44b" officeooo:paragraph-rsid="0109e44b"/>
    </style:style>
    <style:style style:name="P135" style:family="paragraph" style:parent-style-name="Text_20_body">
      <style:paragraph-properties fo:text-align="center" style:justify-single-word="false"/>
      <style:text-properties officeooo:rsid="0109e44b" officeooo:paragraph-rsid="0109e44b"/>
    </style:style>
    <style:style style:name="P136" style:family="paragraph" style:parent-style-name="Text_20_body">
      <style:paragraph-properties fo:text-align="start" style:justify-single-word="false"/>
      <style:text-properties officeooo:rsid="010e3088" officeooo:paragraph-rsid="010e3088"/>
    </style:style>
    <style:style style:name="P137" style:family="paragraph" style:parent-style-name="Text_20_body">
      <style:paragraph-properties fo:text-align="center" style:justify-single-word="false"/>
      <style:text-properties officeooo:rsid="010e3088" officeooo:paragraph-rsid="010e3088"/>
    </style:style>
    <style:style style:name="P138" style:family="paragraph" style:parent-style-name="Text_20_body">
      <style:paragraph-properties fo:text-align="start" style:justify-single-word="false"/>
      <style:text-properties officeooo:rsid="010fe92a" officeooo:paragraph-rsid="010fe92a"/>
    </style:style>
    <style:style style:name="P139" style:family="paragraph" style:parent-style-name="Text_20_body">
      <style:paragraph-properties fo:text-align="start" style:justify-single-word="false"/>
      <style:text-properties officeooo:rsid="011234f9" officeooo:paragraph-rsid="011234f9"/>
    </style:style>
    <style:style style:name="P140" style:family="paragraph" style:parent-style-name="Text_20_body">
      <style:paragraph-properties fo:text-align="center" style:justify-single-word="false"/>
      <style:text-properties officeooo:rsid="011234f9" officeooo:paragraph-rsid="011234f9"/>
    </style:style>
    <style:style style:name="P141" style:family="paragraph" style:parent-style-name="Text_20_body">
      <style:paragraph-properties fo:text-align="start" style:justify-single-word="false"/>
      <style:text-properties officeooo:rsid="0116c97f" officeooo:paragraph-rsid="0116c97f"/>
    </style:style>
    <style:style style:name="P142" style:family="paragraph" style:parent-style-name="Text_20_body">
      <style:paragraph-properties fo:text-align="center" style:justify-single-word="false"/>
      <style:text-properties officeooo:rsid="0116c97f" officeooo:paragraph-rsid="0116c97f"/>
    </style:style>
    <style:style style:name="P143" style:family="paragraph" style:parent-style-name="Text_20_body">
      <style:paragraph-properties fo:text-align="start" style:justify-single-word="false"/>
      <style:text-properties officeooo:rsid="011e6d5d" officeooo:paragraph-rsid="011e6d5d"/>
    </style:style>
    <style:style style:name="P144" style:family="paragraph" style:parent-style-name="Text_20_body">
      <style:paragraph-properties fo:text-align="center" style:justify-single-word="false"/>
      <style:text-properties officeooo:rsid="011e6d5d" officeooo:paragraph-rsid="011e6d5d"/>
    </style:style>
    <style:style style:name="P145" style:family="paragraph" style:parent-style-name="Text_20_body">
      <style:paragraph-properties fo:text-align="end" style:justify-single-word="false"/>
      <style:text-properties officeooo:rsid="011e6d5d" officeooo:paragraph-rsid="011e6d5d"/>
    </style:style>
    <style:style style:name="P146" style:family="paragraph" style:parent-style-name="Text_20_body">
      <style:paragraph-properties fo:text-align="start" style:justify-single-word="false"/>
      <style:text-properties officeooo:rsid="0123fef2" officeooo:paragraph-rsid="0123fef2"/>
    </style:style>
    <style:style style:name="P147" style:family="paragraph" style:parent-style-name="Text_20_body">
      <style:paragraph-properties fo:text-align="center" style:justify-single-word="false"/>
      <style:text-properties officeooo:rsid="0123fef2" officeooo:paragraph-rsid="0123fef2"/>
    </style:style>
    <style:style style:name="P148" style:family="paragraph" style:parent-style-name="Text_20_body">
      <style:paragraph-properties fo:text-align="start" style:justify-single-word="false"/>
      <style:text-properties officeooo:rsid="0127c29a" officeooo:paragraph-rsid="0127c29a"/>
    </style:style>
    <style:style style:name="P149" style:family="paragraph" style:parent-style-name="Text_20_body">
      <style:paragraph-properties fo:text-align="center" style:justify-single-word="false"/>
      <style:text-properties officeooo:rsid="0127c29a" officeooo:paragraph-rsid="0127c29a"/>
    </style:style>
    <style:style style:name="P150" style:family="paragraph" style:parent-style-name="Text_20_body">
      <style:paragraph-properties fo:text-align="start" style:justify-single-word="false"/>
      <style:text-properties officeooo:rsid="0128fb37" officeooo:paragraph-rsid="0128fb37"/>
    </style:style>
    <style:style style:name="P151" style:family="paragraph" style:parent-style-name="Text_20_body">
      <style:paragraph-properties fo:text-align="center" style:justify-single-word="false"/>
      <style:text-properties officeooo:rsid="0128fb37" officeooo:paragraph-rsid="0128fb37"/>
    </style:style>
    <style:style style:name="P152" style:family="paragraph" style:parent-style-name="Text_20_body">
      <style:paragraph-properties fo:text-align="start" style:justify-single-word="false"/>
      <style:text-properties officeooo:rsid="012d29a0" officeooo:paragraph-rsid="012d29a0"/>
    </style:style>
    <style:style style:name="P153" style:family="paragraph" style:parent-style-name="Text_20_body">
      <style:paragraph-properties fo:text-align="center" style:justify-single-word="false"/>
      <style:text-properties officeooo:rsid="012d29a0" officeooo:paragraph-rsid="012d29a0"/>
    </style:style>
    <style:style style:name="P154" style:family="paragraph" style:parent-style-name="Text_20_body">
      <style:paragraph-properties fo:text-align="start" style:justify-single-word="false"/>
      <style:text-properties officeooo:rsid="012e7942" officeooo:paragraph-rsid="012e7942"/>
    </style:style>
    <style:style style:name="P155" style:family="paragraph" style:parent-style-name="Text_20_body">
      <style:paragraph-properties fo:text-align="center" style:justify-single-word="false"/>
      <style:text-properties officeooo:rsid="012e7942" officeooo:paragraph-rsid="012e7942"/>
    </style:style>
    <style:style style:name="P156" style:family="paragraph" style:parent-style-name="Text_20_body">
      <style:paragraph-properties fo:text-align="start" style:justify-single-word="false"/>
      <style:text-properties officeooo:rsid="012ec6ab" officeooo:paragraph-rsid="012ec6ab"/>
    </style:style>
    <style:style style:name="P157" style:family="paragraph" style:parent-style-name="Text_20_body">
      <style:paragraph-properties fo:text-align="center" style:justify-single-word="false"/>
      <style:text-properties officeooo:rsid="012ec6ab" officeooo:paragraph-rsid="012ec6ab"/>
    </style:style>
    <style:style style:name="P158" style:family="paragraph" style:parent-style-name="Text_20_body">
      <style:paragraph-properties fo:text-align="start" style:justify-single-word="false"/>
      <style:text-properties officeooo:rsid="01325eea" officeooo:paragraph-rsid="01325eea"/>
    </style:style>
    <style:style style:name="P159" style:family="paragraph" style:parent-style-name="Text_20_body">
      <style:paragraph-properties fo:text-align="start" style:justify-single-word="false"/>
      <style:text-properties officeooo:rsid="0132dfb3" officeooo:paragraph-rsid="0132dfb3"/>
    </style:style>
    <style:style style:name="P160" style:family="paragraph" style:parent-style-name="Text_20_body">
      <style:paragraph-properties fo:text-align="center" style:justify-single-word="false"/>
      <style:text-properties officeooo:rsid="0132dfb3" officeooo:paragraph-rsid="0132dfb3"/>
    </style:style>
    <style:style style:name="P161" style:family="paragraph" style:parent-style-name="Text_20_body">
      <style:paragraph-properties fo:text-align="center" style:justify-single-word="false"/>
      <style:text-properties officeooo:rsid="01349b15" officeooo:paragraph-rsid="01349b15"/>
    </style:style>
    <style:style style:name="P162" style:family="paragraph" style:parent-style-name="Text_20_body">
      <style:paragraph-properties fo:text-align="start" style:justify-single-word="false"/>
      <style:text-properties officeooo:rsid="01349b15" officeooo:paragraph-rsid="01349b15"/>
    </style:style>
    <style:style style:name="P163" style:family="paragraph" style:parent-style-name="Text_20_body">
      <style:paragraph-properties fo:text-align="start" style:justify-single-word="false"/>
      <style:text-properties officeooo:rsid="01356c4e" officeooo:paragraph-rsid="01356c4e"/>
    </style:style>
    <style:style style:name="P164" style:family="paragraph" style:parent-style-name="Text_20_body">
      <style:paragraph-properties fo:text-align="center" style:justify-single-word="false"/>
      <style:text-properties officeooo:rsid="01356c4e" officeooo:paragraph-rsid="01356c4e"/>
    </style:style>
    <style:style style:name="P165" style:family="paragraph" style:parent-style-name="Text_20_body">
      <style:paragraph-properties fo:text-align="start" style:justify-single-word="false"/>
      <style:text-properties officeooo:rsid="0139a32e" officeooo:paragraph-rsid="0139a32e"/>
    </style:style>
    <style:style style:name="P166" style:family="paragraph" style:parent-style-name="Text_20_body">
      <style:paragraph-properties fo:text-align="center" style:justify-single-word="false"/>
      <style:text-properties officeooo:rsid="0139a32e" officeooo:paragraph-rsid="0139a32e"/>
    </style:style>
    <style:style style:name="P167" style:family="paragraph" style:parent-style-name="Text_20_body">
      <style:paragraph-properties fo:text-align="start" style:justify-single-word="false"/>
      <style:text-properties officeooo:rsid="013a8baf" officeooo:paragraph-rsid="013a8baf"/>
    </style:style>
    <style:style style:name="P168" style:family="paragraph" style:parent-style-name="Text_20_body">
      <style:paragraph-properties fo:text-align="start" style:justify-single-word="false"/>
      <style:text-properties officeooo:rsid="013ddaab" officeooo:paragraph-rsid="013ddaab"/>
    </style:style>
    <style:style style:name="P169" style:family="paragraph" style:parent-style-name="Text_20_body">
      <style:paragraph-properties fo:text-align="start" style:justify-single-word="false"/>
      <style:text-properties officeooo:rsid="014070c2" officeooo:paragraph-rsid="014070c2"/>
    </style:style>
    <style:style style:name="P170" style:family="paragraph" style:parent-style-name="Text_20_body">
      <style:paragraph-properties fo:text-align="center" style:justify-single-word="false"/>
      <style:text-properties officeooo:rsid="014070c2" officeooo:paragraph-rsid="014070c2"/>
    </style:style>
    <style:style style:name="P171" style:family="paragraph" style:parent-style-name="Text_20_body">
      <style:paragraph-properties fo:text-align="center" style:justify-single-word="false"/>
      <style:text-properties officeooo:rsid="0140d1e6" officeooo:paragraph-rsid="0140d1e6"/>
    </style:style>
    <style:style style:name="P172" style:family="paragraph" style:parent-style-name="Text_20_body">
      <style:paragraph-properties fo:text-align="start" style:justify-single-word="false"/>
      <style:text-properties officeooo:rsid="0140d1e6" officeooo:paragraph-rsid="0140d1e6"/>
    </style:style>
    <style:style style:name="P173"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4"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5" style:family="paragraph" style:parent-style-name="Text_20_body">
      <style:paragraph-properties fo:text-align="start" style:justify-single-word="false"/>
      <style:text-properties officeooo:rsid="014e7d7a" officeooo:paragraph-rsid="014e7d7a"/>
    </style:style>
    <style:style style:name="P176" style:family="paragraph" style:parent-style-name="Text_20_body">
      <style:paragraph-properties fo:text-align="center" style:justify-single-word="false"/>
      <style:text-properties officeooo:rsid="014e7d7a" officeooo:paragraph-rsid="014e7d7a"/>
    </style:style>
    <style:style style:name="P177" style:family="paragraph" style:parent-style-name="Text_20_body">
      <style:paragraph-properties fo:text-align="start" style:justify-single-word="false"/>
      <style:text-properties officeooo:rsid="015183b3" officeooo:paragraph-rsid="015183b3"/>
    </style:style>
    <style:style style:name="P178" style:family="paragraph" style:parent-style-name="Text_20_body">
      <style:paragraph-properties fo:text-align="center" style:justify-single-word="false"/>
      <style:text-properties officeooo:rsid="015183b3" officeooo:paragraph-rsid="015183b3"/>
    </style:style>
    <style:style style:name="P179" style:family="paragraph" style:parent-style-name="Text_20_body">
      <style:paragraph-properties fo:text-align="start" style:justify-single-word="false"/>
      <style:text-properties officeooo:rsid="0154d830" officeooo:paragraph-rsid="0154d830"/>
    </style:style>
    <style:style style:name="P180" style:family="paragraph" style:parent-style-name="Text_20_body">
      <style:paragraph-properties fo:text-align="center" style:justify-single-word="false"/>
      <style:text-properties officeooo:rsid="0154d830" officeooo:paragraph-rsid="0154d830"/>
    </style:style>
    <style:style style:name="P181" style:family="paragraph" style:parent-style-name="Text_20_body">
      <style:paragraph-properties fo:text-align="start" style:justify-single-word="false"/>
      <style:text-properties officeooo:rsid="015774d9" officeooo:paragraph-rsid="015774d9"/>
    </style:style>
    <style:style style:name="P182" style:family="paragraph" style:parent-style-name="Text_20_body">
      <style:paragraph-properties fo:text-align="center" style:justify-single-word="false"/>
      <style:text-properties officeooo:rsid="015774d9" officeooo:paragraph-rsid="015774d9"/>
    </style:style>
    <style:style style:name="P183" style:family="paragraph" style:parent-style-name="Text_20_body">
      <style:paragraph-properties fo:text-align="start" style:justify-single-word="false"/>
      <style:text-properties officeooo:rsid="015e1f5d" officeooo:paragraph-rsid="015e1f5d"/>
    </style:style>
    <style:style style:name="P184" style:family="paragraph" style:parent-style-name="Text_20_body">
      <style:paragraph-properties fo:text-align="center" style:justify-single-word="false"/>
      <style:text-properties officeooo:rsid="015e1f5d" officeooo:paragraph-rsid="015e1f5d"/>
    </style:style>
    <style:style style:name="P185" style:family="paragraph" style:parent-style-name="Text_20_body">
      <style:paragraph-properties fo:text-align="end" style:justify-single-word="false"/>
      <style:text-properties officeooo:rsid="015e1f5d" officeooo:paragraph-rsid="015e1f5d"/>
    </style:style>
    <style:style style:name="P186" style:family="paragraph" style:parent-style-name="Text_20_body">
      <style:paragraph-properties fo:text-align="start" style:justify-single-word="false"/>
      <style:text-properties officeooo:rsid="01649dcf" officeooo:paragraph-rsid="016b3969"/>
    </style:style>
    <style:style style:name="P187" style:family="paragraph" style:parent-style-name="Text_20_body">
      <style:paragraph-properties fo:text-align="center" style:justify-single-word="false"/>
      <style:text-properties officeooo:rsid="01649dcf" officeooo:paragraph-rsid="016b3969"/>
    </style:style>
    <style:style style:name="P188" style:family="paragraph" style:parent-style-name="Text_20_body">
      <style:paragraph-properties fo:text-align="center" style:justify-single-word="false"/>
      <style:text-properties officeooo:rsid="01649dcf" officeooo:paragraph-rsid="01649dcf"/>
    </style:style>
    <style:style style:name="P189" style:family="paragraph" style:parent-style-name="Text_20_body">
      <style:paragraph-properties fo:text-align="start" style:justify-single-word="false"/>
      <style:text-properties officeooo:rsid="016b3969" officeooo:paragraph-rsid="016b3969"/>
    </style:style>
    <style:style style:name="P190" style:family="paragraph" style:parent-style-name="Text_20_body">
      <style:paragraph-properties fo:text-align="center" style:justify-single-word="false"/>
      <style:text-properties officeooo:rsid="016b3969" officeooo:paragraph-rsid="016b3969"/>
    </style:style>
    <style:style style:name="P191" style:family="paragraph" style:parent-style-name="Text_20_body">
      <style:paragraph-properties fo:text-align="start" style:justify-single-word="false"/>
      <style:text-properties officeooo:rsid="016c0c8e" officeooo:paragraph-rsid="016c0c8e"/>
    </style:style>
    <style:style style:name="P192" style:family="paragraph" style:parent-style-name="Text_20_body">
      <style:paragraph-properties fo:text-align="start" style:justify-single-word="false"/>
      <style:text-properties officeooo:rsid="016d3bf5" officeooo:paragraph-rsid="016d3bf5"/>
    </style:style>
    <style:style style:name="P193" style:family="paragraph" style:parent-style-name="Text_20_body">
      <style:paragraph-properties fo:text-align="center" style:justify-single-word="false"/>
      <style:text-properties officeooo:rsid="016d3bf5" officeooo:paragraph-rsid="016d3bf5"/>
    </style:style>
    <style:style style:name="P194" style:family="paragraph" style:parent-style-name="Text_20_body">
      <style:paragraph-properties fo:text-align="start" style:justify-single-word="false"/>
      <style:text-properties officeooo:rsid="01706e15" officeooo:paragraph-rsid="01706e15"/>
    </style:style>
    <style:style style:name="P195" style:family="paragraph" style:parent-style-name="Text_20_body">
      <style:paragraph-properties fo:text-align="start" style:justify-single-word="false"/>
      <style:text-properties officeooo:rsid="01724c9f" officeooo:paragraph-rsid="01724c9f"/>
    </style:style>
    <style:style style:name="P196" style:family="paragraph" style:parent-style-name="Text_20_body">
      <style:paragraph-properties fo:text-align="start" style:justify-single-word="false"/>
      <style:text-properties officeooo:rsid="01727612" officeooo:paragraph-rsid="01727612"/>
    </style:style>
    <style:style style:name="P197" style:family="paragraph" style:parent-style-name="Text_20_body">
      <style:paragraph-properties fo:text-align="center" style:justify-single-word="false"/>
      <style:text-properties officeooo:rsid="01727612" officeooo:paragraph-rsid="01727612"/>
    </style:style>
    <style:style style:name="P198" style:family="paragraph" style:parent-style-name="Text_20_body">
      <style:paragraph-properties fo:text-align="start" style:justify-single-word="false"/>
      <style:text-properties officeooo:rsid="0174ffdd" officeooo:paragraph-rsid="0174ffdd"/>
    </style:style>
    <style:style style:name="P199" style:family="paragraph" style:parent-style-name="Text_20_body">
      <style:paragraph-properties fo:text-align="center" style:justify-single-word="false"/>
      <style:text-properties officeooo:rsid="0174ffdd" officeooo:paragraph-rsid="0174ffdd"/>
    </style:style>
    <style:style style:name="P200" style:family="paragraph" style:parent-style-name="Text_20_body">
      <style:paragraph-properties fo:text-align="start" style:justify-single-word="false"/>
      <style:text-properties officeooo:rsid="0176cc67" officeooo:paragraph-rsid="0176cc67"/>
    </style:style>
    <style:style style:name="P201" style:family="paragraph" style:parent-style-name="Text_20_body">
      <style:paragraph-properties fo:text-align="center" style:justify-single-word="false"/>
      <style:text-properties officeooo:rsid="0176cc67" officeooo:paragraph-rsid="0176cc67"/>
    </style:style>
    <style:style style:name="P202" style:family="paragraph" style:parent-style-name="Text_20_body">
      <style:text-properties officeooo:paragraph-rsid="017bd7ac"/>
    </style:style>
    <style:style style:name="P203" style:family="paragraph" style:parent-style-name="Text_20_body">
      <style:paragraph-properties fo:text-align="start" style:justify-single-word="false"/>
      <style:text-properties officeooo:rsid="01802797" officeooo:paragraph-rsid="01802797"/>
    </style:style>
    <style:style style:name="P204" style:family="paragraph" style:parent-style-name="Text_20_body">
      <style:paragraph-properties fo:text-align="center" style:justify-single-word="false"/>
      <style:text-properties officeooo:rsid="01802797" officeooo:paragraph-rsid="01802797"/>
    </style:style>
    <style:style style:name="P205" style:family="paragraph" style:parent-style-name="Text_20_body">
      <style:paragraph-properties fo:text-align="start" style:justify-single-word="false"/>
      <style:text-properties officeooo:rsid="01815af0" officeooo:paragraph-rsid="01815af0"/>
    </style:style>
    <style:style style:name="P206" style:family="paragraph" style:parent-style-name="Text_20_body">
      <style:paragraph-properties fo:text-align="center" style:justify-single-word="false"/>
      <style:text-properties officeooo:rsid="01815af0" officeooo:paragraph-rsid="01815af0"/>
    </style:style>
    <style:style style:name="P207" style:family="paragraph" style:parent-style-name="Text_20_body">
      <style:paragraph-properties fo:text-align="start" style:justify-single-word="false"/>
      <style:text-properties officeooo:rsid="0182f1b3" officeooo:paragraph-rsid="0182f1b3" style:language-asian="zh" style:country-asian="CN"/>
    </style:style>
    <style:style style:name="P208" style:family="paragraph" style:parent-style-name="Text_20_body">
      <style:paragraph-properties fo:text-align="center" style:justify-single-word="false"/>
      <style:text-properties officeooo:rsid="0182f1b3" officeooo:paragraph-rsid="0182f1b3" style:language-asian="zh" style:country-asian="CN"/>
    </style:style>
    <style:style style:name="P209" style:family="paragraph" style:parent-style-name="Text_20_body">
      <style:paragraph-properties fo:text-align="start" style:justify-single-word="false"/>
      <style:text-properties officeooo:rsid="0185e4c5" officeooo:paragraph-rsid="0185e4c5" style:language-asian="zh" style:country-asian="CN"/>
    </style:style>
    <style:style style:name="P210" style:family="paragraph" style:parent-style-name="Text_20_body">
      <style:paragraph-properties fo:text-align="center" style:justify-single-word="false"/>
      <style:text-properties officeooo:rsid="0185e4c5" officeooo:paragraph-rsid="0185e4c5" style:language-asian="zh" style:country-asian="CN"/>
    </style:style>
    <style:style style:name="P211" style:family="paragraph" style:parent-style-name="Text_20_body">
      <style:paragraph-properties fo:text-align="center" style:justify-single-word="false"/>
      <style:text-properties officeooo:rsid="0185ef70" officeooo:paragraph-rsid="0185ef70" style:language-asian="zh" style:country-asian="CN"/>
    </style:style>
    <style:style style:name="P212" style:family="paragraph" style:parent-style-name="Text_20_body">
      <style:paragraph-properties fo:text-align="start" style:justify-single-word="false"/>
      <style:text-properties officeooo:rsid="0185ef70" officeooo:paragraph-rsid="0185ef70" style:language-asian="zh" style:country-asian="CN"/>
    </style:style>
    <style:style style:name="P213" style:family="paragraph" style:parent-style-name="Text_20_body">
      <style:paragraph-properties fo:text-align="start" style:justify-single-word="false"/>
      <style:text-properties officeooo:rsid="0187cfac" officeooo:paragraph-rsid="0187cfac" style:language-asian="zh" style:country-asian="CN"/>
    </style:style>
    <style:style style:name="P214" style:family="paragraph" style:parent-style-name="Text_20_body">
      <style:paragraph-properties fo:text-align="center" style:justify-single-word="false"/>
      <style:text-properties officeooo:rsid="0187cfac" officeooo:paragraph-rsid="0187cfac" style:language-asian="zh" style:country-asian="CN"/>
    </style:style>
    <style:style style:name="P215" style:family="paragraph" style:parent-style-name="Text_20_body">
      <style:paragraph-properties fo:text-align="start" style:justify-single-word="false"/>
      <style:text-properties officeooo:rsid="01881067" officeooo:paragraph-rsid="01881067" style:language-asian="zh" style:country-asian="CN"/>
    </style:style>
    <style:style style:name="P216" style:family="paragraph" style:parent-style-name="Text_20_body">
      <style:paragraph-properties fo:text-align="start" style:justify-single-word="false"/>
      <style:text-properties officeooo:rsid="0188f8c9" officeooo:paragraph-rsid="0188f8c9" style:language-asian="zh" style:country-asian="CN"/>
    </style:style>
    <style:style style:name="P217" style:family="paragraph" style:parent-style-name="Text_20_body">
      <style:paragraph-properties fo:text-align="start" style:justify-single-word="false"/>
      <style:text-properties officeooo:rsid="0189aad2" officeooo:paragraph-rsid="0189aad2" style:language-asian="zh" style:country-asian="CN"/>
    </style:style>
    <style:style style:name="P218" style:family="paragraph" style:parent-style-name="Text_20_body">
      <style:paragraph-properties fo:text-align="start" style:justify-single-word="false"/>
      <style:text-properties officeooo:rsid="018b229f" officeooo:paragraph-rsid="018b229f" style:language-asian="zh" style:country-asian="CN"/>
    </style:style>
    <style:style style:name="P219" style:family="paragraph" style:parent-style-name="Text_20_body">
      <style:paragraph-properties fo:text-align="center" style:justify-single-word="false"/>
      <style:text-properties officeooo:rsid="018b229f" officeooo:paragraph-rsid="018b229f" style:language-asian="zh" style:country-asian="CN"/>
    </style:style>
    <style:style style:name="P220" style:family="paragraph" style:parent-style-name="Text_20_body">
      <style:paragraph-properties fo:text-align="start" style:justify-single-word="false"/>
      <style:text-properties officeooo:rsid="018b5fd4" officeooo:paragraph-rsid="018b5fd4" style:language-asian="zh" style:country-asian="CN"/>
    </style:style>
    <style:style style:name="P221" style:family="paragraph" style:parent-style-name="Text_20_body">
      <style:paragraph-properties fo:text-align="center" style:justify-single-word="false"/>
      <style:text-properties officeooo:rsid="018b5fd4" officeooo:paragraph-rsid="018b5fd4" style:language-asian="zh" style:country-asian="CN"/>
    </style:style>
    <style:style style:name="P222" style:family="paragraph" style:parent-style-name="Text_20_body">
      <style:paragraph-properties fo:text-align="start" style:justify-single-word="false"/>
      <style:text-properties officeooo:rsid="018d0253" officeooo:paragraph-rsid="018d0253" style:language-asian="zh" style:country-asian="CN"/>
    </style:style>
    <style:style style:name="P223" style:family="paragraph" style:parent-style-name="Text_20_body">
      <style:paragraph-properties fo:text-align="center" style:justify-single-word="false"/>
      <style:text-properties officeooo:rsid="018d0253" officeooo:paragraph-rsid="018d0253" style:language-asian="zh" style:country-asian="CN"/>
    </style:style>
    <style:style style:name="P224" style:family="paragraph" style:parent-style-name="Text_20_body">
      <style:paragraph-properties fo:text-align="start" style:justify-single-word="false"/>
      <style:text-properties officeooo:rsid="0191f3ef" officeooo:paragraph-rsid="0191f3ef" style:language-asian="zh" style:country-asian="CN"/>
    </style:style>
    <style:style style:name="P225" style:family="paragraph" style:parent-style-name="Text_20_body">
      <style:paragraph-properties fo:text-align="center" style:justify-single-word="false"/>
      <style:text-properties officeooo:rsid="0191f3ef" officeooo:paragraph-rsid="0191f3ef" style:language-asian="zh" style:country-asian="CN"/>
    </style:style>
    <style:style style:name="P226" style:family="paragraph" style:parent-style-name="Text_20_body">
      <style:paragraph-properties fo:text-align="center" style:justify-single-word="false"/>
      <style:text-properties officeooo:rsid="0194278a" officeooo:paragraph-rsid="0194278a" style:language-asian="zh" style:country-asian="CN"/>
    </style:style>
    <style:style style:name="P227" style:family="paragraph" style:parent-style-name="Text_20_body">
      <style:paragraph-properties fo:text-align="center" style:justify-single-word="false"/>
      <style:text-properties officeooo:rsid="0194278a" officeooo:paragraph-rsid="019b372e" style:language-asian="zh" style:country-asian="CN"/>
    </style:style>
    <style:style style:name="P228" style:family="paragraph" style:parent-style-name="Text_20_body">
      <style:paragraph-properties fo:text-align="start" style:justify-single-word="false"/>
      <style:text-properties officeooo:rsid="0194278a" officeooo:paragraph-rsid="0194278a" style:language-asian="zh" style:country-asian="CN"/>
    </style:style>
    <style:style style:name="P229" style:family="paragraph" style:parent-style-name="Text_20_body">
      <style:paragraph-properties fo:text-align="start" style:justify-single-word="false"/>
      <style:text-properties officeooo:rsid="0194278a" officeooo:paragraph-rsid="019b372e" style:language-asian="zh" style:country-asian="CN"/>
    </style:style>
    <style:style style:name="P230" style:family="paragraph" style:parent-style-name="Text_20_body">
      <style:text-properties officeooo:rsid="019dc243" officeooo:paragraph-rsid="019dc243"/>
    </style:style>
    <style:style style:name="P231" style:family="paragraph" style:parent-style-name="Text_20_body">
      <style:text-properties officeooo:rsid="019ffb39" officeooo:paragraph-rsid="019ffb39"/>
    </style:style>
    <style:style style:name="P232" style:family="paragraph" style:parent-style-name="Text_20_body">
      <style:text-properties officeooo:rsid="01a160d9" officeooo:paragraph-rsid="01a160d9"/>
    </style:style>
    <style:style style:name="P233" style:family="paragraph" style:parent-style-name="Text_20_body">
      <style:text-properties officeooo:rsid="01a4b3ae" officeooo:paragraph-rsid="01a4b3ae"/>
    </style:style>
    <style:style style:name="P234" style:family="paragraph" style:parent-style-name="Text_20_body">
      <style:text-properties officeooo:rsid="01a52783" officeooo:paragraph-rsid="01a52783"/>
    </style:style>
    <style:style style:name="P235" style:family="paragraph" style:parent-style-name="Text_20_body">
      <style:text-properties officeooo:rsid="01a5539d" officeooo:paragraph-rsid="01a5539d"/>
    </style:style>
    <style:style style:name="P236" style:family="paragraph" style:parent-style-name="Text_20_body">
      <style:text-properties officeooo:paragraph-rsid="01a896ce"/>
    </style:style>
    <style:style style:name="P237" style:family="paragraph" style:parent-style-name="Text_20_body">
      <style:paragraph-properties fo:text-align="start" style:justify-single-word="false"/>
      <style:text-properties officeooo:rsid="01b032dc" officeooo:paragraph-rsid="01b032dc"/>
    </style:style>
    <style:style style:name="P238" style:family="paragraph" style:parent-style-name="Text_20_body">
      <style:paragraph-properties fo:text-align="center" style:justify-single-word="false"/>
      <style:text-properties officeooo:rsid="01b032dc" officeooo:paragraph-rsid="01b032dc"/>
    </style:style>
    <style:style style:name="P239" style:family="paragraph" style:parent-style-name="Text_20_body">
      <style:paragraph-properties fo:text-align="start" style:justify-single-word="false"/>
      <style:text-properties officeooo:rsid="01b3d1f9" officeooo:paragraph-rsid="01b3d1f9"/>
    </style:style>
    <style:style style:name="P240" style:family="paragraph" style:parent-style-name="Text_20_body">
      <style:paragraph-properties fo:text-align="center" style:justify-single-word="false"/>
      <style:text-properties officeooo:rsid="01aacf60" officeooo:paragraph-rsid="01ae0e0e"/>
    </style:style>
    <style:style style:name="P241" style:family="paragraph" style:parent-style-name="Text_20_body">
      <style:text-properties officeooo:paragraph-rsid="01b6c867"/>
    </style:style>
    <style:style style:name="P242" style:family="paragraph" style:parent-style-name="Text_20_body">
      <style:paragraph-properties fo:text-align="start" style:justify-single-word="false"/>
      <style:text-properties officeooo:rsid="01b9011e" officeooo:paragraph-rsid="01b9011e"/>
    </style:style>
    <style:style style:name="P243" style:family="paragraph" style:parent-style-name="Text_20_body">
      <style:paragraph-properties fo:text-align="center" style:justify-single-word="false"/>
      <style:text-properties officeooo:rsid="01b9011e" officeooo:paragraph-rsid="01b9011e"/>
    </style:style>
    <style:style style:name="P244"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5"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6"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7"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8"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9"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50"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51" style:family="paragraph" style:parent-style-name="Text_20_body">
      <style:text-properties officeooo:paragraph-rsid="01c14d67"/>
    </style:style>
    <style:style style:name="P252" style:family="paragraph" style:parent-style-name="Text_20_body">
      <style:paragraph-properties fo:text-align="start" style:justify-single-word="false"/>
      <style:text-properties officeooo:rsid="01c2c3d2" officeooo:paragraph-rsid="01c2c3d2"/>
    </style:style>
    <style:style style:name="P253" style:family="paragraph" style:parent-style-name="Text_20_body">
      <style:paragraph-properties fo:text-align="center" style:justify-single-word="false"/>
      <style:text-properties officeooo:rsid="01c2c3d2" officeooo:paragraph-rsid="01c2c3d2"/>
    </style:style>
    <style:style style:name="P254" style:family="paragraph" style:parent-style-name="Text_20_body">
      <style:paragraph-properties fo:text-align="start" style:justify-single-word="false"/>
      <style:text-properties officeooo:rsid="01c8f990" officeooo:paragraph-rsid="01c8f990"/>
    </style:style>
    <style:style style:name="P255" style:family="paragraph" style:parent-style-name="Text_20_body">
      <style:paragraph-properties fo:text-align="center" style:justify-single-word="false"/>
      <style:text-properties officeooo:rsid="01c8f990" officeooo:paragraph-rsid="01c8f990"/>
    </style:style>
    <style:style style:name="P256" style:family="paragraph" style:parent-style-name="Text_20_body">
      <style:paragraph-properties fo:text-align="start" style:justify-single-word="false"/>
      <style:text-properties officeooo:rsid="01ca654a" officeooo:paragraph-rsid="01ca654a"/>
    </style:style>
    <style:style style:name="P257" style:family="paragraph" style:parent-style-name="Text_20_body">
      <style:paragraph-properties fo:text-align="center" style:justify-single-word="false"/>
      <style:text-properties officeooo:rsid="01ca654a" officeooo:paragraph-rsid="01ca654a"/>
    </style:style>
    <style:style style:name="P258" style:family="paragraph" style:parent-style-name="Text_20_body">
      <style:paragraph-properties fo:text-align="start" style:justify-single-word="false"/>
      <style:text-properties officeooo:rsid="01ceb213" officeooo:paragraph-rsid="01ceb213"/>
    </style:style>
    <style:style style:name="P259" style:family="paragraph" style:parent-style-name="Text_20_body">
      <style:paragraph-properties fo:text-align="center" style:justify-single-word="false"/>
      <style:text-properties officeooo:rsid="01ceb213" officeooo:paragraph-rsid="01ceb213"/>
    </style:style>
    <style:style style:name="P260" style:family="paragraph" style:parent-style-name="Text_20_body">
      <style:paragraph-properties fo:text-align="start" style:justify-single-word="false"/>
      <style:text-properties officeooo:rsid="01d78ea2" officeooo:paragraph-rsid="01d78ea2"/>
    </style:style>
    <style:style style:name="P261" style:family="paragraph" style:parent-style-name="Text_20_body">
      <style:paragraph-properties fo:text-align="center" style:justify-single-word="false"/>
      <style:text-properties officeooo:rsid="01d78ea2" officeooo:paragraph-rsid="01d78ea2"/>
    </style:style>
    <style:style style:name="P262" style:family="paragraph" style:parent-style-name="Text_20_body">
      <style:paragraph-properties fo:text-align="center" style:justify-single-word="false"/>
      <style:text-properties officeooo:rsid="01d859fb" officeooo:paragraph-rsid="01d859fb"/>
    </style:style>
    <style:style style:name="P263" style:family="paragraph" style:parent-style-name="Text_20_body">
      <style:paragraph-properties fo:text-align="start" style:justify-single-word="false"/>
      <style:text-properties officeooo:rsid="01d859fb" officeooo:paragraph-rsid="01d859fb"/>
    </style:style>
    <style:style style:name="P264" style:family="paragraph" style:parent-style-name="Text_20_body">
      <style:paragraph-properties fo:text-align="start" style:justify-single-word="false"/>
      <style:text-properties officeooo:rsid="01d96681" officeooo:paragraph-rsid="01d96681"/>
    </style:style>
    <style:style style:name="P265" style:family="paragraph" style:parent-style-name="Text_20_body">
      <style:paragraph-properties fo:text-align="center" style:justify-single-word="false"/>
      <style:text-properties officeooo:rsid="01d96681" officeooo:paragraph-rsid="01d96681"/>
    </style:style>
    <style:style style:name="P266" style:family="paragraph" style:parent-style-name="Text_20_body">
      <style:paragraph-properties fo:text-align="start" style:justify-single-word="false"/>
      <style:text-properties officeooo:rsid="01dd7f3b" officeooo:paragraph-rsid="01dd7f3b"/>
    </style:style>
    <style:style style:name="P267" style:family="paragraph" style:parent-style-name="Text_20_body">
      <style:paragraph-properties fo:text-align="center" style:justify-single-word="false"/>
      <style:text-properties officeooo:rsid="01dd7f3b" officeooo:paragraph-rsid="01dd7f3b"/>
    </style:style>
    <style:style style:name="P268" style:family="paragraph" style:parent-style-name="Text_20_body">
      <style:paragraph-properties fo:text-align="start" style:justify-single-word="false"/>
      <style:text-properties officeooo:rsid="01e2f04c" officeooo:paragraph-rsid="01e2f04c"/>
    </style:style>
    <style:style style:name="P269" style:family="paragraph" style:parent-style-name="Text_20_body">
      <style:paragraph-properties fo:text-align="center" style:justify-single-word="false"/>
      <style:text-properties officeooo:rsid="01e2f04c" officeooo:paragraph-rsid="01e2f04c"/>
    </style:style>
    <style:style style:name="P270" style:family="paragraph" style:parent-style-name="Text_20_body">
      <style:paragraph-properties fo:text-align="start" style:justify-single-word="false"/>
      <style:text-properties officeooo:rsid="01e3fa91" officeooo:paragraph-rsid="01e3fa91"/>
    </style:style>
    <style:style style:name="P271" style:family="paragraph" style:parent-style-name="Text_20_body">
      <style:paragraph-properties fo:text-align="center" style:justify-single-word="false"/>
      <style:text-properties officeooo:rsid="01e3fa91" officeooo:paragraph-rsid="01e3fa91"/>
    </style:style>
    <style:style style:name="P272" style:family="paragraph" style:parent-style-name="Text_20_body">
      <style:paragraph-properties fo:text-align="start" style:justify-single-word="false"/>
      <style:text-properties officeooo:rsid="01e56096" officeooo:paragraph-rsid="01e56096"/>
    </style:style>
    <style:style style:name="P273" style:family="paragraph" style:parent-style-name="Text_20_body">
      <style:paragraph-properties fo:text-align="start" style:justify-single-word="false"/>
      <style:text-properties officeooo:rsid="01e43065" officeooo:paragraph-rsid="01e43065"/>
    </style:style>
    <style:style style:name="P274" style:family="paragraph" style:parent-style-name="Text_20_body">
      <style:paragraph-properties fo:text-align="center" style:justify-single-word="false"/>
      <style:text-properties officeooo:rsid="01e43065" officeooo:paragraph-rsid="01e43065"/>
    </style:style>
    <style:style style:name="P275" style:family="paragraph" style:parent-style-name="Text_20_body">
      <style:paragraph-properties fo:text-align="start" style:justify-single-word="false"/>
      <style:text-properties officeooo:rsid="01eb9fac" officeooo:paragraph-rsid="01eb9fac"/>
    </style:style>
    <style:style style:name="P276" style:family="paragraph" style:parent-style-name="Text_20_body">
      <style:paragraph-properties fo:text-align="center" style:justify-single-word="false"/>
      <style:text-properties officeooo:rsid="01eb9fac" officeooo:paragraph-rsid="01eb9fac"/>
    </style:style>
    <style:style style:name="P277" style:family="paragraph" style:parent-style-name="Text_20_body">
      <style:paragraph-properties fo:text-align="start" style:justify-single-word="false"/>
      <style:text-properties officeooo:rsid="01f93458" officeooo:paragraph-rsid="01f93458"/>
    </style:style>
    <style:style style:name="P278" style:family="paragraph" style:parent-style-name="Text_20_body">
      <style:paragraph-properties fo:text-align="start" style:justify-single-word="false"/>
      <style:text-properties officeooo:rsid="01fb1462" officeooo:paragraph-rsid="01fb1462"/>
    </style:style>
    <style:style style:name="P279" style:family="paragraph" style:parent-style-name="Text_20_body">
      <style:paragraph-properties fo:text-align="center" style:justify-single-word="false"/>
      <style:text-properties officeooo:rsid="01fb1462" officeooo:paragraph-rsid="01fb1462"/>
    </style:style>
    <style:style style:name="P280" style:family="paragraph" style:parent-style-name="Text_20_body">
      <style:paragraph-properties fo:text-align="start" style:justify-single-word="false"/>
      <style:text-properties officeooo:rsid="020035cb" officeooo:paragraph-rsid="020035cb"/>
    </style:style>
    <style:style style:name="P281" style:family="paragraph" style:parent-style-name="Text_20_body">
      <style:paragraph-properties fo:text-align="center" style:justify-single-word="false"/>
      <style:text-properties officeooo:rsid="020035cb" officeooo:paragraph-rsid="020035cb"/>
    </style:style>
    <style:style style:name="P282" style:family="paragraph" style:parent-style-name="Text_20_body">
      <style:paragraph-properties fo:text-align="start" style:justify-single-word="false"/>
      <style:text-properties officeooo:rsid="0205d3ed" officeooo:paragraph-rsid="0205d3ed"/>
    </style:style>
    <style:style style:name="P283" style:family="paragraph" style:parent-style-name="Text_20_body">
      <style:paragraph-properties fo:text-align="center" style:justify-single-word="false"/>
      <style:text-properties officeooo:rsid="0205d3ed" officeooo:paragraph-rsid="0205d3ed"/>
    </style:style>
    <style:style style:name="P284" style:family="paragraph" style:parent-style-name="Text_20_body">
      <style:paragraph-properties fo:text-align="start" style:justify-single-word="false"/>
      <style:text-properties officeooo:rsid="0208f863" officeooo:paragraph-rsid="0208f863"/>
    </style:style>
    <style:style style:name="P285" style:family="paragraph" style:parent-style-name="Text_20_body">
      <style:paragraph-properties fo:text-align="center" style:justify-single-word="false"/>
      <style:text-properties officeooo:rsid="0208f863" officeooo:paragraph-rsid="0208f863"/>
    </style:style>
    <style:style style:name="P286" style:family="paragraph" style:parent-style-name="Text_20_body">
      <style:paragraph-properties fo:text-align="start" style:justify-single-word="false"/>
      <style:text-properties officeooo:rsid="020d583d" officeooo:paragraph-rsid="020d583d"/>
    </style:style>
    <style:style style:name="P287" style:family="paragraph" style:parent-style-name="Text_20_body">
      <style:paragraph-properties fo:text-align="center" style:justify-single-word="false"/>
      <style:text-properties officeooo:rsid="020d583d" officeooo:paragraph-rsid="020d583d"/>
    </style:style>
    <style:style style:name="P288" style:family="paragraph" style:parent-style-name="Text_20_body">
      <style:paragraph-properties fo:text-align="start" style:justify-single-word="false"/>
      <style:text-properties officeooo:rsid="020e683e" officeooo:paragraph-rsid="020e683e"/>
    </style:style>
    <style:style style:name="P289" style:family="paragraph" style:parent-style-name="Text_20_body">
      <style:paragraph-properties fo:text-align="center" style:justify-single-word="false"/>
      <style:text-properties officeooo:rsid="020e683e" officeooo:paragraph-rsid="020e683e"/>
    </style:style>
    <style:style style:name="P290" style:family="paragraph" style:parent-style-name="Text_20_body">
      <style:paragraph-properties fo:text-align="start" style:justify-single-word="false"/>
      <style:text-properties officeooo:rsid="020f77a3" officeooo:paragraph-rsid="020f77a3"/>
    </style:style>
    <style:style style:name="P291" style:family="paragraph" style:parent-style-name="Text_20_body">
      <style:paragraph-properties fo:text-align="center" style:justify-single-word="false"/>
      <style:text-properties officeooo:rsid="020f77a3" officeooo:paragraph-rsid="020f77a3"/>
    </style:style>
    <style:style style:name="P292" style:family="paragraph" style:parent-style-name="Text_20_body">
      <style:paragraph-properties fo:text-align="start" style:justify-single-word="false"/>
      <style:text-properties officeooo:rsid="00957a90" officeooo:paragraph-rsid="02174389"/>
    </style:style>
    <style:style style:name="P293" style:family="paragraph" style:parent-style-name="Text_20_body">
      <style:text-properties officeooo:rsid="0222ea07" officeooo:paragraph-rsid="0222ea07"/>
    </style:style>
    <style:style style:name="P294" style:family="paragraph" style:parent-style-name="Text_20_body">
      <style:text-properties officeooo:rsid="02261682" officeooo:paragraph-rsid="02261682"/>
    </style:style>
    <style:style style:name="P295" style:family="paragraph" style:parent-style-name="Text_20_body">
      <style:text-properties officeooo:rsid="02272d39" officeooo:paragraph-rsid="02272d39"/>
    </style:style>
    <style:style style:name="P296" style:family="paragraph" style:parent-style-name="Text_20_body">
      <style:paragraph-properties fo:text-align="center" style:justify-single-word="false"/>
      <style:text-properties officeooo:rsid="02272d39" officeooo:paragraph-rsid="02272d39"/>
    </style:style>
    <style:style style:name="P297" style:family="paragraph" style:parent-style-name="Text_20_body">
      <style:paragraph-properties fo:text-align="start" style:justify-single-word="false"/>
      <style:text-properties officeooo:rsid="022af092" officeooo:paragraph-rsid="022af092"/>
    </style:style>
    <style:style style:name="P298" style:family="paragraph" style:parent-style-name="Text_20_body">
      <style:paragraph-properties fo:text-align="start" style:justify-single-word="false"/>
      <style:text-properties officeooo:rsid="022cd3dd" officeooo:paragraph-rsid="022cd3dd"/>
    </style:style>
    <style:style style:name="P299" style:family="paragraph" style:parent-style-name="Text_20_body">
      <style:paragraph-properties fo:text-align="center" style:justify-single-word="false"/>
      <style:text-properties officeooo:rsid="022cd3dd" officeooo:paragraph-rsid="022cd3dd"/>
    </style:style>
    <style:style style:name="P300" style:family="paragraph" style:parent-style-name="Text_20_body">
      <style:paragraph-properties fo:text-align="start" style:justify-single-word="false"/>
      <style:text-properties officeooo:rsid="022cdada" officeooo:paragraph-rsid="022cdada"/>
    </style:style>
    <style:style style:name="P301" style:family="paragraph" style:parent-style-name="Text_20_body">
      <style:paragraph-properties fo:text-align="center" style:justify-single-word="false"/>
      <style:text-properties officeooo:rsid="022cdada" officeooo:paragraph-rsid="022cdada"/>
    </style:style>
    <style:style style:name="P302" style:family="paragraph" style:parent-style-name="Text_20_body">
      <style:paragraph-properties fo:text-align="start" style:justify-single-word="false"/>
      <style:text-properties officeooo:rsid="02312f58" officeooo:paragraph-rsid="02312f58"/>
    </style:style>
    <style:style style:name="P303" style:family="paragraph" style:parent-style-name="Text_20_body">
      <style:paragraph-properties fo:text-align="center" style:justify-single-word="false"/>
      <style:text-properties officeooo:rsid="02312f58" officeooo:paragraph-rsid="02312f58"/>
    </style:style>
    <style:style style:name="P304" style:family="paragraph" style:parent-style-name="Text_20_body">
      <style:paragraph-properties fo:text-align="start" style:justify-single-word="false"/>
      <style:text-properties officeooo:rsid="0232efb2" officeooo:paragraph-rsid="0232efb2"/>
    </style:style>
    <style:style style:name="P305" style:family="paragraph" style:parent-style-name="Text_20_body">
      <style:paragraph-properties fo:text-align="center" style:justify-single-word="false"/>
      <style:text-properties officeooo:rsid="0232efb2" officeooo:paragraph-rsid="0232efb2"/>
    </style:style>
    <style:style style:name="P306" style:family="paragraph" style:parent-style-name="Text_20_body">
      <style:paragraph-properties fo:text-align="start" style:justify-single-word="false"/>
      <style:text-properties officeooo:rsid="0234d9e8" officeooo:paragraph-rsid="0234d9e8"/>
    </style:style>
    <style:style style:name="P307" style:family="paragraph" style:parent-style-name="Text_20_body">
      <style:paragraph-properties fo:text-align="center" style:justify-single-word="false"/>
      <style:text-properties officeooo:rsid="0234d9e8" officeooo:paragraph-rsid="0234d9e8"/>
    </style:style>
    <style:style style:name="P308" style:family="paragraph" style:parent-style-name="Text_20_body">
      <style:paragraph-properties fo:text-align="start" style:justify-single-word="false"/>
      <style:text-properties officeooo:rsid="023ace3f" officeooo:paragraph-rsid="023ace3f"/>
    </style:style>
    <style:style style:name="P309" style:family="paragraph" style:parent-style-name="Text_20_body">
      <style:paragraph-properties fo:text-align="start" style:justify-single-word="false"/>
      <style:text-properties officeooo:rsid="023bac1e" officeooo:paragraph-rsid="023bac1e"/>
    </style:style>
    <style:style style:name="P310" style:family="paragraph" style:parent-style-name="Text_20_body">
      <style:paragraph-properties fo:text-align="center" style:justify-single-word="false"/>
      <style:text-properties officeooo:rsid="023bac1e" officeooo:paragraph-rsid="023bac1e"/>
    </style:style>
    <style:style style:name="P311" style:family="paragraph" style:parent-style-name="Text_20_body">
      <style:paragraph-properties fo:text-align="start" style:justify-single-word="false"/>
      <style:text-properties officeooo:rsid="023be75b" officeooo:paragraph-rsid="023be75b"/>
    </style:style>
    <style:style style:name="P312" style:family="paragraph" style:parent-style-name="Text_20_body">
      <style:paragraph-properties fo:text-align="center" style:justify-single-word="false"/>
      <style:text-properties officeooo:rsid="023be75b" officeooo:paragraph-rsid="023be75b"/>
    </style:style>
    <style:style style:name="P313" style:family="paragraph" style:parent-style-name="Text_20_body">
      <style:paragraph-properties fo:text-align="start" style:justify-single-word="false"/>
      <style:text-properties officeooo:rsid="023fc56d" officeooo:paragraph-rsid="023fc56d"/>
    </style:style>
    <style:style style:name="P314" style:family="paragraph" style:parent-style-name="Text_20_body">
      <style:paragraph-properties fo:text-align="center" style:justify-single-word="false"/>
      <style:text-properties officeooo:rsid="023fc56d" officeooo:paragraph-rsid="023fc56d"/>
    </style:style>
    <style:style style:name="P315" style:family="paragraph" style:parent-style-name="Text_20_body">
      <style:paragraph-properties fo:text-align="start" style:justify-single-word="false"/>
      <style:text-properties officeooo:rsid="0241fa82" officeooo:paragraph-rsid="0241fa82"/>
    </style:style>
    <style:style style:name="P316" style:family="paragraph" style:parent-style-name="Text_20_body">
      <style:paragraph-properties fo:text-align="center" style:justify-single-word="false"/>
      <style:text-properties officeooo:rsid="0241fa82" officeooo:paragraph-rsid="0241fa82"/>
    </style:style>
    <style:style style:name="P317" style:family="paragraph" style:parent-style-name="Text_20_body">
      <style:paragraph-properties fo:text-align="start" style:justify-single-word="false"/>
      <style:text-properties officeooo:rsid="0244fcf7" officeooo:paragraph-rsid="0244fcf7"/>
    </style:style>
    <style:style style:name="P318" style:family="paragraph" style:parent-style-name="Text_20_body">
      <style:paragraph-properties fo:text-align="center" style:justify-single-word="false"/>
      <style:text-properties officeooo:rsid="0244fcf7" officeooo:paragraph-rsid="0244fcf7"/>
    </style:style>
    <style:style style:name="P319" style:family="paragraph" style:parent-style-name="Text_20_body">
      <style:paragraph-properties fo:text-align="start" style:justify-single-word="false"/>
      <style:text-properties officeooo:rsid="02460627" officeooo:paragraph-rsid="02460627"/>
    </style:style>
    <style:style style:name="P320" style:family="paragraph" style:parent-style-name="Text_20_body">
      <style:paragraph-properties fo:text-align="center" style:justify-single-word="false"/>
      <style:text-properties officeooo:rsid="02460627" officeooo:paragraph-rsid="02460627"/>
    </style:style>
    <style:style style:name="P321" style:family="paragraph" style:parent-style-name="Text_20_body">
      <style:paragraph-properties fo:text-align="start" style:justify-single-word="false"/>
      <style:text-properties officeooo:rsid="0249400c" officeooo:paragraph-rsid="0249400c"/>
    </style:style>
    <style:style style:name="P322" style:family="paragraph" style:parent-style-name="Text_20_body">
      <style:paragraph-properties fo:text-align="center" style:justify-single-word="false"/>
      <style:text-properties officeooo:rsid="0249400c" officeooo:paragraph-rsid="0249400c"/>
    </style:style>
    <style:style style:name="P323" style:family="paragraph" style:parent-style-name="Text_20_body">
      <style:paragraph-properties fo:text-align="start" style:justify-single-word="false"/>
      <style:text-properties officeooo:rsid="024a348a" officeooo:paragraph-rsid="024a348a"/>
    </style:style>
    <style:style style:name="P324" style:family="paragraph" style:parent-style-name="Text_20_body">
      <style:paragraph-properties fo:text-align="start" style:justify-single-word="false"/>
      <style:text-properties officeooo:rsid="024c34dc" officeooo:paragraph-rsid="024c34dc"/>
    </style:style>
    <style:style style:name="P325" style:family="paragraph" style:parent-style-name="Text_20_body">
      <style:text-properties officeooo:rsid="0250e590" officeooo:paragraph-rsid="0250e590"/>
    </style:style>
    <style:style style:name="P326" style:family="paragraph" style:parent-style-name="Text_20_body">
      <style:text-properties officeooo:rsid="0254fd5d" officeooo:paragraph-rsid="0254fd5d"/>
    </style:style>
    <style:style style:name="P327" style:family="paragraph" style:parent-style-name="Text_20_body">
      <style:paragraph-properties fo:text-align="center" style:justify-single-word="false"/>
      <style:text-properties officeooo:rsid="0254fd5d" officeooo:paragraph-rsid="0254fd5d"/>
    </style:style>
    <style:style style:name="P328" style:family="paragraph" style:parent-style-name="Text_20_body">
      <style:paragraph-properties fo:text-align="center" style:justify-single-word="false"/>
      <style:text-properties officeooo:rsid="02560017" officeooo:paragraph-rsid="02560017"/>
    </style:style>
    <style:style style:name="P329" style:family="paragraph" style:parent-style-name="Text_20_body">
      <style:paragraph-properties fo:text-align="start" style:justify-single-word="false"/>
      <style:text-properties officeooo:rsid="02560017" officeooo:paragraph-rsid="02560017"/>
    </style:style>
    <style:style style:name="P330" style:family="paragraph" style:parent-style-name="Text_20_body">
      <style:paragraph-properties fo:text-align="start" style:justify-single-word="false"/>
      <style:text-properties officeooo:rsid="025c936f" officeooo:paragraph-rsid="025c936f"/>
    </style:style>
    <style:style style:name="P331" style:family="paragraph" style:parent-style-name="Text_20_body">
      <style:paragraph-properties fo:text-align="center" style:justify-single-word="false"/>
      <style:text-properties officeooo:rsid="025c936f" officeooo:paragraph-rsid="025c936f"/>
    </style:style>
    <style:style style:name="P332" style:family="paragraph" style:parent-style-name="Text_20_body">
      <style:paragraph-properties fo:text-align="start" style:justify-single-word="false"/>
      <style:text-properties officeooo:rsid="0264fbc0" officeooo:paragraph-rsid="0264fbc0"/>
    </style:style>
    <style:style style:name="P333" style:family="paragraph" style:parent-style-name="Text_20_body">
      <style:paragraph-properties fo:text-align="center" style:justify-single-word="false"/>
      <style:text-properties officeooo:rsid="0264fbc0" officeooo:paragraph-rsid="0264fbc0"/>
    </style:style>
    <style:style style:name="P334" style:family="paragraph" style:parent-style-name="Text_20_body">
      <style:paragraph-properties fo:text-align="start" style:justify-single-word="false"/>
      <style:text-properties officeooo:rsid="026530a2" officeooo:paragraph-rsid="026530a2"/>
    </style:style>
    <style:style style:name="P335" style:family="paragraph" style:parent-style-name="Text_20_body">
      <style:paragraph-properties fo:text-align="start" style:justify-single-word="false"/>
      <style:text-properties officeooo:rsid="026d9e5c" officeooo:paragraph-rsid="026d9e5c"/>
    </style:style>
    <style:style style:name="P336" style:family="paragraph" style:parent-style-name="Text_20_body">
      <style:paragraph-properties fo:text-align="start" style:justify-single-word="false"/>
      <style:text-properties officeooo:rsid="026f5d02" officeooo:paragraph-rsid="026f5d02"/>
    </style:style>
    <style:style style:name="P337" style:family="paragraph" style:parent-style-name="Text_20_body">
      <style:paragraph-properties fo:text-align="center" style:justify-single-word="false"/>
      <style:text-properties officeooo:rsid="026f5d02" officeooo:paragraph-rsid="026f5d02"/>
    </style:style>
    <style:style style:name="P338" style:family="paragraph" style:parent-style-name="Text_20_body">
      <style:paragraph-properties fo:text-align="start" style:justify-single-word="false"/>
      <style:text-properties officeooo:rsid="0270110e" officeooo:paragraph-rsid="0270110e"/>
    </style:style>
    <style:style style:name="P339" style:family="paragraph" style:parent-style-name="Text_20_body">
      <style:paragraph-properties fo:text-align="center" style:justify-single-word="false"/>
      <style:text-properties officeooo:rsid="0270110e" officeooo:paragraph-rsid="0270110e"/>
    </style:style>
    <style:style style:name="P340" style:family="paragraph" style:parent-style-name="Text_20_body">
      <style:paragraph-properties fo:text-align="center" style:justify-single-word="false"/>
      <style:text-properties officeooo:rsid="02717068" officeooo:paragraph-rsid="02717068"/>
    </style:style>
    <style:style style:name="P341" style:family="paragraph" style:parent-style-name="Text_20_body">
      <style:paragraph-properties fo:text-align="center" style:justify-single-word="false"/>
      <style:text-properties officeooo:rsid="02717068" officeooo:paragraph-rsid="027fc264"/>
    </style:style>
    <style:style style:name="P342" style:family="paragraph" style:parent-style-name="Text_20_body">
      <style:paragraph-properties fo:text-align="start" style:justify-single-word="false"/>
      <style:text-properties officeooo:rsid="02717068" officeooo:paragraph-rsid="02717068"/>
    </style:style>
    <style:style style:name="P343" style:family="paragraph" style:parent-style-name="Text_20_body">
      <style:paragraph-properties fo:text-align="start" style:justify-single-word="false"/>
      <style:text-properties officeooo:rsid="02717068" officeooo:paragraph-rsid="027fc264"/>
    </style:style>
    <style:style style:name="P344" style:family="paragraph" style:parent-style-name="Text_20_body">
      <style:paragraph-properties fo:text-align="start" style:justify-single-word="false"/>
      <style:text-properties officeooo:rsid="02736d70" officeooo:paragraph-rsid="02736d70"/>
    </style:style>
    <style:style style:name="P345" style:family="paragraph" style:parent-style-name="Text_20_body">
      <style:paragraph-properties fo:text-align="start" style:justify-single-word="false"/>
      <style:text-properties officeooo:rsid="027fc264" officeooo:paragraph-rsid="027fc264"/>
    </style:style>
    <style:style style:name="P346" style:family="paragraph" style:parent-style-name="Text_20_body">
      <style:paragraph-properties fo:text-align="center" style:justify-single-word="false"/>
      <style:text-properties officeooo:rsid="027fc264" officeooo:paragraph-rsid="027fc264"/>
    </style:style>
    <style:style style:name="P347" style:family="paragraph" style:parent-style-name="Text_20_body">
      <style:paragraph-properties fo:text-align="start" style:justify-single-word="false"/>
      <style:text-properties officeooo:rsid="028bc925" officeooo:paragraph-rsid="028bc925"/>
    </style:style>
    <style:style style:name="P348" style:family="paragraph" style:parent-style-name="Text_20_body">
      <style:paragraph-properties fo:text-align="start" style:justify-single-word="false"/>
      <style:text-properties officeooo:rsid="028c0f65" officeooo:paragraph-rsid="028c0f65"/>
    </style:style>
    <style:style style:name="P349" style:family="paragraph" style:parent-style-name="Text_20_body">
      <style:paragraph-properties fo:text-align="center" style:justify-single-word="false"/>
      <style:text-properties officeooo:rsid="028c0f65" officeooo:paragraph-rsid="028c0f65"/>
    </style:style>
    <style:style style:name="P350" style:family="paragraph" style:parent-style-name="Text_20_body">
      <style:paragraph-properties fo:text-align="start" style:justify-single-word="false"/>
      <style:text-properties officeooo:rsid="028f2e13" officeooo:paragraph-rsid="028f2e13"/>
    </style:style>
    <style:style style:name="P351" style:family="paragraph" style:parent-style-name="Text_20_body">
      <style:paragraph-properties fo:text-align="center" style:justify-single-word="false"/>
      <style:text-properties officeooo:rsid="028f2e13" officeooo:paragraph-rsid="028f2e13"/>
    </style:style>
    <style:style style:name="P352" style:family="paragraph" style:parent-style-name="Text_20_body">
      <style:paragraph-properties fo:text-align="start" style:justify-single-word="false"/>
      <style:text-properties officeooo:rsid="0290ab04" officeooo:paragraph-rsid="0290ab04"/>
    </style:style>
    <style:style style:name="P353" style:family="paragraph" style:parent-style-name="Text_20_body">
      <style:paragraph-properties fo:text-align="center" style:justify-single-word="false"/>
      <style:text-properties officeooo:rsid="0290ab04" officeooo:paragraph-rsid="0290ab04"/>
    </style:style>
    <style:style style:name="P354" style:family="paragraph" style:parent-style-name="Text_20_body">
      <style:paragraph-properties fo:text-align="start" style:justify-single-word="false"/>
      <style:text-properties officeooo:rsid="0292c463" officeooo:paragraph-rsid="0292c463"/>
    </style:style>
    <style:style style:name="P355" style:family="paragraph" style:parent-style-name="Text_20_body">
      <style:paragraph-properties fo:text-align="center" style:justify-single-word="false"/>
      <style:text-properties officeooo:rsid="0292c463" officeooo:paragraph-rsid="0292c463"/>
    </style:style>
    <style:style style:name="P356" style:family="paragraph" style:parent-style-name="Text_20_body">
      <style:paragraph-properties fo:text-align="start" style:justify-single-word="false"/>
      <style:text-properties officeooo:rsid="029c36bf" officeooo:paragraph-rsid="029c36bf"/>
    </style:style>
    <style:style style:name="P357" style:family="paragraph" style:parent-style-name="Text_20_body">
      <style:paragraph-properties fo:text-align="center" style:justify-single-word="false"/>
      <style:text-properties officeooo:rsid="029c36bf" officeooo:paragraph-rsid="029c36bf"/>
    </style:style>
    <style:style style:name="P358" style:family="paragraph" style:parent-style-name="Text_20_body">
      <style:paragraph-properties fo:text-align="center" style:justify-single-word="false"/>
      <style:text-properties officeooo:rsid="029d8589" officeooo:paragraph-rsid="029d8589"/>
    </style:style>
    <style:style style:name="P359" style:family="paragraph" style:parent-style-name="Text_20_body">
      <style:paragraph-properties fo:text-align="start" style:justify-single-word="false"/>
      <style:text-properties officeooo:rsid="029d8589" officeooo:paragraph-rsid="029d8589"/>
    </style:style>
    <style:style style:name="P360" style:family="paragraph" style:parent-style-name="Text_20_body">
      <style:paragraph-properties fo:text-align="start" style:justify-single-word="false"/>
      <style:text-properties officeooo:rsid="02a0f19b" officeooo:paragraph-rsid="02a0f19b"/>
    </style:style>
    <style:style style:name="P361" style:family="paragraph" style:parent-style-name="Text_20_body">
      <style:paragraph-properties fo:text-align="start" style:justify-single-word="false"/>
      <style:text-properties officeooo:rsid="02a36230" officeooo:paragraph-rsid="02a36230"/>
    </style:style>
    <style:style style:name="P362" style:family="paragraph" style:parent-style-name="Text_20_body">
      <style:text-properties officeooo:paragraph-rsid="02a60f80"/>
    </style:style>
    <style:style style:name="P363" style:family="paragraph" style:parent-style-name="Text_20_body">
      <style:paragraph-properties fo:text-align="start" style:justify-single-word="false"/>
      <style:text-properties officeooo:rsid="02ab0c72" officeooo:paragraph-rsid="02ab0c72"/>
    </style:style>
    <style:style style:name="P364" style:family="paragraph" style:parent-style-name="Text_20_body">
      <style:paragraph-properties fo:text-align="center" style:justify-single-word="false"/>
      <style:text-properties officeooo:rsid="02ab0c72" officeooo:paragraph-rsid="02ab0c72"/>
    </style:style>
    <style:style style:name="P365" style:family="paragraph" style:parent-style-name="Text_20_body">
      <style:paragraph-properties fo:text-align="start" style:justify-single-word="false"/>
      <style:text-properties officeooo:rsid="02ab6123" officeooo:paragraph-rsid="02ab6123"/>
    </style:style>
    <style:style style:name="P366" style:family="paragraph" style:parent-style-name="Text_20_body">
      <style:paragraph-properties fo:text-align="center" style:justify-single-word="false"/>
      <style:text-properties officeooo:rsid="02ab6123" officeooo:paragraph-rsid="02ab6123"/>
    </style:style>
    <style:style style:name="P367" style:family="paragraph" style:parent-style-name="Text_20_body">
      <style:paragraph-properties fo:text-align="start" style:justify-single-word="false"/>
      <style:text-properties officeooo:rsid="02af25de" officeooo:paragraph-rsid="02af25de"/>
    </style:style>
    <style:style style:name="P368" style:family="paragraph" style:parent-style-name="Text_20_body">
      <style:paragraph-properties fo:text-align="start" style:justify-single-word="false"/>
      <style:text-properties officeooo:rsid="02af753b" officeooo:paragraph-rsid="02af753b"/>
    </style:style>
    <style:style style:name="P369" style:family="paragraph" style:parent-style-name="Text_20_body">
      <style:paragraph-properties fo:text-align="start" style:justify-single-word="false"/>
      <style:text-properties officeooo:rsid="02b338b2" officeooo:paragraph-rsid="02b338b2"/>
    </style:style>
    <style:style style:name="P370" style:family="paragraph" style:parent-style-name="Text_20_body">
      <style:paragraph-properties fo:text-align="start" style:justify-single-word="false"/>
      <style:text-properties officeooo:rsid="02b338b2" officeooo:paragraph-rsid="02b4d27b"/>
    </style:style>
    <style:style style:name="P371" style:family="paragraph" style:parent-style-name="Text_20_body">
      <style:paragraph-properties fo:text-align="center" style:justify-single-word="false"/>
      <style:text-properties officeooo:rsid="02b338b2" officeooo:paragraph-rsid="02b4d27b"/>
    </style:style>
    <style:style style:name="P372" style:family="paragraph" style:parent-style-name="Text_20_body">
      <style:paragraph-properties fo:text-align="start" style:justify-single-word="false"/>
      <style:text-properties officeooo:rsid="02b8542e" officeooo:paragraph-rsid="02b8542e"/>
    </style:style>
    <style:style style:name="P373" style:family="paragraph" style:parent-style-name="Text_20_body">
      <style:paragraph-properties fo:text-align="center" style:justify-single-word="false"/>
      <style:text-properties officeooo:rsid="02b8542e" officeooo:paragraph-rsid="02b8542e"/>
    </style:style>
    <style:style style:name="P374" style:family="paragraph" style:parent-style-name="Text_20_body">
      <style:paragraph-properties fo:text-align="start" style:justify-single-word="false"/>
      <style:text-properties officeooo:rsid="02bb0220" officeooo:paragraph-rsid="02bb0220"/>
    </style:style>
    <style:style style:name="P375" style:family="paragraph" style:parent-style-name="Text_20_body">
      <style:paragraph-properties fo:text-align="center" style:justify-single-word="false"/>
      <style:text-properties officeooo:rsid="02bb0220" officeooo:paragraph-rsid="02bb0220"/>
    </style:style>
    <style:style style:name="P376" style:family="paragraph" style:parent-style-name="Text_20_body">
      <style:paragraph-properties fo:text-align="start" style:justify-single-word="false"/>
      <style:text-properties officeooo:rsid="02bcb401" officeooo:paragraph-rsid="02bcb401"/>
    </style:style>
    <style:style style:name="P377" style:family="paragraph" style:parent-style-name="Text_20_body">
      <style:paragraph-properties fo:text-align="center" style:justify-single-word="false"/>
      <style:text-properties officeooo:rsid="02bcb401" officeooo:paragraph-rsid="02bcb401"/>
    </style:style>
    <style:style style:name="P378" style:family="paragraph" style:parent-style-name="Text_20_body">
      <style:paragraph-properties fo:text-align="start" style:justify-single-word="false"/>
      <style:text-properties officeooo:rsid="02c351ab" officeooo:paragraph-rsid="02c351ab"/>
    </style:style>
    <style:style style:name="P379" style:family="paragraph" style:parent-style-name="Text_20_body">
      <style:paragraph-properties fo:text-align="center" style:justify-single-word="false"/>
      <style:text-properties officeooo:rsid="02c351ab" officeooo:paragraph-rsid="02c351ab"/>
    </style:style>
    <style:style style:name="P380" style:family="paragraph" style:parent-style-name="Text_20_body">
      <style:paragraph-properties fo:text-align="start" style:justify-single-word="false"/>
      <style:text-properties officeooo:rsid="02c7fb7f" officeooo:paragraph-rsid="02c7fb7f"/>
    </style:style>
    <style:style style:name="P381" style:family="paragraph" style:parent-style-name="Text_20_body">
      <style:paragraph-properties fo:text-align="center" style:justify-single-word="false"/>
      <style:text-properties officeooo:rsid="02c7fb7f" officeooo:paragraph-rsid="02c7fb7f"/>
    </style:style>
    <style:style style:name="P382" style:family="paragraph" style:parent-style-name="Text_20_body">
      <style:paragraph-properties fo:text-align="start" style:justify-single-word="false"/>
      <style:text-properties officeooo:rsid="02ca0815" officeooo:paragraph-rsid="02ca0815"/>
    </style:style>
    <style:style style:name="P383" style:family="paragraph" style:parent-style-name="Text_20_body">
      <style:paragraph-properties fo:text-align="center" style:justify-single-word="false"/>
      <style:text-properties officeooo:rsid="02ca0815" officeooo:paragraph-rsid="02ca0815"/>
    </style:style>
    <style:style style:name="P384" style:family="paragraph" style:parent-style-name="Text_20_body">
      <style:paragraph-properties fo:text-align="start" style:justify-single-word="false"/>
      <style:text-properties officeooo:rsid="02cbb287" officeooo:paragraph-rsid="02cbb287"/>
    </style:style>
    <style:style style:name="P385" style:family="paragraph" style:parent-style-name="Text_20_body">
      <style:paragraph-properties fo:text-align="center" style:justify-single-word="false"/>
      <style:text-properties officeooo:rsid="02cbb287" officeooo:paragraph-rsid="02cbb287"/>
    </style:style>
    <style:style style:name="P386" style:family="paragraph" style:parent-style-name="Text_20_body">
      <style:paragraph-properties fo:text-align="start" style:justify-single-word="false"/>
      <style:text-properties officeooo:rsid="02d12c31" officeooo:paragraph-rsid="02d12c31"/>
    </style:style>
    <style:style style:name="P387" style:family="paragraph" style:parent-style-name="Text_20_body">
      <style:paragraph-properties fo:text-align="center" style:justify-single-word="false"/>
      <style:text-properties officeooo:rsid="02d12c31" officeooo:paragraph-rsid="02d12c31"/>
    </style:style>
    <style:style style:name="P388" style:family="paragraph" style:parent-style-name="Text_20_body">
      <style:paragraph-properties fo:text-align="start" style:justify-single-word="false"/>
      <style:text-properties officeooo:rsid="02d9b426" officeooo:paragraph-rsid="02d9b426"/>
    </style:style>
    <style:style style:name="P389" style:family="paragraph" style:parent-style-name="Text_20_body">
      <style:paragraph-properties fo:text-align="center" style:justify-single-word="false"/>
      <style:text-properties officeooo:rsid="02d9b426" officeooo:paragraph-rsid="02d9b426"/>
    </style:style>
    <style:style style:name="P390" style:family="paragraph" style:parent-style-name="Text_20_body">
      <style:paragraph-properties fo:text-align="start" style:justify-single-word="false"/>
      <style:text-properties officeooo:rsid="02db4062" officeooo:paragraph-rsid="02db4062"/>
    </style:style>
    <style:style style:name="P391" style:family="paragraph" style:parent-style-name="Text_20_body">
      <style:paragraph-properties fo:text-align="center" style:justify-single-word="false"/>
      <style:text-properties officeooo:rsid="02db4062" officeooo:paragraph-rsid="02db4062"/>
    </style:style>
    <style:style style:name="P392" style:family="paragraph" style:parent-style-name="Text_20_body">
      <style:paragraph-properties fo:text-align="start" style:justify-single-word="false"/>
      <style:text-properties officeooo:rsid="02ddb9fa" officeooo:paragraph-rsid="02ddb9fa"/>
    </style:style>
    <style:style style:name="P393" style:family="paragraph" style:parent-style-name="Text_20_body">
      <style:paragraph-properties fo:text-align="center" style:justify-single-word="false"/>
      <style:text-properties officeooo:rsid="02ddb9fa" officeooo:paragraph-rsid="02ddb9fa"/>
    </style:style>
    <style:style style:name="P394" style:family="paragraph" style:parent-style-name="Text_20_body">
      <style:paragraph-properties fo:text-align="start" style:justify-single-word="false"/>
      <style:text-properties officeooo:rsid="02e2b898" officeooo:paragraph-rsid="02e2b898"/>
    </style:style>
    <style:style style:name="P395" style:family="paragraph" style:parent-style-name="Text_20_body">
      <style:paragraph-properties fo:text-align="center" style:justify-single-word="false"/>
      <style:text-properties officeooo:rsid="02e2b898" officeooo:paragraph-rsid="02e2b898"/>
    </style:style>
    <style:style style:name="P396" style:family="paragraph" style:parent-style-name="Text_20_body">
      <style:paragraph-properties fo:text-align="start" style:justify-single-word="false"/>
      <style:text-properties officeooo:rsid="02e2b898" officeooo:paragraph-rsid="02e2b898"/>
    </style:style>
    <style:style style:name="P397" style:family="paragraph" style:parent-style-name="Text_20_body">
      <style:paragraph-properties fo:text-align="center" style:justify-single-word="false"/>
      <style:text-properties officeooo:rsid="02eb31c9" officeooo:paragraph-rsid="02eb31c9"/>
    </style:style>
    <style:style style:name="P398" style:family="paragraph" style:parent-style-name="Text_20_body">
      <style:paragraph-properties fo:text-align="start" style:justify-single-word="false"/>
      <style:text-properties officeooo:rsid="02eb31c9" officeooo:paragraph-rsid="02eb31c9"/>
    </style:style>
    <style:style style:name="P399" style:family="paragraph" style:parent-style-name="Text_20_body">
      <style:paragraph-properties fo:text-align="center" style:justify-single-word="false"/>
      <style:text-properties officeooo:rsid="02ed735d" officeooo:paragraph-rsid="02ed735d"/>
    </style:style>
    <style:style style:name="P400" style:family="paragraph" style:parent-style-name="Text_20_body">
      <style:paragraph-properties fo:text-align="start" style:justify-single-word="false"/>
      <style:text-properties officeooo:rsid="02ed735d" officeooo:paragraph-rsid="02ed735d"/>
    </style:style>
    <style:style style:name="P401" style:family="paragraph" style:parent-style-name="Text_20_body">
      <style:paragraph-properties fo:text-align="start" style:justify-single-word="false"/>
      <style:text-properties officeooo:rsid="02efe37d" officeooo:paragraph-rsid="02efe37d"/>
    </style:style>
    <style:style style:name="P402" style:family="paragraph" style:parent-style-name="Text_20_body">
      <style:paragraph-properties fo:text-align="start" style:justify-single-word="false"/>
      <style:text-properties officeooo:rsid="02f00d06" officeooo:paragraph-rsid="02f00d06"/>
    </style:style>
    <style:style style:name="P403" style:family="paragraph" style:parent-style-name="Text_20_body">
      <style:paragraph-properties fo:text-align="start" style:justify-single-word="false"/>
      <style:text-properties officeooo:rsid="02f23806" officeooo:paragraph-rsid="02f23806"/>
    </style:style>
    <style:style style:name="P404" style:family="paragraph" style:parent-style-name="Text_20_body">
      <style:paragraph-properties fo:text-align="center" style:justify-single-word="false"/>
      <style:text-properties officeooo:rsid="02f23806" officeooo:paragraph-rsid="02f23806"/>
    </style:style>
    <style:style style:name="P405" style:family="paragraph" style:parent-style-name="Text_20_body">
      <style:text-properties officeooo:rsid="02fbba64" officeooo:paragraph-rsid="02fbba64"/>
    </style:style>
    <style:style style:name="P406" style:family="paragraph" style:parent-style-name="Text_20_body">
      <style:paragraph-properties fo:text-align="center" style:justify-single-word="false"/>
      <style:text-properties officeooo:rsid="02fbba64" officeooo:paragraph-rsid="02fbba64"/>
    </style:style>
    <style:style style:name="P407" style:family="paragraph" style:parent-style-name="Text_20_body">
      <style:paragraph-properties fo:text-align="start" style:justify-single-word="false"/>
      <style:text-properties officeooo:rsid="03025632" officeooo:paragraph-rsid="03025632"/>
    </style:style>
    <style:style style:name="P408" style:family="paragraph" style:parent-style-name="Text_20_body">
      <style:paragraph-properties fo:text-align="center" style:justify-single-word="false"/>
      <style:text-properties officeooo:rsid="03025632" officeooo:paragraph-rsid="03025632"/>
    </style:style>
    <style:style style:name="P409" style:family="paragraph" style:parent-style-name="Text_20_body">
      <style:text-properties fo:font-weight="bold" officeooo:rsid="02fbba64" officeooo:paragraph-rsid="02fbba64" style:font-weight-asian="bold" style:font-weight-complex="bold"/>
    </style:style>
    <style:style style:name="P410" style:family="paragraph" style:parent-style-name="Text_20_body">
      <style:paragraph-properties fo:text-align="start" style:justify-single-word="false"/>
      <style:text-properties fo:font-weight="bold" officeooo:rsid="030b1e71" officeooo:paragraph-rsid="030b1e71" style:font-weight-asian="bold" style:font-weight-complex="bold"/>
    </style:style>
    <style:style style:name="P411" style:family="paragraph" style:parent-style-name="Text_20_body">
      <style:paragraph-properties fo:text-align="center" style:justify-single-word="false"/>
      <style:text-properties fo:font-weight="bold" officeooo:rsid="030b1e71" officeooo:paragraph-rsid="030b1e71" style:font-weight-asian="bold" style:font-weight-complex="bold"/>
    </style:style>
    <style:style style:name="P412" style:family="paragraph" style:parent-style-name="Text_20_body">
      <style:paragraph-properties fo:text-align="start" style:justify-single-word="false"/>
      <style:text-properties fo:font-weight="bold" officeooo:rsid="0313702c" officeooo:paragraph-rsid="0313702c" style:font-weight-asian="bold" style:font-weight-complex="bold"/>
    </style:style>
    <style:style style:name="P413" style:family="paragraph" style:parent-style-name="Text_20_body">
      <style:paragraph-properties fo:text-align="start" style:justify-single-word="false"/>
      <style:text-properties fo:font-weight="bold" officeooo:rsid="0317fe17" officeooo:paragraph-rsid="0317fe17" style:font-weight-asian="bold" style:font-weight-complex="bold"/>
    </style:style>
    <style:style style:name="P414" style:family="paragraph" style:parent-style-name="Text_20_body">
      <style:paragraph-properties fo:text-align="center" style:justify-single-word="false"/>
      <style:text-properties fo:font-weight="bold" officeooo:rsid="0317fe17" officeooo:paragraph-rsid="0317fe17" style:font-weight-asian="bold" style:font-weight-complex="bold"/>
    </style:style>
    <style:style style:name="P415" style:family="paragraph" style:parent-style-name="Text_20_body">
      <style:paragraph-properties fo:text-align="start" style:justify-single-word="false"/>
      <style:text-properties fo:font-weight="bold" officeooo:rsid="031dbd82" officeooo:paragraph-rsid="031dbd82" style:font-weight-asian="bold" style:font-weight-complex="bold"/>
    </style:style>
    <style:style style:name="P416" style:family="paragraph" style:parent-style-name="Text_20_body">
      <style:paragraph-properties fo:text-align="center" style:justify-single-word="false"/>
      <style:text-properties fo:font-weight="bold" officeooo:rsid="031dbd82" officeooo:paragraph-rsid="031dbd82" style:font-weight-asian="bold" style:font-weight-complex="bold"/>
    </style:style>
    <style:style style:name="P417"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418" style:family="paragraph" style:parent-style-name="Text_20_body">
      <style:paragraph-properties fo:text-align="start" style:justify-single-word="false"/>
      <style:text-properties fo:font-weight="normal" officeooo:rsid="0313702c" officeooo:paragraph-rsid="0313702c" style:font-weight-asian="normal" style:font-weight-complex="normal"/>
    </style:style>
    <style:style style:name="P419" style:family="paragraph" style:parent-style-name="Text_20_body">
      <style:paragraph-properties fo:text-align="start" style:justify-single-word="false"/>
      <style:text-properties fo:font-weight="normal" officeooo:rsid="0317b554" officeooo:paragraph-rsid="0317b554" style:font-weight-asian="normal" style:font-weight-complex="normal"/>
    </style:style>
    <style:style style:name="P420" style:family="paragraph" style:parent-style-name="Text_20_body">
      <style:paragraph-properties fo:text-align="center" style:justify-single-word="false"/>
      <style:text-properties fo:font-weight="normal" officeooo:rsid="0317b554" officeooo:paragraph-rsid="0317b554" style:font-weight-asian="normal" style:font-weight-complex="normal"/>
    </style:style>
    <style:style style:name="P421" style:family="paragraph" style:parent-style-name="Text_20_body">
      <style:paragraph-properties fo:text-align="start" style:justify-single-word="false"/>
      <style:text-properties fo:font-weight="normal" officeooo:rsid="0317fe17" officeooo:paragraph-rsid="0317fe17" style:font-weight-asian="normal" style:font-weight-complex="normal"/>
    </style:style>
    <style:style style:name="P422" style:family="paragraph" style:parent-style-name="Text_20_body">
      <style:paragraph-properties fo:text-align="center" style:justify-single-word="false"/>
      <style:text-properties fo:font-weight="normal" officeooo:rsid="0317fe17" officeooo:paragraph-rsid="0317fe17" style:font-weight-asian="normal" style:font-weight-complex="normal"/>
    </style:style>
    <style:style style:name="P423" style:family="paragraph" style:parent-style-name="Text_20_body">
      <style:text-properties fo:color="#ff0000" fo:font-weight="bold" officeooo:rsid="02fbba64" officeooo:paragraph-rsid="02fbba64" style:font-weight-asian="bold" style:font-weight-complex="bold"/>
    </style:style>
    <style:style style:name="P424" style:family="paragraph" style:parent-style-name="Text_20_body">
      <style:paragraph-properties fo:text-align="center" style:justify-single-word="false"/>
      <style:text-properties fo:color="#ff0000" fo:font-weight="bold" officeooo:rsid="02fbba64" officeooo:paragraph-rsid="02fbba64" style:font-weight-asian="bold" style:font-weight-complex="bold"/>
    </style:style>
    <style:style style:name="P425" style:family="paragraph" style:parent-style-name="Text_20_body">
      <style:paragraph-properties fo:text-align="start" style:justify-single-word="false"/>
      <style:text-properties fo:color="#ff0000" fo:font-weight="bold" officeooo:rsid="0309a14c" officeooo:paragraph-rsid="0309a14c" style:font-weight-asian="bold" style:font-weight-complex="bold"/>
    </style:style>
    <style:style style:name="P426" style:family="paragraph" style:parent-style-name="Heading_20_2">
      <style:paragraph-properties fo:break-before="page"/>
    </style:style>
    <style:style style:name="P427" style:family="paragraph" style:parent-style-name="Heading_20_3">
      <style:text-properties officeooo:rsid="00181f89" officeooo:paragraph-rsid="00181f89"/>
    </style:style>
    <style:style style:name="P428" style:family="paragraph" style:parent-style-name="Heading_20_3">
      <style:text-properties officeooo:rsid="0033b296" officeooo:paragraph-rsid="0033b296"/>
    </style:style>
    <style:style style:name="P429" style:family="paragraph" style:parent-style-name="Heading_20_3">
      <style:text-properties officeooo:rsid="0044c0f6" officeooo:paragraph-rsid="0044c0f6"/>
    </style:style>
    <style:style style:name="P430" style:family="paragraph" style:parent-style-name="Heading_20_3">
      <style:text-properties officeooo:rsid="00775590" officeooo:paragraph-rsid="00775590"/>
    </style:style>
    <style:style style:name="P431" style:family="paragraph" style:parent-style-name="Heading_20_3">
      <style:text-properties officeooo:rsid="008fb909" officeooo:paragraph-rsid="008fb909"/>
    </style:style>
    <style:style style:name="P432" style:family="paragraph" style:parent-style-name="Heading_20_3">
      <style:text-properties officeooo:rsid="009ceb71" officeooo:paragraph-rsid="009ceb71"/>
    </style:style>
    <style:style style:name="P433" style:family="paragraph" style:parent-style-name="Heading_20_3">
      <style:text-properties officeooo:rsid="00ad710d" officeooo:paragraph-rsid="00ad710d"/>
    </style:style>
    <style:style style:name="P434" style:family="paragraph" style:parent-style-name="Heading_20_3">
      <style:text-properties officeooo:rsid="00b68ad4" officeooo:paragraph-rsid="00b68ad4"/>
    </style:style>
    <style:style style:name="P435" style:family="paragraph" style:parent-style-name="Heading_20_3">
      <style:text-properties officeooo:rsid="00cfbc68" officeooo:paragraph-rsid="00cfbc68"/>
    </style:style>
    <style:style style:name="P436" style:family="paragraph" style:parent-style-name="Heading_20_3">
      <style:text-properties officeooo:rsid="00d39944" officeooo:paragraph-rsid="00d39944"/>
    </style:style>
    <style:style style:name="P437" style:family="paragraph" style:parent-style-name="Heading_20_3">
      <style:text-properties officeooo:rsid="00e17029" officeooo:paragraph-rsid="00e17029"/>
    </style:style>
    <style:style style:name="P438" style:family="paragraph" style:parent-style-name="Heading_20_3">
      <style:text-properties officeooo:rsid="00ee2d4f" officeooo:paragraph-rsid="00ee2d4f"/>
    </style:style>
    <style:style style:name="P439" style:family="paragraph" style:parent-style-name="Heading_20_3">
      <style:text-properties officeooo:rsid="00f6ead0" officeooo:paragraph-rsid="00f6ead0"/>
    </style:style>
    <style:style style:name="P440" style:family="paragraph" style:parent-style-name="Heading_20_3">
      <style:text-properties officeooo:rsid="00fcb919" officeooo:paragraph-rsid="00fcb919"/>
    </style:style>
    <style:style style:name="P441" style:family="paragraph" style:parent-style-name="Heading_20_3">
      <style:text-properties officeooo:rsid="017bd7ac" officeooo:paragraph-rsid="017bd7ac"/>
    </style:style>
    <style:style style:name="P442" style:family="paragraph" style:parent-style-name="Heading_20_3">
      <style:text-properties officeooo:rsid="019c4f0e" officeooo:paragraph-rsid="019c4f0e"/>
    </style:style>
    <style:style style:name="P443" style:family="paragraph" style:parent-style-name="Heading_20_3">
      <style:text-properties officeooo:rsid="01a896ce" officeooo:paragraph-rsid="01a896ce"/>
    </style:style>
    <style:style style:name="P444" style:family="paragraph" style:parent-style-name="Heading_20_3">
      <style:text-properties officeooo:rsid="01b6c867" officeooo:paragraph-rsid="01b6c867"/>
    </style:style>
    <style:style style:name="P445" style:family="paragraph" style:parent-style-name="Heading_20_3">
      <style:text-properties officeooo:rsid="01c14d67" officeooo:paragraph-rsid="01c14d67"/>
    </style:style>
    <style:style style:name="P446" style:family="paragraph" style:parent-style-name="Heading_20_3">
      <style:text-properties officeooo:rsid="021c3871" officeooo:paragraph-rsid="021c3871"/>
    </style:style>
    <style:style style:name="P447" style:family="paragraph" style:parent-style-name="Heading_20_3">
      <style:paragraph-properties fo:break-before="page"/>
      <style:text-properties officeooo:rsid="024e6530" officeooo:paragraph-rsid="024e6530"/>
    </style:style>
    <style:style style:name="P448" style:family="paragraph" style:parent-style-name="Heading_20_3">
      <style:paragraph-properties fo:break-before="page"/>
      <style:text-properties officeooo:rsid="02a60f80" officeooo:paragraph-rsid="02a60f80"/>
    </style:style>
    <style:style style:name="P449" style:family="paragraph" style:parent-style-name="Heading_20_3">
      <style:paragraph-properties fo:break-before="page"/>
      <style:text-properties officeooo:rsid="02a71b9e" officeooo:paragraph-rsid="02a71b9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T138" style:family="text">
      <style:text-properties officeooo:rsid="02a9c192"/>
    </style:style>
    <style:style style:name="T139" style:family="text">
      <style:text-properties officeooo:rsid="02aa7303"/>
    </style:style>
    <style:style style:name="T140" style:family="text">
      <style:text-properties officeooo:rsid="02b06b54"/>
    </style:style>
    <style:style style:name="T141" style:family="text">
      <style:text-properties officeooo:rsid="02b23f8d"/>
    </style:style>
    <style:style style:name="T142" style:family="text">
      <style:text-properties officeooo:rsid="02b92ea5"/>
    </style:style>
    <style:style style:name="T143" style:family="text">
      <style:text-properties officeooo:rsid="02c541a2"/>
    </style:style>
    <style:style style:name="T144" style:family="text">
      <style:text-properties officeooo:rsid="02da0b24"/>
    </style:style>
    <style:style style:name="T145" style:family="text">
      <style:text-properties officeooo:rsid="02e2b898"/>
    </style:style>
    <style:style style:name="T146" style:family="text">
      <style:text-properties officeooo:rsid="02e43dcd"/>
    </style:style>
    <style:style style:name="T147" style:family="text">
      <style:text-properties officeooo:rsid="02e85064"/>
    </style:style>
    <style:style style:name="T148" style:family="text">
      <style:text-properties officeooo:rsid="02f1bb9f"/>
    </style:style>
    <style:style style:name="T149" style:family="text">
      <style:text-properties officeooo:rsid="02f2bf59"/>
    </style:style>
    <style:style style:name="T150" style:family="text">
      <style:text-properties officeooo:rsid="02f619c4"/>
    </style:style>
    <style:style style:name="T151" style:family="text">
      <style:text-properties officeooo:rsid="02fbee65"/>
    </style:style>
    <style:style style:name="T152" style:family="text">
      <style:text-properties officeooo:rsid="02ff52de"/>
    </style:style>
    <style:style style:name="T153" style:family="text">
      <style:text-properties officeooo:rsid="03015a0b"/>
    </style:style>
    <style:style style:name="T154" style:family="text">
      <style:text-properties officeooo:rsid="03060d4b"/>
    </style:style>
    <style:style style:name="T155" style:family="text">
      <style:text-properties officeooo:rsid="030744e0"/>
    </style:style>
    <style:style style:name="T156" style:family="text">
      <style:text-properties officeooo:rsid="03084ca4"/>
    </style:style>
    <style:style style:name="T157" style:family="text">
      <style:text-properties fo:font-weight="normal" style:font-weight-asian="normal" style:font-weight-complex="normal"/>
    </style:style>
    <style:style style:name="T158" style:family="text">
      <style:text-properties fo:font-weight="normal" officeooo:rsid="0310da95" style:font-weight-asian="normal" style:font-weight-complex="normal"/>
    </style:style>
    <style:style style:name="T159" style:family="text">
      <style:text-properties fo:font-weight="normal" officeooo:rsid="031bbb68" style:font-weight-asian="normal" style:font-weight-complex="normal"/>
    </style:style>
    <style:style style:name="T160" style:family="text">
      <style:text-properties officeooo:rsid="0310da95"/>
    </style:style>
    <style:style style:name="T161" style:family="text">
      <style:text-properties officeooo:rsid="03195f05"/>
    </style:style>
    <style:style style:name="T162" style:family="text">
      <style:text-properties officeooo:rsid="031bbb6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7"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428"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429" text:outline-level="3">2.10 迹运算</text:h>
      <text:p text:style-name="P39">定义<text:span text:style-name="T16">：</text:span></text:p>
      <text:p text:style-name="P41"><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50">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1"><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426"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430" text:outline-level="3">4.3.1 梯度之上:Jacobian和Hessian矩阵</text:h>
      <text:p text:style-name="P52"><text:span text:style-name="T28">1. </text:span>Jacobian行列式：</text:p>
      <text:p text:style-name="P52">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53"><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52">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3"><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4"><text:span text:style-name="T28">2. </text:span>Hessian矩阵：</text:p>
      <text:p text:style-name="P55"><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4">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6">3. 梯度下降最优步长</text:p>
      <text:p text:style-name="P56">二阶泰勒级数：</text:p>
      <text:p text:style-name="P57"><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8">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9"><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9"><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60">由上式可知：</text:p>
      <text:p text:style-name="P60"><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1"><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2">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431" text:outline-level="3">4.3.2　Newton method 牛顿法</text:h>
      <text:p text:style-name="P62">考虑无约束最优化问题</text:p>
      <text:p text:style-name="P63"><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4">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4"><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5"><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292">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6"><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7">即</text:p>
      <text:p text:style-name="P68"><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8"/>
      <text:h text:style-name="P432" text:outline-level="3">4.3.3 quasi Newton method 拟牛顿法</text:h>
      <text:p text:style-name="P69">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70"><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1">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2"><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3">或</text:p>
      <text:p text:style-name="P74"><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3"><text:soft-page-break/>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3">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4"><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5">的递归方向也是下降的</text:p>
      <text:p text:style-name="P75">考虑一阶泰勒级数</text:p>
      <text:p text:style-name="P76"><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7">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8"><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7">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9">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433" text:outline-level="3">4.3.4　DFP(Davidon-Fletcher-Powell)算法</text:h>
      <text:p text:style-name="P80">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1"><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2">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1"><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3">为使满足拟牛顿条件，令</text:p>
      <text:p text:style-name="P84"><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1"><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5">可以取</text:p>
      <text:p text:style-name="P86"><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6"><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5">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6"><text:soft-page-break/><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5"/>
      <text:h text:style-name="P434" text:outline-level="3">4.4 约束优化</text:h>
      <text:h text:style-name="P434" text:outline-level="3">4.4.1 拉格朗日对偶性<text:span text:style-name="T38">(Lagrange duality)</text:span></text:h>
      <text:p text:style-name="P87">原始问题</text:p>
      <text:p text:style-name="P87">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8">称此问题为原始问题</text:p>
      <text:p text:style-name="P88">引入拉格朗日函数</text:p>
      <text:p text:style-name="P89"><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90">则与原始问题等价的问题如下：</text:p>
      <text:p text:style-name="P91"><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2">对偶问题</text:p>
      <text:p text:style-name="P92">将内外层进行调换，可得如下形式：</text:p>
      <text:p text:style-name="P93"><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2">该形式是拉格朗日函数的极大极小值问题<text:span text:style-name="T39">，是原问题的对偶问题</text:span></text:p>
      <text:p text:style-name="P92"/>
      <text:p text:style-name="P92"/>
      <text:p text:style-name="P92"/>
      <text:p text:style-name="P94">原始问题与对偶问题的关系</text:p>
      <text:p text:style-name="P94"><text:soft-page-break/>定理1　若原始极大极小问题<text:span text:style-name="T40">p</text:span>和对偶极小极大问题<text:span text:style-name="T40">q</text:span>都有最优值，则</text:p>
      <text:p text:style-name="P95"><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4"/>
      <text:p text:style-name="P94">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5"><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4"/>
      <text:p text:style-name="P94">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5"><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5"><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5"><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5"><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5"><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5"><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6"><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7"/>
      <text:h text:style-name="P435" text:outline-level="3">4.4.2<text:tab/>最小二乘法(Least squares method)</text:h>
      <text:p text:style-name="P98">略</text:p>
      <text:h text:style-name="P426" text:outline-level="2">第<text:span text:style-name="T43">5章<text:tab/>机器学习基础</text:span></text:h>
      <text:h text:style-name="P436" text:outline-level="3">5.1.4<text:tab/>示例：线性回归</text:h>
      <text:p text:style-name="P99">线性回归的输出是其输入的线性函数：</text:p>
      <text:p text:style-name="P100"><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1">在测试集中的均方误差：</text:p>
      <text:p text:style-name="P100"><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100"/>
      <text:p text:style-name="P103"><text:tab/>由于测试集和训练集具有相同的数据生产分布，独立同分布的，因此对训练误差理论上和测试误差是一样的<text:span text:style-name="T44">，对训练均方误差(mean squared error,MSE)求导：</text:span></text:p>
      <text:p text:style-name="P104"><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102"><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2"><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11">可得：</text:p>
      <text:p text:style-name="P43"><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6"/>
      <text:p text:style-name="P106">广义线性回归模型可以表示为以下模型<text:span text:style-name="T45">：</text:span></text:p>
      <text:p text:style-name="P43"><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437" text:outline-level="3">5.4.2 偏差</text:h>
      <text:p text:style-name="P112">估计的偏差被定义为：</text:p>
      <text:p text:style-name="P113"><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4">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5"><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5"><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6">从上式可以看出样本均值的期望就是总体的均值，没有偏差；</text:p>
      <text:p text:style-name="P116">样本方差的均值<text:span text:style-name="T47">：</text:span></text:p>
      <text:p text:style-name="P117"><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6">由方差和期望直接的关系<text:span text:style-name="T48">：</text:span></text:p>
      <text:p text:style-name="P116"><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7"><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8">可以得出：</text:p>
      <text:p text:style-name="P118"><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8"><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9">因此</text:p>
      <text:p text:style-name="P120"><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9"/>
      <text:h text:style-name="P438" text:outline-level="3">5.4.4权衡偏差和方差以最小化均方误差(MSE)</text:h>
      <text:p text:style-name="P122"><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3">推导如下：</text:p>
      <text:p text:style-name="P123"><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21"/>
      <text:h text:style-name="P439" text:outline-level="3">5.6 贝叶斯统计</text:h>
      <text:p text:style-name="P124"><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7"><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7"/>
      <text:h text:style-name="P440" text:outline-level="3">5.7 监督学习方法</text:h>
      <text:h text:style-name="P440" text:outline-level="3">5.7.2 支持向量机(support vector machines,SVM)</text:h>
      <text:p text:style-name="Heading">一<text:span text:style-name="T50">、</text:span>线性可分支持向量机</text:p>
      <text:p text:style-name="P125"><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6"><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7">几何间隔为</text:p>
      <text:p text:style-name="P126"><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8">最大化间隔分离超平面</text:p>
      <text:p text:style-name="P128"><text:tab/>下面考虑如何求得一个几何间隔最大的分离超平面<text:span text:style-name="T51">，即最大分离超平面。该问题可以表示为下面的约束最优化问题：</text:span></text:p>
      <text:p text:style-name="P129"><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9"><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30">该问题等价于：</text:p>
      <text:p text:style-name="P131"><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31"><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32">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3"><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3"><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4"><text:soft-page-break/>若训练数据集T线性可分，则可将训练数据集中的样本点完全正确分开的最大间隔分离超平面存在且唯一。</text:p>
      <text:p text:style-name="P134">学习的对偶算法</text:p>
      <text:p text:style-name="P134"><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5"><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6">原问题可以表示为：</text:p>
      <text:p text:style-name="P137"><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6">对偶问题可以表示为：</text:p>
      <text:p text:style-name="P137"><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8">由于目标函数和约束条件是凸函数<text:span text:style-name="T52">，故原问题和对偶问题同解。</text:span></text:p>
      <text:p text:style-name="P139">(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9">将拉格朗日函数对w,b分别求偏导，其导数为0，如下：</text:p>
      <text:p text:style-name="P140"><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40"><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41">得：</text:p>
      <text:p text:style-name="P142"><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42"><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41">代入拉格朗日函数得<text:span text:style-name="T53">：</text:span></text:p>
      <text:p text:style-name="P141"><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3"><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4"><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4"><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6">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7"><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5"><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8">其中b的求解是根据KKT互补条件</text:p>
      <text:p text:style-name="P149"><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50">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50"><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51"><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51"><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52">该问题的拉格朗日函数为：</text:p>
      <text:p text:style-name="P153"><draw:frame draw:style-name="fr1"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4">原问题等价于：</text:p>
      <text:p text:style-name="P155"><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6"><text:soft-page-break/>原问题的对偶问题为：</text:p>
      <text:p text:style-name="P157"><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8">(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60"><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60"><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60"><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9">得<text:span text:style-name="T55">：</text:span></text:p>
      <text:p text:style-name="P161"><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62">代入拉格朗日函数得：</text:p>
      <text:p text:style-name="P161"><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3">(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4"><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4"><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5">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6"><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7"><text:tab/><text:span text:style-name="T57">当</text:span><text:span text:style-name="T57"><draw:frame draw:style-name="fr1"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8"><text:tab/>用线性分类方法求解非线性分类问题分两步：首先使用一个变换将原空间的数据映射到新空间；然后在新空间里用线性分类学习方法从训练数据中学习分类模型。</text:p>
      <text:p text:style-name="P173">核函数</text:p>
      <text:p text:style-name="P169"><text:tab/>设<draw:frame draw:style-name="fr1"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1"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70"><draw:frame draw:style-name="fr1"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9">使得对所以<draw:frame draw:style-name="fr1"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1"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70"><draw:frame draw:style-name="fr1"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72">则称<draw:frame draw:style-name="fr1"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4">正定核</text:p>
      <text:p text:style-name="P172"><text:tab/>设<draw:frame draw:style-name="fr1"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71"><draw:frame draw:style-name="fr1"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72">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75"><text:soft-page-break/>(1)两个变量的二次规划的求解方法</text:p>
      <text:p text:style-name="P175">假设选择的两个变量为<draw:frame draw:style-name="fr1"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6"><draw:frame draw:style-name="fr1"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77">考虑分隔超平面(w,b)</text:p>
      <text:p text:style-name="P178"><draw:frame draw:style-name="fr1"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77">由<draw:frame draw:style-name="fr1"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78"><draw:frame draw:style-name="fr1"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77">令<draw:frame draw:style-name="fr1"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8"><draw:frame draw:style-name="fr1"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79">由<draw:frame draw:style-name="fr1"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80"><draw:frame draw:style-name="fr1"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81">对<draw:frame draw:style-name="fr1"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82"><draw:frame draw:style-name="fr1"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83">可以得出：</text:p>
      <text:p text:style-name="P185"><draw:frame draw:style-name="fr1"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85"/>
      <text:p text:style-name="P183">又因为</text:p>
      <text:p text:style-name="P184"><draw:frame draw:style-name="fr1"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83"><text:soft-page-break/>将<text:span text:style-name="T63">v带入※式，可得：</text:span></text:p>
      <text:p text:style-name="P184"><draw:frame draw:style-name="fr1"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86">假设<draw:frame draw:style-name="fr1"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7"><text:span text:style-name="T65"><draw:frame draw:style-name="fr1" draw:name="对象108" text:anchor-type="as-char" svg:y="-0.1626in" svg:width="1.0465in" svg:height="0.2228in" draw:z-index="273"><draw:object xlink:href="./Object 274" xlink:type="simple" xlink:show="embed" xlink:actuate="onLoad"/><draw:image xlink:href="./ObjectReplacements/Object 274" xlink:type="simple" xlink:show="embed" xlink:actuate="onLoad"/></draw:frame></text:span><text:span text:style-name="T65">，</text:span></text:p>
      <text:p text:style-name="P189">可得</text:p>
      <text:p text:style-name="P188"><draw:frame draw:style-name="fr1"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89">令<draw:frame draw:style-name="fr1"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90"><draw:frame draw:style-name="fr1"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91">(2)变量的选择方法</text:p>
      <text:p text:style-name="P192"><text:tab/>KKT条件如下：</text:p>
      <text:p text:style-name="P193"><draw:frame draw:style-name="fr1"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194">a)第一个变量的选择</text:p>
      <text:p text:style-name="P194"><text:tab/>首先遍历所以满足<draw:frame draw:style-name="fr1"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4">b)第二个变量的选择</text:p>
      <text:p text:style-name="P194"><text:tab/><draw:frame draw:style-name="fr1"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195">(3)计算阀值b和差值<draw:frame draw:style-name="fr1"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196">当<draw:frame draw:style-name="fr1"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1"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197"><draw:frame draw:style-name="fr1"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198">因为<draw:frame draw:style-name="fr1"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199"><draw:frame draw:style-name="fr1"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198"><text:soft-page-break/>消去<text:span text:style-name="T67">v项，</text:span></text:p>
      <text:p text:style-name="P199"><draw:frame draw:style-name="fr1"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200">使用b更新E</text:p>
      <text:p text:style-name="P201"><draw:frame draw:style-name="fr1"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441" text:outline-level="3">5.7.3 决策树</text:h>
      <text:p text:style-name="P202"><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2">一、特征选择问题</text:p>
      <text:p text:style-name="P202">信息增益</text:p>
      <text:p text:style-name="P202"><text:tab/>特征<text:span text:style-name="T68">A对训练数据集D的信息增益g(D,A),定义为集合D的经验熵H(D)与特征A给定条件下D的经验条件熵H(D|A)之差，即</text:span></text:p>
      <text:p text:style-name="P44"><draw:frame draw:style-name="fr1"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03"><text:tab/>在给定<draw:frame draw:style-name="fr1"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04"><draw:frame draw:style-name="fr1"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03">进一步在给定Y(各个<draw:frame draw:style-name="fr1"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04"><draw:frame draw:style-name="fr1"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05">信息增益比</text:p>
      <text:p text:style-name="P205"><text:tab/>特征<text:span text:style-name="T69">A对训练数据集D的信息增益比</text:span><text:span text:style-name="T69"><draw:frame draw:style-name="fr1"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06"><draw:frame draw:style-name="fr1"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07">二、ID3算法<text:span text:style-name="T70">、C4.5生成算法（略）</text:span></text:p>
      <text:p text:style-name="P207">三<text:span text:style-name="T70">、决策树的剪枝</text:span></text:p>
      <text:p text:style-name="P207"><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8"><draw:frame draw:style-name="fr1"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09">其中经验熵为</text:p>
      <text:p text:style-name="P210"><draw:frame draw:style-name="fr1"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09">记<draw:frame draw:style-name="fr1"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10"><draw:frame draw:style-name="fr1"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12"/>
      <text:p text:style-name="P212">四、CART(classification and regression tree)算法</text:p>
      <text:p text:style-name="P212">1)CART生产</text:p>
      <text:p text:style-name="P212">a. 回归树的生成</text:p>
      <text:p text:style-name="P212">假设<text:span text:style-name="T71">X与Y分别为输入和输出变量，并且Y是连续变量，给定训练数据集</text:span></text:p>
      <text:p text:style-name="P211"><draw:frame draw:style-name="fr1"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13">输入空间划分为M个单元<draw:frame draw:style-name="fr1"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14"><draw:frame draw:style-name="fr1"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15"/>
      <text:p text:style-name="P216">其中<draw:frame draw:style-name="fr1"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17">接下来寻找输入空间的一个近视最优划分</text:p>
      <text:p text:style-name="P218">选择第j个变量<draw:frame draw:style-name="fr1"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9"><draw:frame draw:style-name="fr1"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18">目标函数</text:p>
      <text:p text:style-name="P219"><text:soft-page-break/><draw:frame draw:style-name="fr1"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20">其中</text:p>
      <text:p text:style-name="P221"><draw:frame draw:style-name="fr1"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22">b. 分类树的生成</text:p>
      <text:p text:style-name="P222">基尼指数</text:p>
      <text:p text:style-name="P222"><text:tab/>分类问题中<text:span text:style-name="T72">，假设有K个类，样本点属于第k类的概率为</text:span><text:span text:style-name="T72"><draw:frame draw:style-name="fr1"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3"><draw:frame draw:style-name="fr1"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22">如果样本集合<text:span text:style-name="T72">D根据特征A是否取某一可能值</text:span><text:span text:style-name="T72"><draw:frame draw:style-name="fr1"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3"><draw:frame draw:style-name="fr1"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24">2) CART剪枝</text:p>
      <text:p text:style-name="P224"><text:tab/>在剪枝过程中损失的函数为<text:span text:style-name="T73">：</text:span></text:p>
      <text:p text:style-name="P225"><draw:frame draw:style-name="fr1"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28">而对于未剪枝前子树<draw:frame draw:style-name="fr1"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26"><draw:frame draw:style-name="fr1"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28">剪枝后的损失函数为：</text:p>
      <text:p text:style-name="P226"><draw:frame draw:style-name="fr1"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28">注意t为<draw:frame draw:style-name="fr1"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9"><text:tab/>当<draw:frame draw:style-name="fr1" draw:name="对象165" text:anchor-type="as-char" svg:y="-0.1484in" svg:width="0.4236in" svg:height="0.1839in" draw:z-index="336"><draw:object xlink:href="./Object 332" xlink:type="simple" xlink:show="embed" xlink:actuate="onLoad"/><draw:image xlink:href="./ObjectReplacements/Object 332" xlink:type="simple" xlink:show="embed" xlink:actuate="onLoad"/></draw:frame>时有<draw:frame draw:style-name="fr1" draw:name="对象166" text:anchor-type="as-char" svg:y="-0.152in" svg:width="1.028in" svg:height="0.2126in"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1063in" svg:width="0.2165in" svg:height="0.1181in"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1063in" svg:width="0.2165in" svg:height="0.1181in"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152in" svg:width="1.0661in" svg:height="0.2126in"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7"><text:span text:style-name="T74"><draw:frame draw:style-name="fr1" draw:name="对象175" text:anchor-type="as-char" svg:y="-0.2835in" svg:width="1.1047in" svg:height="0.4661in" draw:z-index="341"><draw:object xlink:href="./Object 342" xlink:type="simple" xlink:show="embed" xlink:actuate="onLoad"/><draw:image xlink:href="./ObjectReplacements/Object 342" xlink:type="simple" xlink:show="embed" xlink:actuate="onLoad"/></draw:frame></text:span><text:span text:style-name="T74">,</text:span></text:p>
      <text:p text:style-name="P229"><text:span text:style-name="T74">当</text:span><text:span text:style-name="T74"><draw:frame draw:style-name="fr1"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8">二<text:span text:style-name="T75">、交叉验证选取最优子树(略)</text:span></text:p>
      <text:h text:style-name="P442" text:outline-level="3"><text:soft-page-break/>5.7.4 k近邻法(k-nearest neighbor,k-NN)</text:h>
      <text:p text:style-name="P230">一、k近邻算法</text:p>
      <text:p text:style-name="P230"><text:tab/>对输入实例<draw:frame draw:style-name="fr1"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30">二<text:span text:style-name="T76">、k近邻法的实现：kd树</text:span></text:p>
      <text:p text:style-name="P231">1)kd树的构造</text:p>
      <text:p text:style-name="P231">输入：k维空间数据集<draw:frame draw:style-name="fr1"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1"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31">输出：kd树</text:p>
      <text:p text:style-name="P232">(a)开始<text:span text:style-name="T77">：构造根节点，根节点对应于包含T的k维空间的超矩形区域。</text:span></text:p>
      <text:p text:style-name="P232">选择<draw:frame draw:style-name="fr1"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3">(b)重复<text:span text:style-name="T79">：对深度为j的节点，选择</text:span><text:span text:style-name="T79"><draw:frame draw:style-name="fr1"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4">(c)直到没有实例需要划分时停止。</text:p>
      <text:p text:style-name="P235">2)kd树的最近邻搜索<text:span text:style-name="T80">(略)</text:span></text:p>
      <text:p text:style-name="P235"/>
      <text:h text:style-name="P443" text:outline-level="3">5.7.5 朴素贝叶斯法</text:h>
      <text:p text:style-name="P236"><text:tab/>假设有训练数据</text:p>
      <text:p text:style-name="P45"><draw:frame draw:style-name="fr1"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8">其中输入数据<draw:frame draw:style-name="fr1"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40"><draw:frame draw:style-name="fr1"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8">后验概率为</text:p>
      <text:p text:style-name="P46"><draw:frame draw:style-name="fr1"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37"><text:soft-page-break/>贝叶斯估计</text:p>
      <text:p text:style-name="P237"><text:tab/>用极大似然估计可能会出现所要估计的概率值为0情况，为解决这种情况，引入常量<draw:frame draw:style-name="fr1"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38"><draw:frame draw:style-name="fr1"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37">其中<draw:frame draw:style-name="fr1"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1"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8"><draw:frame draw:style-name="fr1"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39">其中K为输入空间的划分数量。</text:p>
      <text:p text:style-name="P239"/>
      <text:h text:style-name="P444" text:outline-level="3">5.7.6 感知机(perceptron)</text:h>
      <text:p text:style-name="P241"><text:tab/>假设输入空间<draw:frame draw:style-name="fr1"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09">称为感知机<text:span text:style-name="T83">；其中，w和b为感知机模型的参数，</text:span><text:span text:style-name="T83"><draw:frame draw:style-name="fr1"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42">引进损失函数，代表<text:span text:style-name="T57">误分类点</text:span><text:span text:style-name="T57"><draw:frame draw:style-name="fr1" draw:name="对象204" text:anchor-type="as-char" svg:y="-0.1484in" svg:width="0.5181in" svg:height="0.2091in" draw:z-index="370"><draw:object xlink:href="./Object 371" xlink:type="simple" xlink:show="embed" xlink:actuate="onLoad"/><draw:image xlink:href="./ObjectReplacements/Object 371" xlink:type="simple" xlink:show="embed" xlink:actuate="onLoad"/></draw:frame></text:span>到超平面的总距离</text:p>
      <text:p text:style-name="P243"><draw:frame draw:style-name="fr1"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42">等价于</text:p>
      <text:p text:style-name="P243"><draw:frame draw:style-name="fr1"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42">上式对<text:span text:style-name="T84">w,b求偏导</text:span></text:p>
      <text:p text:style-name="P243"><draw:frame draw:style-name="fr1"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44">随机选择一个误分类点<draw:frame draw:style-name="fr1"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45"><text:soft-page-break/><draw:frame draw:style-name="fr1"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46">不断通过迭代可以期待损失函数不断减小，直到为0。</text:p>
      <text:p text:style-name="P247">现在假设初始值<draw:frame draw:style-name="fr1"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48"><draw:frame draw:style-name="fr1"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47">其中<draw:frame draw:style-name="fr1"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1"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47">可得感知机的模型</text:p>
      <text:p text:style-name="P248"><draw:frame draw:style-name="fr1" draw:name="对象213" text:anchor-type="as-char" svg:y="-0.2909in" svg:width="2.1075in" svg:height="0.4591in" draw:z-index="379"><draw:object xlink:href="./Object 380" xlink:type="simple" xlink:show="embed" xlink:actuate="onLoad"/><draw:image xlink:href="./ObjectReplacements/Object 380" xlink:type="simple" xlink:show="embed" xlink:actuate="onLoad"/></draw:frame></text:p>
      <text:p text:style-name="P249">注意上面式子中的内积形式</text:p>
      <text:p text:style-name="P250"><draw:frame draw:style-name="fr1"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49">这个矩阵被称为Gram矩阵<text:span text:style-name="T86">，这个矩阵在训练算法中可以带来便利</text:span>。</text:p>
      <text:h text:style-name="P445" text:outline-level="3">5.7.7逻辑斯谛回归与最大熵模型</text:h>
      <text:p text:style-name="P251">一、逻辑斯谛分布<text:span text:style-name="T87">(logistic distribution)</text:span></text:p>
      <text:p text:style-name="P251">设<text:span text:style-name="T88">X是连续随机变量，X服从逻辑斯谛分布是指X具有下列分布函数和密度函数：</text:span></text:p>
      <text:p text:style-name="P48"><draw:frame draw:style-name="fr1"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52">二、二项逻辑斯谛回归模型</text:p>
      <text:p text:style-name="P252">二项逻辑斯谛回归模型是如下的条件概率分布：</text:p>
      <text:p text:style-name="P253"><draw:frame draw:style-name="fr1"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52">注意这里<draw:frame draw:style-name="fr1"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52"/>
      <text:p text:style-name="P252"><text:soft-page-break/>三<text:span text:style-name="T89">、模型参数估计</text:span></text:p>
      <text:p text:style-name="P252"><text:tab/>对于训练数据<draw:frame draw:style-name="fr1"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52"><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3"><draw:frame draw:style-name="fr1"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54">其中<draw:frame draw:style-name="fr1"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1"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55"><draw:frame draw:style-name="fr1"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72">注意了上述成立的条件是先验分布是均匀分布，此时最大后验概率与最大似然估计是一致的。</text:p>
      <text:p text:style-name="P256">假设<draw:frame draw:style-name="fr1"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57"><draw:frame draw:style-name="fr1"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56">对数似然函数为</text:p>
      <text:p text:style-name="P257"><draw:frame draw:style-name="fr1"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56">对<text:span text:style-name="T92">L(w)求极大值，得出w的估计值。</text:span></text:p>
      <text:p text:style-name="P257"><draw:frame draw:style-name="fr1"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56">四<text:span text:style-name="T93">、最大熵原理</text:span></text:p>
      <text:p text:style-name="P258">(1) 最大熵模型的定义</text:p>
      <text:p text:style-name="P258"><text:tab/>给定一个训练集<draw:frame draw:style-name="fr1"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9"><text:soft-page-break/><draw:frame draw:style-name="fr1"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58">特征函数<draw:frame draw:style-name="fr1"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59"><draw:frame draw:style-name="fr1"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58">特征函数<draw:frame draw:style-name="fr1"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59"><draw:frame draw:style-name="fr1"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60">最大熵模型</text:p>
      <text:p text:style-name="P260">假设满足所以约束条件的模型集合<text:span text:style-name="T96">C</text:span>为</text:p>
      <text:p text:style-name="P261"><draw:frame draw:style-name="fr1"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63">定义在条件概率分布P(Y|X)上的条件熵为</text:p>
      <text:p text:style-name="P262"><draw:frame draw:style-name="fr1"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63">则模型集合C中条件熵H(P)最大的模型称为最大熵模型。</text:p>
      <text:p text:style-name="P264">(2)最大熵模型的学习</text:p>
      <text:p text:style-name="P265"><draw:frame draw:style-name="fr1"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64">引入拉格朗日函数</text:p>
      <text:p text:style-name="P265"><draw:frame draw:style-name="fr1"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66">最优化的原始问题是</text:p>
      <text:p text:style-name="P267"><draw:frame draw:style-name="fr1"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66">对偶问题是</text:p>
      <text:p text:style-name="P267"><draw:frame draw:style-name="fr1"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68">求L(P,w)对P(y| x)的偏导数</text:p>
      <text:p text:style-name="P269"><text:soft-page-break/><draw:frame draw:style-name="fr1"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69"><draw:frame draw:style-name="fr1"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70">由于<draw:frame draw:style-name="fr1"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71"><draw:frame draw:style-name="fr1"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70">其中，</text:p>
      <text:p text:style-name="P271"><draw:frame draw:style-name="fr1"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70">求解对偶问题外部的极大化问题。</text:p>
      <text:p text:style-name="P273">(2)极大似然估计</text:p>
      <text:p text:style-name="P273"><text:tab/>最大熵模型把未知的，不确定的信息认为是服从均匀分布，和最大似然估计是一致的；假设有一直训练数据<draw:frame draw:style-name="fr1"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4"><draw:frame draw:style-name="fr1"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73">对两边开<text:span text:style-name="T98">N次根号</text:span></text:p>
      <text:p text:style-name="P274"><draw:frame draw:style-name="fr1"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75">假设训练数据集中有K个数据<draw:frame draw:style-name="fr1"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1484in" svg:width="0.289in" svg:height="0.2091in"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152in" svg:width="0.5543in" svg:height="0.2126in"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6"><draw:frame draw:style-name="fr1"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75">对数似然函数如下</text:p>
      <text:p text:style-name="P276"><text:soft-page-break/><draw:frame draw:style-name="fr1"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75">注意上面的第二个等式到第三个等式的转换<text:span text:style-name="T100">，是令</text:span><text:span text:style-name="T100"><draw:frame draw:style-name="fr1"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5">故对数似然函数写成</text:p>
      <text:p text:style-name="P276"><draw:frame draw:style-name="fr1"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77">可以求得最大熵模型学习中的对偶函数极大化等价于最大熵模型的极大似然估计。</text:p>
      <text:p text:style-name="P277">五<text:span text:style-name="T101">、模型学习的最优化算法</text:span></text:p>
      <text:p text:style-name="P278">(1)改进的迭代尺度法<text:span text:style-name="T102">(improved iterative scaling,IIS)</text:span></text:p>
      <text:p text:style-name="P278">已知最大熵模型为</text:p>
      <text:p text:style-name="P279"><draw:frame draw:style-name="fr1"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78">其中</text:p>
      <text:p text:style-name="P279"><draw:frame draw:style-name="fr1"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78">对数似然函数为</text:p>
      <text:p text:style-name="P279"><draw:frame draw:style-name="fr1"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280">假设最大熵模型当前的参数向量是<draw:frame draw:style-name="fr1"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1"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281"><draw:frame draw:style-name="fr1"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280">利用不等式</text:p>
      <text:p text:style-name="P281"><draw:frame draw:style-name="fr1"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282"><text:soft-page-break/>建立对数似然函数改变量的下界：</text:p>
      <text:p text:style-name="P283"><draw:frame draw:style-name="fr1"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282">将右端记为</text:p>
      <text:p text:style-name="P283"><draw:frame draw:style-name="fr1"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282">于是有</text:p>
      <text:p text:style-name="P283"><draw:frame draw:style-name="fr1"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284">令<draw:frame draw:style-name="fr1"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284"><draw:frame draw:style-name="fr1"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284">又因为根据在凸区间<text:span text:style-name="T103">，则对任意的</text:span><text:span text:style-name="T103"><draw:frame draw:style-name="fr1" draw:name="对象278" text:anchor-type="as-char" svg:y="-0.152in" svg:width="2.7693in" svg:height="0.2126in" draw:z-index="444"><draw:object xlink:href="./Object 445" xlink:type="simple" xlink:show="embed" xlink:actuate="onLoad"/><draw:image xlink:href="./ObjectReplacements/Object 445" xlink:type="simple" xlink:show="embed" xlink:actuate="onLoad"/></draw:frame></text:span><text:span text:style-name="T103">，有</text:span></text:p>
      <text:p text:style-name="P285"><draw:frame draw:style-name="fr1"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286">可得：</text:p>
      <text:p text:style-name="P287"><draw:frame draw:style-name="fr1"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288">则</text:p>
      <text:p text:style-name="P288"><draw:frame draw:style-name="fr1"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288">令</text:p>
      <text:p text:style-name="P289"><draw:frame draw:style-name="fr1"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288">于是得出</text:p>
      <text:p text:style-name="P289"><draw:frame draw:style-name="fr1"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290">令<draw:frame draw:style-name="fr1"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1"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291"><draw:frame draw:style-name="fr1"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290"><text:soft-page-break/>令偏导数等于零<text:span text:style-name="T104">，可得</text:span></text:p>
      <text:p text:style-name="P291"><draw:frame draw:style-name="fr1"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290">求出<draw:frame draw:style-name="fr1" draw:name="对象288" text:anchor-type="as-char" svg:y="-0.1252in" svg:width="0.1957in" svg:height="0.1862in" draw:z-index="454"><draw:object xlink:href="./Object 455" xlink:type="simple" xlink:show="embed" xlink:actuate="onLoad"/><draw:image xlink:href="./ObjectReplacements/Object 455" xlink:type="simple" xlink:show="embed" xlink:actuate="onLoad"/></draw:frame>更新<draw:frame draw:style-name="fr1"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290"/>
      <text:h text:style-name="P446" text:outline-level="3">5.7.8 提升方法<text:span text:style-name="T106">(boosting)</text:span></text:h>
      <text:p text:style-name="P293">一、AdaBoost算法</text:p>
      <text:p text:style-name="P294">输入：训练数据集<draw:frame draw:style-name="fr1"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1"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294">输出<text:span text:style-name="T107">：最终分类器G(x)</text:span></text:p>
      <text:p text:style-name="P295">(1)初始化训练数据的权值分布</text:p>
      <text:p text:style-name="P296"><draw:frame draw:style-name="fr1"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297">(2)对<draw:frame draw:style-name="fr1"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298">(a)使用具有权值分布<draw:frame draw:style-name="fr1"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299"><draw:frame draw:style-name="fr1"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300">(b)计算<draw:frame draw:style-name="fr1"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301"><draw:frame draw:style-name="fr1"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302">(c)计算<draw:frame draw:style-name="fr1"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03"><draw:frame draw:style-name="fr1"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04">这里的对数是自然对数</text:p>
      <text:p text:style-name="P304">(d)更新训练数据集的权值分布</text:p>
      <text:p text:style-name="P305"><draw:frame draw:style-name="fr1"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06">(3)构建基本分类器的线性组合</text:p>
      <text:p text:style-name="P307"><text:soft-page-break/><draw:frame draw:style-name="fr1"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06">得到最终分类器</text:p>
      <text:p text:style-name="P307"><draw:frame draw:style-name="fr1"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08">二、AdaBoost算法的训练误差分析</text:p>
      <text:p text:style-name="P309"><text:span text:style-name="T108">1)</text:span>AdaBoost算法最终分类器的训练误差界为</text:p>
      <text:p text:style-name="P310"><draw:frame draw:style-name="fr1"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11">证明：</text:p>
      <text:p text:style-name="P311">当<draw:frame draw:style-name="fr1"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1"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1"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12"><draw:frame draw:style-name="fr1"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11">得出</text:p>
      <text:p text:style-name="P312"><draw:frame draw:style-name="fr1"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13">2)二类分类问题AdaBoost的训练误差界</text:p>
      <text:p text:style-name="P314"><draw:frame draw:style-name="fr1"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13">其中，<draw:frame draw:style-name="fr1"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13">3)如果存在<draw:frame draw:style-name="fr1"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1"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14"><draw:frame draw:style-name="fr1"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13"><text:soft-page-break/>这表明在此条件下AdaBoost的训练误差是以指数速率下降的。</text:p>
      <text:p text:style-name="P315"/>
      <text:p text:style-name="P315">三、AdaBoost算法的解释</text:p>
      <text:p text:style-name="P315">1)前向分步算法<text:span text:style-name="T111">(forward stagewise algorithm)</text:span></text:p>
      <text:p text:style-name="P315">加法模型</text:p>
      <text:p text:style-name="P316"><draw:frame draw:style-name="fr1"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15">其中<text:span text:style-name="T110">，</text:span><text:span text:style-name="T110"><draw:frame draw:style-name="fr1"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1"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1"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17">在给定训练数据及损失函数<draw:frame draw:style-name="fr1"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1"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18"><draw:frame draw:style-name="fr1"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19">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20"><draw:frame draw:style-name="fr1"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21">五<text:span text:style-name="T113">、提升树</text:span></text:p>
      <text:p text:style-name="P321">提升树模型可以表示为决策树的加法模型</text:p>
      <text:p text:style-name="P322"><draw:frame draw:style-name="fr1"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23">其中<text:span text:style-name="T114">，</text:span><draw:frame draw:style-name="fr1"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1"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24">六、梯度提升<text:span text:style-name="T115">(略)</text:span></text:p>
      <text:p text:style-name="P324"/>
      <text:h text:style-name="P447" text:outline-level="3">5.7.9 EM<text:span text:style-name="T116">(expectation maximization)</text:span>算法及推广</text:h>
      <text:p text:style-name="P325">一、<text:span text:style-name="T116">EM算法</text:span></text:p>
      <text:p text:style-name="P325">输入：观测变量数据<text:span text:style-name="T116">Y，隐变量数据Z，联合分布</text:span><text:span text:style-name="T116"><draw:frame draw:style-name="fr1" draw:name="对象289" text:anchor-type="as-char" svg:y="-0.152in" svg:width="0.7575in" svg:height="0.2in"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1" draw:name="对象290" text:anchor-type="as-char" svg:y="-0.152in" svg:width="0.7575in" svg:height="0.2in" draw:z-index="491"><draw:object xlink:href="./Object 492" xlink:type="simple" xlink:show="embed" xlink:actuate="onLoad"/><draw:image xlink:href="./ObjectReplacements/Object 492" xlink:type="simple" xlink:show="embed" xlink:actuate="onLoad"/></draw:frame></text:span><text:span text:style-name="T116">;</text:span></text:p>
      <text:p text:style-name="P325">输出<text:span text:style-name="T116">：模型参数</text:span><text:span text:style-name="T116"><draw:frame draw:style-name="fr1" draw:name="对象291" text:anchor-type="as-char" svg:y="-0.1201in" svg:width="0.1661in" svg:height="0.1307in" draw:z-index="492"><draw:object xlink:href="./Object 493" xlink:type="simple" xlink:show="embed" xlink:actuate="onLoad"/><draw:image xlink:href="./ObjectReplacements/Object 493" xlink:type="simple" xlink:show="embed" xlink:actuate="onLoad"/></draw:frame></text:span></text:p>
      <text:p text:style-name="P326">(1)选择参数的初值<draw:frame draw:style-name="fr1" draw:name="对象292" text:anchor-type="as-char" svg:y="-0.1744in" svg:width="0.2898in" svg:height="0.1839in" draw:z-index="493"><draw:object xlink:href="./Object 494" xlink:type="simple" xlink:show="embed" xlink:actuate="onLoad"/><draw:image xlink:href="./ObjectReplacements/Object 494" xlink:type="simple" xlink:show="embed" xlink:actuate="onLoad"/></draw:frame>，开始迭代；</text:p>
      <text:p text:style-name="P326">(2)E步：记<draw:frame draw:style-name="fr1" draw:name="对象293" text:anchor-type="as-char" svg:y="-0.1744in" svg:width="0.2681in" svg:height="0.1839in" draw:z-index="494"><draw:object xlink:href="./Object 495" xlink:type="simple" xlink:show="embed" xlink:actuate="onLoad"/><draw:image xlink:href="./ObjectReplacements/Object 495" xlink:type="simple" xlink:show="embed" xlink:actuate="onLoad"/></draw:frame>为第i次迭代参数<draw:frame draw:style-name="fr1" draw:name="对象294" text:anchor-type="as-char" svg:y="-0.1201in" svg:width="0.1661in" svg:height="0.1307in" draw:z-index="495"><draw:object xlink:href="./Object 496" xlink:type="simple" xlink:show="embed" xlink:actuate="onLoad"/><draw:image xlink:href="./ObjectReplacements/Object 496" xlink:type="simple" xlink:show="embed" xlink:actuate="onLoad"/></draw:frame>的估计值，在第<draw:frame draw:style-name="fr1" draw:name="对象295" text:anchor-type="as-char" svg:y="-0.1484in" svg:width="0.3256in" svg:height="0.1839in"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27"><draw:frame draw:style-name="fr1" draw:name="对象296" text:anchor-type="as-char" svg:y="-0.2736in" svg:width="2.9252in" svg:height="0.5984in" draw:z-index="497"><draw:object xlink:href="./Object 498" xlink:type="simple" xlink:show="embed" xlink:actuate="onLoad"/><draw:image xlink:href="./ObjectReplacements/Object 498" xlink:type="simple" xlink:show="embed" xlink:actuate="onLoad"/></draw:frame></text:p>
      <text:p text:style-name="P329">(3)M步：求使<draw:frame draw:style-name="fr1" draw:name="对象297" text:anchor-type="as-char" svg:y="-0.1744in" svg:width="0.6925in" svg:height="0.222in" draw:z-index="498"><draw:object xlink:href="./Object 499" xlink:type="simple" xlink:show="embed" xlink:actuate="onLoad"/><draw:image xlink:href="./ObjectReplacements/Object 499" xlink:type="simple" xlink:show="embed" xlink:actuate="onLoad"/></draw:frame>极大化的<draw:frame draw:style-name="fr1" draw:name="对象298" text:anchor-type="as-char" svg:y="-0.1201in" svg:width="0.1661in" svg:height="0.1307in" draw:z-index="499"><draw:object xlink:href="./Object 500" xlink:type="simple" xlink:show="embed" xlink:actuate="onLoad"/><draw:image xlink:href="./ObjectReplacements/Object 500" xlink:type="simple" xlink:show="embed" xlink:actuate="onLoad"/></draw:frame>，确定第<draw:frame draw:style-name="fr1" draw:name="对象299" text:anchor-type="as-char" svg:y="-0.1484in" svg:width="0.3256in" svg:height="0.1839in" draw:z-index="500"><draw:object xlink:href="./Object 501" xlink:type="simple" xlink:show="embed" xlink:actuate="onLoad"/><draw:image xlink:href="./ObjectReplacements/Object 501" xlink:type="simple" xlink:show="embed" xlink:actuate="onLoad"/></draw:frame>次迭代的参数的估计值<draw:frame draw:style-name="fr1" draw:name="对象300" text:anchor-type="as-char" svg:y="-0.1744in" svg:width="0.3854in" svg:height="0.1839in" draw:z-index="501"><draw:object xlink:href="./Object 502" xlink:type="simple" xlink:show="embed" xlink:actuate="onLoad"/><draw:image xlink:href="./ObjectReplacements/Object 502" xlink:type="simple" xlink:show="embed" xlink:actuate="onLoad"/></draw:frame></text:p>
      <text:p text:style-name="P328"><draw:frame draw:style-name="fr1" draw:name="对象301" text:anchor-type="as-char" svg:y="-0.1807in" svg:width="1.8161in" svg:height="0.298in" draw:z-index="502"><draw:object xlink:href="./Object 503" xlink:type="simple" xlink:show="embed" xlink:actuate="onLoad"/><draw:image xlink:href="./ObjectReplacements/Object 503" xlink:type="simple" xlink:show="embed" xlink:actuate="onLoad"/></draw:frame></text:p>
      <text:p text:style-name="P329">(4)重复第(2)步和第(3)步，直到收敛。</text:p>
      <text:p text:style-name="P329">二<text:span text:style-name="T118">、EM算法的导出</text:span></text:p>
      <text:p text:style-name="P329"><text:tab/>对一个含有隐变量的概率模型<text:span text:style-name="T119">，目标是极大化观测数据Y关于参数</text:span><text:span text:style-name="T119"><draw:frame draw:style-name="fr1" draw:name="对象302" text:anchor-type="as-char" svg:y="-0.1201in" svg:width="0.1661in" svg:height="0.1307in"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28"><draw:frame draw:style-name="fr1" draw:name="对象303" text:anchor-type="as-char" svg:y="-0.328in" svg:width="2.6598in" svg:height="0.7063in" draw:z-index="504"><draw:object xlink:href="./Object 505" xlink:type="simple" xlink:show="embed" xlink:actuate="onLoad"/><draw:image xlink:href="./ObjectReplacements/Object 505" xlink:type="simple" xlink:show="embed" xlink:actuate="onLoad"/></draw:frame></text:p>
      <text:p text:style-name="P329">注意到这一极大化的主要困难是式中有未观测数据并有包含和的对数<text:span text:style-name="T120">；通过他＝迭代逐步近似极大化</text:span><text:span text:style-name="T120"><draw:frame draw:style-name="fr1" draw:name="对象304" text:anchor-type="as-char" svg:y="-0.152in" svg:width="0.4071in" svg:height="0.2in"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1" draw:name="对象305" text:anchor-type="as-char" svg:y="-0.1201in" svg:width="0.1661in" svg:height="0.1307in"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1" draw:name="对象306" text:anchor-type="as-char" svg:y="-0.1744in" svg:width="0.2681in" svg:height="0.1839in"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1" draw:name="对象307" text:anchor-type="as-char" svg:y="-0.1201in" svg:width="0.1661in" svg:height="0.1307in"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1" draw:name="对象308" text:anchor-type="as-char" svg:y="-0.152in" svg:width="0.4071in" svg:height="0.2in"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1" draw:name="对象309" text:anchor-type="as-char" svg:y="-0.1744in" svg:width="0.9425in" svg:height="0.222in"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28"><draw:frame draw:style-name="fr1" draw:name="对象310" text:anchor-type="as-char" svg:y="-0.9161in" svg:width="5.8429in" svg:height="1.7874in" draw:z-index="511"><draw:object xlink:href="./Object 512" xlink:type="simple" xlink:show="embed" xlink:actuate="onLoad"/><draw:image xlink:href="./ObjectReplacements/Object 512" xlink:type="simple" xlink:show="embed" xlink:actuate="onLoad"/></draw:frame></text:p>
      <text:p text:style-name="P330">令</text:p>
      <text:p text:style-name="P331"><draw:frame draw:style-name="fr1" draw:name="对象311" text:anchor-type="as-char" svg:y="-0.2744in" svg:width="4.3193in" svg:height="0.4717in" draw:z-index="512"><draw:object xlink:href="./Object 513" xlink:type="simple" xlink:show="embed" xlink:actuate="onLoad"/><draw:image xlink:href="./ObjectReplacements/Object 513" xlink:type="simple" xlink:show="embed" xlink:actuate="onLoad"/></draw:frame></text:p>
      <text:p text:style-name="P330"><text:soft-page-break/>则</text:p>
      <text:p text:style-name="P331"><draw:frame draw:style-name="fr1" draw:name="对象312" text:anchor-type="as-char" svg:y="-0.1807in" svg:width="1.239in" svg:height="0.2327in" draw:z-index="513"><draw:object xlink:href="./Object 514" xlink:type="simple" xlink:show="embed" xlink:actuate="onLoad"/><draw:image xlink:href="./ObjectReplacements/Object 514" xlink:type="simple" xlink:show="embed" xlink:actuate="onLoad"/></draw:frame></text:p>
      <text:p text:style-name="P330">因此任何可以使<draw:frame draw:style-name="fr1" draw:name="对象313" text:anchor-type="as-char" svg:y="-0.1744in" svg:width="0.6799in" svg:height="0.222in" draw:z-index="514"><draw:object xlink:href="./Object 515" xlink:type="simple" xlink:show="embed" xlink:actuate="onLoad"/><draw:image xlink:href="./ObjectReplacements/Object 515" xlink:type="simple" xlink:show="embed" xlink:actuate="onLoad"/></draw:frame>增大的<draw:frame draw:style-name="fr1" draw:name="对象314" text:anchor-type="as-char" svg:y="-0.1201in" svg:width="0.1661in" svg:height="0.1307in"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1" draw:name="对象315" text:anchor-type="as-char" svg:y="-0.152in" svg:width="0.4071in" svg:height="0.2in"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1" draw:name="对象316" text:anchor-type="as-char" svg:y="-0.152in" svg:width="0.4071in" svg:height="0.2in"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1" draw:name="对象317" text:anchor-type="as-char" svg:y="-0.172in" svg:width="0.3138in" svg:height="0.1819in"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1" draw:name="对象318" text:anchor-type="as-char" svg:y="-0.1744in" svg:width="0.6799in" svg:height="0.222in"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31"><draw:frame draw:style-name="fr1" draw:name="对象319" text:anchor-type="as-char" svg:y="-0.1744in" svg:width="1.6984in" svg:height="0.2866in" draw:z-index="520"><draw:object xlink:href="./Object 521" xlink:type="simple" xlink:show="embed" xlink:actuate="onLoad"/><draw:image xlink:href="./ObjectReplacements/Object 521" xlink:type="simple" xlink:show="embed" xlink:actuate="onLoad"/></draw:frame></text:p>
      <text:p text:style-name="P330">求<draw:frame draw:style-name="fr1" draw:name="对象320" text:anchor-type="as-char" svg:y="-0.1744in" svg:width="0.3854in" svg:height="0.1839in" draw:z-index="521"><draw:object xlink:href="./Object 522" xlink:type="simple" xlink:show="embed" xlink:actuate="onLoad"/><draw:image xlink:href="./ObjectReplacements/Object 522" xlink:type="simple" xlink:show="embed" xlink:actuate="onLoad"/></draw:frame>的表达式</text:p>
      <text:p text:style-name="P331"><draw:frame draw:style-name="fr1" draw:name="对象321" text:anchor-type="as-char" svg:y="-0.7346in" svg:width="4.7181in" svg:height="1.4917in" draw:z-index="522"><draw:object xlink:href="./Object 523" xlink:type="simple" xlink:show="embed" xlink:actuate="onLoad"/><draw:image xlink:href="./ObjectReplacements/Object 523" xlink:type="simple" xlink:show="embed" xlink:actuate="onLoad"/></draw:frame></text:p>
      <text:p text:style-name="P330">三<text:span text:style-name="T122">、EM算法的收敛性</text:span></text:p>
      <text:p text:style-name="P332"><text:span text:style-name="T123">a.</text:span><text:tab/>设<draw:frame draw:style-name="fr1" draw:name="对象322" text:anchor-type="as-char" svg:y="-0.152in" svg:width="0.5717in" svg:height="0.2in" draw:z-index="523"><draw:object xlink:href="./Object 524" xlink:type="simple" xlink:show="embed" xlink:actuate="onLoad"/><draw:image xlink:href="./ObjectReplacements/Object 524" xlink:type="simple" xlink:show="embed" xlink:actuate="onLoad"/></draw:frame>为观测数据的似然函数，<draw:frame draw:style-name="fr1" draw:name="对象323" text:anchor-type="as-char" svg:y="-0.1744in" svg:width="0.9811in" svg:height="0.222in" draw:z-index="524"><draw:object xlink:href="./Object 525" xlink:type="simple" xlink:show="embed" xlink:actuate="onLoad"/><draw:image xlink:href="./ObjectReplacements/Object 525" xlink:type="simple" xlink:show="embed" xlink:actuate="onLoad"/></draw:frame>为EM算法得到的参数估计序列，<draw:frame draw:style-name="fr1" draw:name="对象324" text:anchor-type="as-char" svg:y="-0.1744in" svg:width="1.3811in" svg:height="0.222in" draw:z-index="525"><draw:object xlink:href="./Object 526" xlink:type="simple" xlink:show="embed" xlink:actuate="onLoad"/><draw:image xlink:href="./ObjectReplacements/Object 526" xlink:type="simple" xlink:show="embed" xlink:actuate="onLoad"/></draw:frame>为对应的似然函数序列，则<draw:frame draw:style-name="fr1" draw:name="对象325" text:anchor-type="as-char" svg:y="-0.1744in" svg:width="0.6693in" svg:height="0.222in" draw:z-index="526"><draw:object xlink:href="./Object 527" xlink:type="simple" xlink:show="embed" xlink:actuate="onLoad"/><draw:image xlink:href="./ObjectReplacements/Object 527" xlink:type="simple" xlink:show="embed" xlink:actuate="onLoad"/></draw:frame>是单调递增的，即</text:p>
      <text:p text:style-name="P333"><draw:frame draw:style-name="fr1" draw:name="对象326" text:anchor-type="as-char" svg:y="-0.1744in" svg:width="1.5126in" svg:height="0.222in" draw:z-index="527"><draw:object xlink:href="./Object 528" xlink:type="simple" xlink:show="embed" xlink:actuate="onLoad"/><draw:image xlink:href="./ObjectReplacements/Object 528" xlink:type="simple" xlink:show="embed" xlink:actuate="onLoad"/></draw:frame></text:p>
      <text:p text:style-name="P334">b.<text:tab/>设<draw:frame draw:style-name="fr1" draw:name="对象327" text:anchor-type="as-char" svg:y="-0.152in" svg:width="1.2366in" svg:height="0.2in" draw:z-index="528"><draw:object xlink:href="./Object 529" xlink:type="simple" xlink:show="embed" xlink:actuate="onLoad"/><draw:image xlink:href="./ObjectReplacements/Object 529" xlink:type="simple" xlink:show="embed" xlink:actuate="onLoad"/></draw:frame>为观测数据的对数似然函数，<draw:frame draw:style-name="fr1" draw:name="对象328" text:anchor-type="as-char" svg:y="-0.1744in" svg:width="1.0425in" svg:height="0.222in" draw:z-index="529"><draw:object xlink:href="./Object 530" xlink:type="simple" xlink:show="embed" xlink:actuate="onLoad"/><draw:image xlink:href="./ObjectReplacements/Object 530" xlink:type="simple" xlink:show="embed" xlink:actuate="onLoad"/></draw:frame>为EM算法得到的参数估计序列，<draw:frame draw:style-name="fr1" draw:name="对象329" text:anchor-type="as-char" svg:y="-0.1744in" svg:width="1.2165in" svg:height="0.222in"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1" draw:name="对象330" text:anchor-type="as-char" svg:y="-0.152in" svg:width="0.5717in" svg:height="0.2in"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1" draw:name="对象331" text:anchor-type="as-char" svg:y="-0.1744in" svg:width="1.4693in" svg:height="0.222in"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1" draw:name="对象332" text:anchor-type="as-char" svg:y="-0.1984in" svg:width="0.6217in" svg:height="0.2465in"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1" draw:name="对象333" text:anchor-type="as-char" svg:y="-0.152in" svg:width="0.4071in" svg:height="0.2in"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1" draw:name="对象334" text:anchor-type="as-char" svg:y="-0.1744in" svg:width="0.2681in" svg:height="0.1839in"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1" draw:name="对象335" text:anchor-type="as-char" svg:y="-0.1984in" svg:width="0.2126in" svg:height="0.2091in"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1" draw:name="对象336" text:anchor-type="as-char" svg:y="-0.152in" svg:width="0.4071in" svg:height="0.2in"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1" draw:name="对象337" text:anchor-type="as-char" svg:y="-0.2909in" svg:width="1.7102in" svg:height="0.4591in" draw:z-index="538"><draw:object xlink:href="./Object 539" xlink:type="simple" xlink:show="embed" xlink:actuate="onLoad"/><draw:image xlink:href="./ObjectReplacements/Object 539" xlink:type="simple" xlink:show="embed" xlink:actuate="onLoad"/></draw:frame></text:p>
      <text:p text:style-name="P105">其中<text:span text:style-name="T126">，</text:span><text:span text:style-name="T126"><draw:frame draw:style-name="fr1" draw:name="对象338" text:anchor-type="as-char" svg:y="-0.0846in" svg:width="0.2425in" svg:height="0.1457in"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1" draw:name="对象339" text:anchor-type="as-char" svg:y="-0.2807in" svg:width="1.7555in" svg:height="0.4484in"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1" draw:name="对象340" text:anchor-type="as-char" svg:y="-0.172in" svg:width="0.8693in" svg:height="0.2327in" draw:z-index="541"><draw:object xlink:href="./Object 542" xlink:type="simple" xlink:show="embed" xlink:actuate="onLoad"/><draw:image xlink:href="./ObjectReplacements/Object 542" xlink:type="simple" xlink:show="embed" xlink:actuate="onLoad"/></draw:frame></text:span></text:p>
      <text:p text:style-name="P40"><draw:frame draw:style-name="fr1" draw:name="对象341" text:anchor-type="as-char" svg:y="-0.2925in" svg:width="2.502in" svg:height="0.4898in" draw:z-index="542"><draw:object xlink:href="./Object 543" xlink:type="simple" xlink:show="embed" xlink:actuate="onLoad"/><draw:image xlink:href="./ObjectReplacements/Object 543" xlink:type="simple" xlink:show="embed" xlink:actuate="onLoad"/></draw:frame></text:p>
      <text:p text:style-name="P105">称为第<text:span text:style-name="T127">k个分模型。</text:span></text:p>
      <text:p text:style-name="P105"><text:soft-page-break/>高斯混合模型参数估计的<text:span text:style-name="T128">EM算法</text:span></text:p>
      <text:p text:style-name="P335">(1)明确隐变量，写出完全数据对数似然</text:p>
      <text:p text:style-name="P336">隐变量<draw:frame draw:style-name="fr1" draw:name="对象342" text:anchor-type="as-char" svg:y="-0.0862in" svg:width="0.2811in" svg:height="0.1465in" draw:z-index="543"><draw:object xlink:href="./Object 544" xlink:type="simple" xlink:show="embed" xlink:actuate="onLoad"/><draw:image xlink:href="./ObjectReplacements/Object 544" xlink:type="simple" xlink:show="embed" xlink:actuate="onLoad"/></draw:frame>定义如下：</text:p>
      <text:p text:style-name="P337"><draw:frame draw:style-name="fr1" draw:name="对象343" text:anchor-type="as-char" svg:y="-0.2965in" svg:width="2.9453in" svg:height="0.5508in" draw:z-index="544"><draw:object xlink:href="./Object 545" xlink:type="simple" xlink:show="embed" xlink:actuate="onLoad"/><draw:image xlink:href="./ObjectReplacements/Object 545" xlink:type="simple" xlink:show="embed" xlink:actuate="onLoad"/></draw:frame></text:p>
      <text:p text:style-name="P338">其中<draw:frame draw:style-name="fr1" draw:name="对象344" text:anchor-type="as-char" svg:y="-0.1484in" svg:width="1.822in" svg:height="0.1839in" draw:z-index="545"><draw:object xlink:href="./Object 546" xlink:type="simple" xlink:show="embed" xlink:actuate="onLoad"/><draw:image xlink:href="./ObjectReplacements/Object 546" xlink:type="simple" xlink:show="embed" xlink:actuate="onLoad"/></draw:frame></text:p>
      <text:p text:style-name="P338">则完全数据的似然函数：</text:p>
      <text:p text:style-name="P339"><draw:frame draw:style-name="fr1" draw:name="对象345" text:anchor-type="as-char" svg:y="-0.9839in" svg:width="4.5772in" svg:height="1.9602in" draw:z-index="546"><draw:object xlink:href="./Object 547" xlink:type="simple" xlink:show="embed" xlink:actuate="onLoad"/><draw:image xlink:href="./ObjectReplacements/Object 547" xlink:type="simple" xlink:show="embed" xlink:actuate="onLoad"/></draw:frame></text:p>
      <text:p text:style-name="P342">其中，<draw:frame draw:style-name="fr1" draw:name="对象346" text:anchor-type="as-char" svg:y="-0.2807in" svg:width="1.4945in" svg:height="0.4484in" draw:z-index="547"><draw:object xlink:href="./Object 548" xlink:type="simple" xlink:show="embed" xlink:actuate="onLoad"/><draw:image xlink:href="./ObjectReplacements/Object 548" xlink:type="simple" xlink:show="embed" xlink:actuate="onLoad"/></draw:frame></text:p>
      <text:p text:style-name="P344">那么完全似然对数函数为</text:p>
      <text:p text:style-name="P344"/>
      <text:p text:style-name="P340"><draw:frame draw:style-name="fr1" draw:name="对象347" text:anchor-type="as-char" svg:y="-0.2917in" svg:width="5.1154in" svg:height="0.5201in" draw:z-index="548"><draw:object xlink:href="./Object 549" xlink:type="simple" xlink:show="embed" xlink:actuate="onLoad"/><draw:image xlink:href="./ObjectReplacements/Object 549" xlink:type="simple" xlink:show="embed" xlink:actuate="onLoad"/></draw:frame></text:p>
      <text:p text:style-name="P342"><text:span text:style-name="T130">(2)</text:span>确定<text:span text:style-name="T129">Q函数</text:span></text:p>
      <text:p text:style-name="P340"><draw:frame draw:style-name="fr1" draw:name="对象348" text:anchor-type="as-char" svg:y="-0.7071in" svg:width="6.5654in" svg:height="1.4398in" draw:z-index="549"><draw:object xlink:href="./Object 550" xlink:type="simple" xlink:show="embed" xlink:actuate="onLoad"/><draw:image xlink:href="./ObjectReplacements/Object 550" xlink:type="simple" xlink:show="embed" xlink:actuate="onLoad"/></draw:frame></text:p>
      <text:p text:style-name="P345">计算<draw:frame draw:style-name="fr1" draw:name="对象349" text:anchor-type="as-char" svg:y="-0.1929in" svg:width="1.4665in" svg:height="0.2535in" draw:z-index="550"><draw:object xlink:href="./Object 551" xlink:type="simple" xlink:show="embed" xlink:actuate="onLoad"/><draw:image xlink:href="./ObjectReplacements/Object 551" xlink:type="simple" xlink:show="embed" xlink:actuate="onLoad"/></draw:frame></text:p>
      <text:p text:style-name="P346"><text:soft-page-break/><draw:frame draw:style-name="fr1" draw:name="对象350" text:anchor-type="as-char" svg:y="-1.1583in" svg:width="2.7165in" svg:height="2.3673in" draw:z-index="551"><draw:object xlink:href="./Object 552" xlink:type="simple" xlink:show="embed" xlink:actuate="onLoad"/><draw:image xlink:href="./ObjectReplacements/Object 552" xlink:type="simple" xlink:show="embed" xlink:actuate="onLoad"/></draw:frame></text:p>
      <text:p text:style-name="P345"><text:span text:style-name="T130">(3)</text:span>确定<text:span text:style-name="T130">EM算法的M步</text:span></text:p>
      <text:p text:style-name="P341"><draw:frame draw:style-name="fr1" draw:name="对象351" text:anchor-type="as-char" svg:y="-0.1807in" svg:width="1.7909in" svg:height="0.298in" draw:z-index="552"><draw:object xlink:href="./Object 553" xlink:type="simple" xlink:show="embed" xlink:actuate="onLoad"/><draw:image xlink:href="./ObjectReplacements/Object 553" xlink:type="simple" xlink:show="embed" xlink:actuate="onLoad"/></draw:frame></text:p>
      <text:p text:style-name="P343">可得<text:span text:style-name="T131">：</text:span></text:p>
      <text:p text:style-name="P341"><draw:frame draw:style-name="fr1" draw:name="对象352" text:anchor-type="as-char" svg:y="-0.5189in" svg:width="1.0484in" svg:height="0.9425in" draw:z-index="553"><draw:object xlink:href="./Object 554" xlink:type="simple" xlink:show="embed" xlink:actuate="onLoad"/><draw:image xlink:href="./ObjectReplacements/Object 554" xlink:type="simple" xlink:show="embed" xlink:actuate="onLoad"/></draw:frame></text:p>
      <text:p text:style-name="P341"><draw:frame draw:style-name="fr1" draw:name="对象353" text:anchor-type="as-char" svg:y="-0.5189in" svg:width="1.5465in" svg:height="0.9425in" draw:z-index="554"><draw:object xlink:href="./Object 555" xlink:type="simple" xlink:show="embed" xlink:actuate="onLoad"/><draw:image xlink:href="./ObjectReplacements/Object 555" xlink:type="simple" xlink:show="embed" xlink:actuate="onLoad"/></draw:frame></text:p>
      <text:p text:style-name="P341"><draw:frame draw:style-name="fr1" draw:name="对象354" text:anchor-type="as-char" svg:y="-0.5189in" svg:width="1.2173in" svg:height="0.6681in" draw:z-index="555"><draw:object xlink:href="./Object 556" xlink:type="simple" xlink:show="embed" xlink:actuate="onLoad"/><draw:image xlink:href="./ObjectReplacements/Object 556" xlink:type="simple" xlink:show="embed" xlink:actuate="onLoad"/></draw:frame></text:p>
      <text:p text:style-name="P347">四、EM算法的推广</text:p>
      <text:p text:style-name="P348">F函数的极大－极大算法</text:p>
      <text:p text:style-name="P348"><text:span text:style-name="T134">a. <text:s/></text:span>假设隐变量数据<text:span text:style-name="T132">Z的概率分布为</text:span><text:span text:style-name="T132"><draw:frame draw:style-name="fr1" draw:name="对象355" text:anchor-type="as-char" svg:y="-0.1626in" svg:width="0.4453in" svg:height="0.2102in"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1" draw:name="对象356" text:anchor-type="as-char" svg:y="-0.1626in" svg:width="0.2047in" svg:height="0.198in"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1" draw:name="对象357" text:anchor-type="as-char" svg:y="-0.1201in" svg:width="0.1661in" svg:height="0.1307in"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1" draw:name="对象358" text:anchor-type="as-char" svg:y="-0.1626in" svg:width="0.6161in" svg:height="0.2102in" draw:z-index="559"><draw:object xlink:href="./Object 560" xlink:type="simple" xlink:show="embed" xlink:actuate="onLoad"/><draw:image xlink:href="./ObjectReplacements/Object 560" xlink:type="simple" xlink:show="embed" xlink:actuate="onLoad"/></draw:frame></text:span><text:span text:style-name="T132">如下：</text:span></text:p>
      <text:p text:style-name="P349"><draw:frame draw:style-name="fr1" draw:name="对象359" text:anchor-type="as-char" svg:y="-0.1783in" svg:width="2.5846in" svg:height="0.2508in" draw:z-index="560"><draw:object xlink:href="./Object 561" xlink:type="simple" xlink:show="embed" xlink:actuate="onLoad"/><draw:image xlink:href="./ObjectReplacements/Object 561" xlink:type="simple" xlink:show="embed" xlink:actuate="onLoad"/></draw:frame></text:p>
      <text:p text:style-name="P348">称为<text:span text:style-name="T133">F函数，式中</text:span><text:span text:style-name="T133"><draw:frame draw:style-name="fr1" draw:name="对象360" text:anchor-type="as-char" svg:y="-0.1626in" svg:width="1.5402in" svg:height="0.2307in"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1" draw:name="对象361" text:anchor-type="as-char" svg:y="-0.1626in" svg:width="0.4453in" svg:height="0.2102in" draw:z-index="562"><draw:object xlink:href="./Object 563" xlink:type="simple" xlink:show="embed" xlink:actuate="onLoad"/><draw:image xlink:href="./ObjectReplacements/Object 563" xlink:type="simple" xlink:show="embed" xlink:actuate="onLoad"/></draw:frame></text:span><text:span text:style-name="T133">的熵。</text:span></text:p>
      <text:p text:style-name="P350">b. <text:s/>对于固定的<draw:frame draw:style-name="fr1" draw:name="对象362" text:anchor-type="as-char" svg:y="-0.1201in" svg:width="0.1661in" svg:height="0.1307in" draw:z-index="563"><draw:object xlink:href="./Object 564" xlink:type="simple" xlink:show="embed" xlink:actuate="onLoad"/><draw:image xlink:href="./ObjectReplacements/Object 564" xlink:type="simple" xlink:show="embed" xlink:actuate="onLoad"/></draw:frame>，存在唯一的分布<draw:frame draw:style-name="fr1" draw:name="对象363" text:anchor-type="as-char" svg:y="-0.1626in" svg:width="0.252in" svg:height="0.2016in" draw:z-index="564"><draw:object xlink:href="./Object 565" xlink:type="simple" xlink:show="embed" xlink:actuate="onLoad"/><draw:image xlink:href="./ObjectReplacements/Object 565" xlink:type="simple" xlink:show="embed" xlink:actuate="onLoad"/></draw:frame>极大化<draw:frame draw:style-name="fr1" draw:name="对象364" text:anchor-type="as-char" svg:y="-0.1626in" svg:width="0.6161in" svg:height="0.2102in" draw:z-index="565"><draw:object xlink:href="./Object 566" xlink:type="simple" xlink:show="embed" xlink:actuate="onLoad"/><draw:image xlink:href="./ObjectReplacements/Object 566" xlink:type="simple" xlink:show="embed" xlink:actuate="onLoad"/></draw:frame>，这时<draw:frame draw:style-name="fr1" draw:name="对象365" text:anchor-type="as-char" svg:y="-0.1626in" svg:width="0.252in" svg:height="0.2016in" draw:z-index="566"><draw:object xlink:href="./Object 567" xlink:type="simple" xlink:show="embed" xlink:actuate="onLoad"/><draw:image xlink:href="./ObjectReplacements/Object 567" xlink:type="simple" xlink:show="embed" xlink:actuate="onLoad"/></draw:frame>由下式给出：</text:p>
      <text:p text:style-name="P351"><draw:frame draw:style-name="fr1" draw:name="对象366" text:anchor-type="as-char" svg:y="-0.1693in" svg:width="1.3992in" svg:height="0.2217in" draw:z-index="567"><draw:object xlink:href="./Object 568" xlink:type="simple" xlink:show="embed" xlink:actuate="onLoad"/><draw:image xlink:href="./ObjectReplacements/Object 568" xlink:type="simple" xlink:show="embed" xlink:actuate="onLoad"/></draw:frame></text:p>
      <text:p text:style-name="P350">并且<draw:frame draw:style-name="fr1" draw:name="对象367" text:anchor-type="as-char" svg:y="-0.1626in" svg:width="0.252in" svg:height="0.2016in" draw:z-index="568"><draw:object xlink:href="./Object 569" xlink:type="simple" xlink:show="embed" xlink:actuate="onLoad"/><draw:image xlink:href="./ObjectReplacements/Object 569" xlink:type="simple" xlink:show="embed" xlink:actuate="onLoad"/></draw:frame>随<draw:frame draw:style-name="fr1" draw:name="对象368" text:anchor-type="as-char" svg:y="-0.1201in" svg:width="0.1661in" svg:height="0.1307in" draw:z-index="569"><draw:object xlink:href="./Object 570" xlink:type="simple" xlink:show="embed" xlink:actuate="onLoad"/><draw:image xlink:href="./ObjectReplacements/Object 570" xlink:type="simple" xlink:show="embed" xlink:actuate="onLoad"/></draw:frame>连续变化<text:span text:style-name="T135">。</text:span></text:p>
      <text:p text:style-name="P354"><text:soft-page-break/>证明：对于固定的<draw:frame draw:style-name="fr1" draw:name="Object203" text:anchor-type="as-char" svg:y="-0.1201in" svg:width="0.1665in" svg:height="0.1307in" draw:z-index="572"><draw:object xlink:href="./Object 573" xlink:type="simple" xlink:show="embed" xlink:actuate="onLoad"/><draw:image xlink:href="./ObjectReplacements/Object 573" xlink:type="simple" xlink:show="embed" xlink:actuate="onLoad"/></draw:frame>，可以求得使<draw:frame draw:style-name="fr1" draw:name="Object204" text:anchor-type="as-char" svg:y="-0.1626in" svg:width="0.6693in" svg:height="0.2098in" draw:z-index="573"><draw:object xlink:href="./Object 574" xlink:type="simple" xlink:show="embed" xlink:actuate="onLoad"/><draw:image xlink:href="./ObjectReplacements/Object 574" xlink:type="simple" xlink:show="embed" xlink:actuate="onLoad"/></draw:frame>达到极大分布<draw:frame draw:style-name="fr1" draw:name="Object205" text:anchor-type="as-char" svg:y="-0.1626in" svg:width="0.498in" svg:height="0.2098in" draw:z-index="574"><draw:object xlink:href="./Object 575" xlink:type="simple" xlink:show="embed" xlink:actuate="onLoad"/><draw:image xlink:href="./ObjectReplacements/Object 575" xlink:type="simple" xlink:show="embed" xlink:actuate="onLoad"/></draw:frame>,引入拉格朗日乘子<draw:frame draw:style-name="fr1" draw:name="Object206" text:anchor-type="as-char" svg:y="-0.1252in" svg:width="0.1819in" svg:height="0.1339in" draw:z-index="575"><draw:object xlink:href="./Object 576" xlink:type="simple" xlink:show="embed" xlink:actuate="onLoad"/><draw:image xlink:href="./ObjectReplacements/Object 576" xlink:type="simple" xlink:show="embed" xlink:actuate="onLoad"/></draw:frame>，拉格朗日函数为</text:p>
      <text:p text:style-name="P355"><draw:frame draw:style-name="fr1" draw:name="Object207" text:anchor-type="as-char" svg:y="-0.1807in" svg:width="3.6827in" svg:height="0.3484in" draw:z-index="576"><draw:object xlink:href="./Object 577" xlink:type="simple" xlink:show="embed" xlink:actuate="onLoad"/><draw:image xlink:href="./ObjectReplacements/Object 577" xlink:type="simple" xlink:show="embed" xlink:actuate="onLoad"/></draw:frame></text:p>
      <text:p text:style-name="P354">将其对<draw:frame draw:style-name="fr1" draw:name="Object208" text:anchor-type="as-char" svg:y="-0.1626in" svg:width="0.2047in" svg:height="0.198in" draw:z-index="577"><draw:object xlink:href="./Object 578" xlink:type="simple" xlink:show="embed" xlink:actuate="onLoad"/><draw:image xlink:href="./ObjectReplacements/Object 578" xlink:type="simple" xlink:show="embed" xlink:actuate="onLoad"/></draw:frame>求偏导数:</text:p>
      <text:p text:style-name="P355"><draw:frame draw:style-name="fr1" draw:name="Object209" text:anchor-type="as-char" svg:y="-0.2437in" svg:width="3.8909in" svg:height="0.4291in" draw:z-index="578"><draw:object xlink:href="./Object 579" xlink:type="simple" xlink:show="embed" xlink:actuate="onLoad"/><draw:image xlink:href="./ObjectReplacements/Object 579" xlink:type="simple" xlink:show="embed" xlink:actuate="onLoad"/></draw:frame></text:p>
      <text:p text:style-name="P354">令偏导数等于零<text:span text:style-name="T136">，得出</text:span></text:p>
      <text:p text:style-name="P355"><draw:frame draw:style-name="fr1" draw:name="Object210" text:anchor-type="as-char" svg:y="-0.1689in" svg:width="2.272in" svg:height="0.2201in" draw:z-index="579"><draw:object xlink:href="./Object 580" xlink:type="simple" xlink:show="embed" xlink:actuate="onLoad"/><draw:image xlink:href="./ObjectReplacements/Object 580" xlink:type="simple" xlink:show="embed" xlink:actuate="onLoad"/></draw:frame></text:p>
      <text:p text:style-name="P356">得出</text:p>
      <text:p text:style-name="P357"><draw:frame draw:style-name="fr1" draw:name="Object211" text:anchor-type="as-char" svg:y="-0.2744in" svg:width="1.2598in" svg:height="0.4598in" draw:z-index="580"><draw:object xlink:href="./Object 581" xlink:type="simple" xlink:show="embed" xlink:actuate="onLoad"/><draw:image xlink:href="./ObjectReplacements/Object 581" xlink:type="simple" xlink:show="embed" xlink:actuate="onLoad"/></draw:frame></text:p>
      <text:p text:style-name="P357"><draw:frame draw:style-name="fr1" draw:name="Object212" text:anchor-type="as-char" svg:y="-0.4083in" svg:width="2.1638in" svg:height="0.722in" draw:z-index="581"><draw:object xlink:href="./Object 582" xlink:type="simple" xlink:show="embed" xlink:actuate="onLoad"/><draw:image xlink:href="./ObjectReplacements/Object 582" xlink:type="simple" xlink:show="embed" xlink:actuate="onLoad"/></draw:frame></text:p>
      <text:p text:style-name="P359">因此可以得出</text:p>
      <text:p text:style-name="P358"><draw:frame draw:style-name="fr1" draw:name="Object213" text:anchor-type="as-char" svg:y="-0.2744in" svg:width="2.3091in" svg:height="0.4535in" draw:z-index="582"><draw:object xlink:href="./Object 583" xlink:type="simple" xlink:show="embed" xlink:actuate="onLoad"/><draw:image xlink:href="./ObjectReplacements/Object 583" xlink:type="simple" xlink:show="embed" xlink:actuate="onLoad"/></draw:frame></text:p>
      <text:p text:style-name="P352">c. <text:s/>若<draw:frame draw:style-name="fr1" draw:name="对象369" text:anchor-type="as-char" svg:y="-0.1626in" svg:width="1.3102in" svg:height="0.2102in" draw:z-index="570"><draw:object xlink:href="./Object 571" xlink:type="simple" xlink:show="embed" xlink:actuate="onLoad"/><draw:image xlink:href="./ObjectReplacements/Object 571" xlink:type="simple" xlink:show="embed" xlink:actuate="onLoad"/></draw:frame>，则</text:p>
      <text:p text:style-name="P353"><draw:frame draw:style-name="fr1" draw:name="对象370" text:anchor-type="as-char" svg:y="-0.1693in" svg:width="1.5335in" svg:height="0.2217in" draw:z-index="571"><draw:object xlink:href="./Object 572" xlink:type="simple" xlink:show="embed" xlink:actuate="onLoad"/><draw:image xlink:href="./ObjectReplacements/Object 572" xlink:type="simple" xlink:show="embed" xlink:actuate="onLoad"/></draw:frame></text:p>
      <text:p text:style-name="P360">d. <text:s/>EM算法的一次迭代可由F函数的极大－极大算法实现</text:p>
      <text:p text:style-name="P360">设<draw:frame draw:style-name="fr1" draw:name="Object214" text:anchor-type="as-char" svg:y="-0.1744in" svg:width="0.2681in" svg:height="0.1846in"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1" draw:name="Object215" text:anchor-type="as-char" svg:y="-0.1201in" svg:width="0.1665in" svg:height="0.1307in"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1" draw:name="Object216" text:anchor-type="as-char" svg:y="-0.1744in" svg:width="0.3016in" svg:height="0.2102in"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1" draw:name="Object217" text:anchor-type="as-char" svg:y="-0.1626in" svg:width="0.2047in" svg:height="0.198in"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61">(1)对固定的<draw:frame draw:style-name="fr1" draw:name="Object218" text:anchor-type="as-char" svg:y="-0.1744in" svg:width="0.2681in" svg:height="0.1839in" draw:z-index="587"><draw:object xlink:href="./Object 588" xlink:type="simple" xlink:show="embed" xlink:actuate="onLoad"/><draw:image xlink:href="./ObjectReplacements/Object 588" xlink:type="simple" xlink:show="embed" xlink:actuate="onLoad"/></draw:frame>，求<draw:frame draw:style-name="fr1" draw:name="Object219" text:anchor-type="as-char" svg:y="-0.1744in" svg:width="0.4189in" svg:height="0.2098in" draw:z-index="588"><draw:object xlink:href="./Object 589" xlink:type="simple" xlink:show="embed" xlink:actuate="onLoad"/><draw:image xlink:href="./ObjectReplacements/Object 589" xlink:type="simple" xlink:show="embed" xlink:actuate="onLoad"/></draw:frame>使<draw:frame draw:style-name="fr1" draw:name="Object220" text:anchor-type="as-char" svg:y="-0.1744in" svg:width="0.7154in" svg:height="0.222in" draw:z-index="589"><draw:object xlink:href="./Object 590" xlink:type="simple" xlink:show="embed" xlink:actuate="onLoad"/><draw:image xlink:href="./ObjectReplacements/Object 590" xlink:type="simple" xlink:show="embed" xlink:actuate="onLoad"/></draw:frame>极大化</text:p>
      <text:p text:style-name="P361">(2)对固定的<draw:frame draw:style-name="fr1" draw:name="Object221" text:anchor-type="as-char" svg:y="-0.1744in" svg:width="0.4193in" svg:height="0.2102in" draw:z-index="590"><draw:object xlink:href="./Object 591" xlink:type="simple" xlink:show="embed" xlink:actuate="onLoad"/><draw:image xlink:href="./ObjectReplacements/Object 591" xlink:type="simple" xlink:show="embed" xlink:actuate="onLoad"/></draw:frame>,求<draw:frame draw:style-name="fr1" draw:name="Object222" text:anchor-type="as-char" svg:y="-0.1744in" svg:width="0.3854in" svg:height="0.1839in" draw:z-index="591"><draw:object xlink:href="./Object 592" xlink:type="simple" xlink:show="embed" xlink:actuate="onLoad"/><draw:image xlink:href="./ObjectReplacements/Object 592" xlink:type="simple" xlink:show="embed" xlink:actuate="onLoad"/></draw:frame>使<draw:frame draw:style-name="fr1" draw:name="Object223" text:anchor-type="as-char" svg:y="-0.1744in" svg:width="0.8335in" svg:height="0.222in" draw:z-index="592"><draw:object xlink:href="./Object 593" xlink:type="simple" xlink:show="embed" xlink:actuate="onLoad"/><draw:image xlink:href="./ObjectReplacements/Object 593" xlink:type="simple" xlink:show="embed" xlink:actuate="onLoad"/></draw:frame>极大化</text:p>
      <text:p text:style-name="P352"/>
      <text:h text:style-name="P448" text:outline-level="3">5.7.10 隐马尔可夫模型</text:h>
      <text:p text:style-name="P362"><text:tab/>隐马尔可夫模型是关于时序的概率模型，描述由一个隐藏的马尔可夫链随机生成不可观测的状态随机序列，再由各个状态生成一个观测随机序列的过程。隐马尔可夫模型由初始概率分布<draw:frame draw:style-name="fr1" draw:name="Object224" text:anchor-type="as-char" svg:y="-0.0874in" svg:width="0.1799in" svg:height="0.0972in" draw:z-index="593"><draw:object xlink:href="./Object 594" xlink:type="simple" xlink:show="embed" xlink:actuate="onLoad"/><draw:image xlink:href="./ObjectReplacements/Object 594" xlink:type="simple" xlink:show="embed" xlink:actuate="onLoad"/></draw:frame>、状态转移概率分布<draw:frame draw:style-name="fr1" draw:name="Object225" text:anchor-type="as-char" svg:y="-0.1484in" svg:width="0.2071in" svg:height="0.1839in" draw:z-index="594"><draw:object xlink:href="./Object 595" xlink:type="simple" xlink:show="embed" xlink:actuate="onLoad"/><draw:image xlink:href="./ObjectReplacements/Object 595" xlink:type="simple" xlink:show="embed" xlink:actuate="onLoad"/></draw:frame>以及观测概率分布<draw:frame draw:style-name="fr1" draw:name="Object226" text:anchor-type="as-char" svg:y="-0.1484in" svg:width="0.1925in" svg:height="0.1839in" draw:z-index="595"><draw:object xlink:href="./Object 596" xlink:type="simple" xlink:show="embed" xlink:actuate="onLoad"/><draw:image xlink:href="./ObjectReplacements/Object 596" xlink:type="simple" xlink:show="embed" xlink:actuate="onLoad"/></draw:frame>确定；因此隐马尔可夫模型<draw:frame draw:style-name="fr1" draw:name="Object227" text:anchor-type="as-char" svg:y="-0.1252in" svg:width="0.1819in" svg:height="0.1339in" draw:z-index="596"><draw:object xlink:href="./Object 597" xlink:type="simple" xlink:show="embed" xlink:actuate="onLoad"/><draw:image xlink:href="./ObjectReplacements/Object 597" xlink:type="simple" xlink:show="embed" xlink:actuate="onLoad"/></draw:frame>可以用三元符号表示<text:span text:style-name="T138">，即</text:span></text:p>
      <text:p text:style-name="P49"><draw:frame draw:style-name="fr1" draw:name="Object228" text:anchor-type="as-char" svg:y="-0.152in" svg:width="0.9398in" svg:height="0.2in" draw:z-index="597"><draw:object xlink:href="./Object 598" xlink:type="simple" xlink:show="embed" xlink:actuate="onLoad"/><draw:image xlink:href="./ObjectReplacements/Object 598" xlink:type="simple" xlink:show="embed" xlink:actuate="onLoad"/></draw:frame></text:p>
      <text:p text:style-name="P110">马尔可夫模型作了两个基本假设<text:span text:style-name="T139">：</text:span></text:p>
      <text:p text:style-name="P363">(1) 齐次马尔可夫假设，即假设隐藏的马尔可夫链在任意时刻t的状态只依赖其前一时刻的状态，与其他时刻的状态及观测无关，也与时刻t无关</text:p>
      <text:p text:style-name="P364"><draw:frame draw:style-name="fr1" draw:name="Object229" text:anchor-type="as-char" svg:y="-0.1634in" svg:width="2.4925in" svg:height="0.2236in" draw:z-index="598"><draw:object xlink:href="./Object 599" xlink:type="simple" xlink:show="embed" xlink:actuate="onLoad"/><draw:image xlink:href="./ObjectReplacements/Object 599" xlink:type="simple" xlink:show="embed" xlink:actuate="onLoad"/></draw:frame></text:p>
      <text:p text:style-name="P365">(2)观测独立性假设，即假设任意时刻的观测只依赖与该时刻的马尔可夫链的状态，与其他观测及状态无关</text:p>
      <text:p text:style-name="P366"><draw:frame draw:style-name="fr1" draw:name="Object230" text:anchor-type="as-char" svg:y="-0.1634in" svg:width="4.6563in" svg:height="0.2236in" draw:z-index="599"><draw:object xlink:href="./Object 600" xlink:type="simple" xlink:show="embed" xlink:actuate="onLoad"/><draw:image xlink:href="./ObjectReplacements/Object 600" xlink:type="simple" xlink:show="embed" xlink:actuate="onLoad"/></draw:frame></text:p>
      <text:p text:style-name="P367">隐马尔可夫有三个基本问题：</text:p>
      <text:p text:style-name="P368">一<text:span text:style-name="T140">、</text:span>概率计算问题</text:p>
      <text:p text:style-name="P368"><text:tab/>给定模型<draw:frame draw:style-name="fr1" draw:name="Object231" text:anchor-type="as-char" svg:y="-0.152in" svg:width="0.9398in" svg:height="0.2in" draw:z-index="600"><draw:object xlink:href="./Object 601" xlink:type="simple" xlink:show="embed" xlink:actuate="onLoad"/><draw:image xlink:href="./ObjectReplacements/Object 601" xlink:type="simple" xlink:show="embed" xlink:actuate="onLoad"/></draw:frame>和观测序列<draw:frame draw:style-name="fr1" draw:name="Object232" text:anchor-type="as-char" svg:y="-0.152in" svg:width="1.2244in" svg:height="0.2134in" draw:z-index="601"><draw:object xlink:href="./Object 602" xlink:type="simple" xlink:show="embed" xlink:actuate="onLoad"/><draw:image xlink:href="./ObjectReplacements/Object 602" xlink:type="simple" xlink:show="embed" xlink:actuate="onLoad"/></draw:frame><text:span text:style-name="T141">，计算在模型</text:span><text:span text:style-name="T141"><draw:frame draw:style-name="fr1" draw:name="Object233" text:anchor-type="as-char" svg:y="-0.1252in" svg:width="0.1819in" svg:height="0.1339in" draw:z-index="602"><draw:object xlink:href="./Object 603" xlink:type="simple" xlink:show="embed" xlink:actuate="onLoad"/><draw:image xlink:href="./ObjectReplacements/Object 603" xlink:type="simple" xlink:show="embed" xlink:actuate="onLoad"/></draw:frame></text:span><text:span text:style-name="T141">下观测序列０出现的概率</text:span><text:span text:style-name="T141"><draw:frame draw:style-name="fr1" draw:name="Object234" text:anchor-type="as-char" svg:y="-0.152in" svg:width="0.5965in" svg:height="0.2in" draw:z-index="603"><draw:object xlink:href="./Object 604" xlink:type="simple" xlink:show="embed" xlink:actuate="onLoad"/><draw:image xlink:href="./ObjectReplacements/Object 604" xlink:type="simple" xlink:show="embed" xlink:actuate="onLoad"/></draw:frame></text:span></text:p>
      <text:p text:style-name="P369">a. 直接计算法</text:p>
      <text:p text:style-name="P370">状态序列<draw:frame draw:style-name="fr1" draw:name="Object235" text:anchor-type="as-char" svg:y="-0.152in" svg:width="1.0929in" svg:height="0.2134in" draw:z-index="604"><draw:object xlink:href="./Object 605" xlink:type="simple" xlink:show="embed" xlink:actuate="onLoad"/><draw:image xlink:href="./ObjectReplacements/Object 605" xlink:type="simple" xlink:show="embed" xlink:actuate="onLoad"/></draw:frame>的概率是</text:p>
      <text:p text:style-name="P371"><draw:frame draw:style-name="fr1" draw:name="Object236" text:anchor-type="as-char" svg:y="-0.2689in" svg:width="2.6957in" svg:height="0.5244in" draw:z-index="605"><draw:object xlink:href="./Object 606" xlink:type="simple" xlink:show="embed" xlink:actuate="onLoad"/><draw:image xlink:href="./ObjectReplacements/Object 606" xlink:type="simple" xlink:show="embed" xlink:actuate="onLoad"/></draw:frame></text:p>
      <text:p text:style-name="P372">可得</text:p>
      <text:p text:style-name="P373"><draw:frame draw:style-name="fr1" draw:name="Object237" text:anchor-type="as-char" svg:y="-0.2402in" svg:width="3.2898in" svg:height="0.461in" draw:z-index="606"><draw:object xlink:href="./Object 607" xlink:type="simple" xlink:show="embed" xlink:actuate="onLoad"/><draw:image xlink:href="./ObjectReplacements/Object 607" xlink:type="simple" xlink:show="embed" xlink:actuate="onLoad"/></draw:frame></text:p>
      <text:p text:style-name="P372">上面求得是某一种状态下的联合概率<text:span text:style-name="T142">，对所以可能的序列求和</text:span></text:p>
      <text:p text:style-name="P373"><draw:frame draw:style-name="fr1" draw:name="Object238" text:anchor-type="as-char" svg:y="-0.1807in" svg:width="2.2555in" svg:height="0.3484in" draw:z-index="607"><draw:object xlink:href="./Object 608" xlink:type="simple" xlink:show="embed" xlink:actuate="onLoad"/><draw:image xlink:href="./ObjectReplacements/Object 608" xlink:type="simple" xlink:show="embed" xlink:actuate="onLoad"/></draw:frame></text:p>
      <text:p text:style-name="P373"/>
      <text:p text:style-name="P373"/>
      <text:p text:style-name="P374"><text:soft-page-break/>b. 前向算法</text:p>
      <text:p text:style-name="P374"><text:tab/>给定隐马尔可夫模型<draw:frame draw:style-name="fr1" draw:name="Object239" text:anchor-type="as-char" svg:y="-0.1252in" svg:width="0.1819in" svg:height="0.1339in" draw:z-index="608"><draw:object xlink:href="./Object 609" xlink:type="simple" xlink:show="embed" xlink:actuate="onLoad"/><draw:image xlink:href="./ObjectReplacements/Object 609" xlink:type="simple" xlink:show="embed" xlink:actuate="onLoad"/></draw:frame>，定义到时刻t部分观测序列为<draw:frame draw:style-name="fr1" draw:name="Object240" text:anchor-type="as-char" svg:y="-0.1484in" svg:width="0.8425in" svg:height="0.2091in" draw:z-index="609"><draw:object xlink:href="./Object 610" xlink:type="simple" xlink:show="embed" xlink:actuate="onLoad"/><draw:image xlink:href="./ObjectReplacements/Object 610" xlink:type="simple" xlink:show="embed" xlink:actuate="onLoad"/></draw:frame>且状态为<draw:frame draw:style-name="fr1" draw:name="Object241" text:anchor-type="as-char" svg:y="-0.1484in" svg:width="0.1992in" svg:height="0.2091in" draw:z-index="610"><draw:object xlink:href="./Object 611" xlink:type="simple" xlink:show="embed" xlink:actuate="onLoad"/><draw:image xlink:href="./ObjectReplacements/Object 611" xlink:type="simple" xlink:show="embed" xlink:actuate="onLoad"/></draw:frame>的概率为前向概率，记作</text:p>
      <text:p text:style-name="P375"><draw:frame draw:style-name="fr1" draw:name="Object242" text:anchor-type="as-char" svg:y="-0.1634in" svg:width="2.2654in" svg:height="0.2236in" draw:z-index="611"><draw:object xlink:href="./Object 612" xlink:type="simple" xlink:show="embed" xlink:actuate="onLoad"/><draw:image xlink:href="./ObjectReplacements/Object 612" xlink:type="simple" xlink:show="embed" xlink:actuate="onLoad"/></draw:frame></text:p>
      <text:p text:style-name="P376">初值</text:p>
      <text:p text:style-name="P377"><draw:frame draw:style-name="fr1" draw:name="Object243" text:anchor-type="as-char" svg:y="-0.1634in" svg:width="2.1543in" svg:height="0.2236in" draw:z-index="612"><draw:object xlink:href="./Object 613" xlink:type="simple" xlink:show="embed" xlink:actuate="onLoad"/><draw:image xlink:href="./ObjectReplacements/Object 613" xlink:type="simple" xlink:show="embed" xlink:actuate="onLoad"/></draw:frame></text:p>
      <text:p text:style-name="P376">递推</text:p>
      <text:p text:style-name="P377"><draw:frame draw:style-name="fr1" draw:name="Object244" text:anchor-type="as-char" svg:y="-0.3236in" svg:width="3.2102in" svg:height="0.5256in" draw:z-index="613"><draw:object xlink:href="./Object 614" xlink:type="simple" xlink:show="embed" xlink:actuate="onLoad"/><draw:image xlink:href="./ObjectReplacements/Object 614" xlink:type="simple" xlink:show="embed" xlink:actuate="onLoad"/></draw:frame></text:p>
      <text:p text:style-name="P376">终止</text:p>
      <text:p text:style-name="P377"><draw:frame draw:style-name="fr1" draw:name="Object245" text:anchor-type="as-char" svg:y="-0.2902in" svg:width="1.3965in" svg:height="0.4591in" draw:z-index="614"><draw:object xlink:href="./Object 615" xlink:type="simple" xlink:show="embed" xlink:actuate="onLoad"/><draw:image xlink:href="./ObjectReplacements/Object 615" xlink:type="simple" xlink:show="embed" xlink:actuate="onLoad"/></draw:frame></text:p>
      <text:p text:style-name="P378">c. 后向算法</text:p>
      <text:p text:style-name="P378"><text:tab/>给定隐马尔可夫模型<draw:frame draw:style-name="fr1" draw:name="Object246" text:anchor-type="as-char" svg:y="-0.1252in" svg:width="0.1819in" svg:height="0.1339in" draw:z-index="615"><draw:object xlink:href="./Object 616" xlink:type="simple" xlink:show="embed" xlink:actuate="onLoad"/><draw:image xlink:href="./ObjectReplacements/Object 616" xlink:type="simple" xlink:show="embed" xlink:actuate="onLoad"/></draw:frame><text:span text:style-name="T143">，定义在时刻t状态为</text:span><text:span text:style-name="T143"><draw:frame draw:style-name="fr1" draw:name="Object247" text:anchor-type="as-char" svg:y="-0.1484in" svg:width="0.1992in" svg:height="0.2091in" draw:z-index="616"><draw:object xlink:href="./Object 617" xlink:type="simple" xlink:show="embed" xlink:actuate="onLoad"/><draw:image xlink:href="./ObjectReplacements/Object 617" xlink:type="simple" xlink:show="embed" xlink:actuate="onLoad"/></draw:frame></text:span><text:span text:style-name="T143">的条件下，从</text:span><text:span text:style-name="T143"><draw:frame draw:style-name="fr1" draw:name="Object248" text:anchor-type="as-char" svg:y="-0.1484in" svg:width="0.3346in" svg:height="0.1839in" draw:z-index="617"><draw:object xlink:href="./Object 618" xlink:type="simple" xlink:show="embed" xlink:actuate="onLoad"/><draw:image xlink:href="./ObjectReplacements/Object 618" xlink:type="simple" xlink:show="embed" xlink:actuate="onLoad"/></draw:frame></text:span><text:span text:style-name="T143">到T的部分观测序列为</text:span><text:span text:style-name="T143"><draw:frame draw:style-name="fr1" draw:name="Object249" text:anchor-type="as-char" svg:y="-0.1484in" svg:width="1.0807in" svg:height="0.2091in" draw:z-index="618"><draw:object xlink:href="./Object 619" xlink:type="simple" xlink:show="embed" xlink:actuate="onLoad"/><draw:image xlink:href="./ObjectReplacements/Object 619" xlink:type="simple" xlink:show="embed" xlink:actuate="onLoad"/></draw:frame></text:span><text:span text:style-name="T143">的概率为后向概率，记作</text:span></text:p>
      <text:p text:style-name="P379"><draw:frame draw:style-name="fr1" draw:name="Object250" text:anchor-type="as-char" svg:y="-0.1634in" svg:width="2.4957in" svg:height="0.2236in" draw:z-index="619"><draw:object xlink:href="./Object 620" xlink:type="simple" xlink:show="embed" xlink:actuate="onLoad"/><draw:image xlink:href="./ObjectReplacements/Object 620" xlink:type="simple" xlink:show="embed" xlink:actuate="onLoad"/></draw:frame></text:p>
      <text:p text:style-name="P378">初值</text:p>
      <text:p text:style-name="P379"><draw:frame draw:style-name="fr1" draw:name="Object251" text:anchor-type="as-char" svg:y="-0.1634in" svg:width="1.6626in" svg:height="0.2236in" draw:z-index="620"><draw:object xlink:href="./Object 621" xlink:type="simple" xlink:show="embed" xlink:actuate="onLoad"/><draw:image xlink:href="./ObjectReplacements/Object 621" xlink:type="simple" xlink:show="embed" xlink:actuate="onLoad"/></draw:frame></text:p>
      <text:p text:style-name="P380">递推</text:p>
      <text:p text:style-name="P381"><draw:frame draw:style-name="fr1" draw:name="Object252" text:anchor-type="as-char" svg:y="-0.2902in" svg:width="3.0189in" svg:height="0.4591in" draw:z-index="621"><draw:object xlink:href="./Object 622" xlink:type="simple" xlink:show="embed" xlink:actuate="onLoad"/><draw:image xlink:href="./ObjectReplacements/Object 622" xlink:type="simple" xlink:show="embed" xlink:actuate="onLoad"/></draw:frame></text:p>
      <text:p text:style-name="P382">终止</text:p>
      <text:p text:style-name="P383"><draw:frame draw:style-name="fr1" draw:name="Object253" text:anchor-type="as-char" svg:y="-0.2902in" svg:width="1.9457in" svg:height="0.4591in" draw:z-index="622"><draw:object xlink:href="./Object 623" xlink:type="simple" xlink:show="embed" xlink:actuate="onLoad"/><draw:image xlink:href="./ObjectReplacements/Object 623" xlink:type="simple" xlink:show="embed" xlink:actuate="onLoad"/></draw:frame></text:p>
      <text:p text:style-name="P368">(2)学习问题</text:p>
      <text:p text:style-name="P384">a. 单个状态概率的计算公式</text:p>
      <text:p text:style-name="P384"><text:tab/>给定模型<draw:frame draw:style-name="fr1" draw:name="Object254" text:anchor-type="as-char" svg:y="-0.1252in" svg:width="0.1819in" svg:height="0.1339in" draw:z-index="623"><draw:object xlink:href="./Object 624" xlink:type="simple" xlink:show="embed" xlink:actuate="onLoad"/><draw:image xlink:href="./ObjectReplacements/Object 624" xlink:type="simple" xlink:show="embed" xlink:actuate="onLoad"/></draw:frame>和观测<draw:frame draw:style-name="fr1" draw:name="Object255" text:anchor-type="as-char" svg:y="-0.1484in" svg:width="0.2035in" svg:height="0.1839in" draw:z-index="624"><draw:object xlink:href="./Object 625" xlink:type="simple" xlink:show="embed" xlink:actuate="onLoad"/><draw:image xlink:href="./ObjectReplacements/Object 625" xlink:type="simple" xlink:show="embed" xlink:actuate="onLoad"/></draw:frame>，在时刻t处于状态<draw:frame draw:style-name="fr1" draw:name="Object256" text:anchor-type="as-char" svg:y="-0.1484in" svg:width="0.1992in" svg:height="0.2091in" draw:z-index="625"><draw:object xlink:href="./Object 626" xlink:type="simple" xlink:show="embed" xlink:actuate="onLoad"/><draw:image xlink:href="./ObjectReplacements/Object 626" xlink:type="simple" xlink:show="embed" xlink:actuate="onLoad"/></draw:frame>的概率，记</text:p>
      <text:p text:style-name="P385"><draw:frame draw:style-name="fr1" draw:name="Object257" text:anchor-type="as-char" svg:y="-0.1634in" svg:width="1.5925in" svg:height="0.2236in" draw:z-index="626"><draw:object xlink:href="./Object 627" xlink:type="simple" xlink:show="embed" xlink:actuate="onLoad"/><draw:image xlink:href="./ObjectReplacements/Object 627" xlink:type="simple" xlink:show="embed" xlink:actuate="onLoad"/></draw:frame></text:p>
      <text:p text:style-name="P386"><text:soft-page-break/>由</text:p>
      <text:p text:style-name="P387"><draw:frame draw:style-name="fr1" draw:name="Object258" text:anchor-type="as-char" svg:y="-0.2835in" svg:width="2.7772in" svg:height="0.4626in" draw:z-index="627"><draw:object xlink:href="./Object 628" xlink:type="simple" xlink:show="embed" xlink:actuate="onLoad"/><draw:image xlink:href="./ObjectReplacements/Object 628" xlink:type="simple" xlink:show="embed" xlink:actuate="onLoad"/></draw:frame></text:p>
      <text:p text:style-name="P386">又因为</text:p>
      <text:p text:style-name="P387"><draw:frame draw:style-name="fr1" draw:name="Object259" text:anchor-type="as-char" svg:y="-0.1634in" svg:width="1.9437in" svg:height="0.2236in" draw:z-index="628"><draw:object xlink:href="./Object 629" xlink:type="simple" xlink:show="embed" xlink:actuate="onLoad"/><draw:image xlink:href="./ObjectReplacements/Object 629" xlink:type="simple" xlink:show="embed" xlink:actuate="onLoad"/></draw:frame></text:p>
      <text:p text:style-name="P386">可得</text:p>
      <text:p text:style-name="P387"><draw:frame draw:style-name="fr1" draw:name="Object260" text:anchor-type="as-char" svg:y="-0.2835in" svg:width="2.5098in" svg:height="0.7071in" draw:z-index="629"><draw:object xlink:href="./Object 630" xlink:type="simple" xlink:show="embed" xlink:actuate="onLoad"/><draw:image xlink:href="./ObjectReplacements/Object 630" xlink:type="simple" xlink:show="embed" xlink:actuate="onLoad"/></draw:frame></text:p>
      <text:p text:style-name="P388"><text:span text:style-name="T145">b</text:span>. 两个状态的概率</text:p>
      <text:p text:style-name="P388"><text:tab/>给定模型<draw:frame draw:style-name="fr1" draw:name="Object261" text:anchor-type="as-char" svg:y="-0.1252in" svg:width="0.1819in" svg:height="0.1339in" draw:z-index="630"><draw:object xlink:href="./Object 631" xlink:type="simple" xlink:show="embed" xlink:actuate="onLoad"/><draw:image xlink:href="./ObjectReplacements/Object 631" xlink:type="simple" xlink:show="embed" xlink:actuate="onLoad"/></draw:frame>和观测<text:span text:style-name="T144">O，在时刻t处于状态</text:span><text:span text:style-name="T144"><draw:frame draw:style-name="fr1" draw:name="Object262" text:anchor-type="as-char" svg:y="-0.1484in" svg:width="0.2047in" svg:height="0.2091in" draw:z-index="631"><draw:object xlink:href="./Object 632" xlink:type="simple" xlink:show="embed" xlink:actuate="onLoad"/><draw:image xlink:href="./ObjectReplacements/Object 632" xlink:type="simple" xlink:show="embed" xlink:actuate="onLoad"/></draw:frame></text:span><text:span text:style-name="T144">且在时刻t+1处于状态</text:span><text:span text:style-name="T144"><draw:frame draw:style-name="fr1" draw:name="Object263" text:anchor-type="as-char" svg:y="-0.1484in" svg:width="0.2154in" svg:height="0.2091in" draw:z-index="632"><draw:object xlink:href="./Object 633" xlink:type="simple" xlink:show="embed" xlink:actuate="onLoad"/><draw:image xlink:href="./ObjectReplacements/Object 633" xlink:type="simple" xlink:show="embed" xlink:actuate="onLoad"/></draw:frame></text:span><text:span text:style-name="T144">的概率，记作</text:span></text:p>
      <text:p text:style-name="P389"><draw:frame draw:style-name="fr1" draw:name="Object264" text:anchor-type="as-char" svg:y="-0.1634in" svg:width="2.3346in" svg:height="0.2236in" draw:z-index="633"><draw:object xlink:href="./Object 634" xlink:type="simple" xlink:show="embed" xlink:actuate="onLoad"/><draw:image xlink:href="./ObjectReplacements/Object 634" xlink:type="simple" xlink:show="embed" xlink:actuate="onLoad"/></draw:frame></text:p>
      <text:p text:style-name="P390">因为</text:p>
      <text:p text:style-name="P391"><draw:frame draw:style-name="fr1" draw:name="Object265" text:anchor-type="as-char" svg:y="-0.1634in" svg:width="3.4425in" svg:height="0.2236in" draw:z-index="634"><draw:object xlink:href="./Object 635" xlink:type="simple" xlink:show="embed" xlink:actuate="onLoad"/><draw:image xlink:href="./ObjectReplacements/Object 635" xlink:type="simple" xlink:show="embed" xlink:actuate="onLoad"/></draw:frame></text:p>
      <text:p text:style-name="P392">可得</text:p>
      <text:p text:style-name="P393"><draw:frame draw:style-name="fr1" draw:name="Object266" text:anchor-type="as-char" svg:y="-0.2835in" svg:width="2.8299in" svg:height="0.7071in" draw:z-index="635"><draw:object xlink:href="./Object 636" xlink:type="simple" xlink:show="embed" xlink:actuate="onLoad"/><draw:image xlink:href="./ObjectReplacements/Object 636" xlink:type="simple" xlink:show="embed" xlink:actuate="onLoad"/></draw:frame></text:p>
      <text:p text:style-name="P394">c. Baum-Welch算法</text:p>
      <text:p text:style-name="P394"><text:tab/>假设给定训练数据只包含<text:span text:style-name="T146">S个长度为T的观测序列</text:span><text:span text:style-name="T146"><draw:frame draw:style-name="fr1" draw:name="Object267" text:anchor-type="as-char" svg:y="-0.1638in" svg:width="0.9929in" svg:height="0.2398in" draw:z-index="636"><draw:object xlink:href="./Object 637" xlink:type="simple" xlink:show="embed" xlink:actuate="onLoad"/><draw:image xlink:href="./ObjectReplacements/Object 637" xlink:type="simple" xlink:show="embed" xlink:actuate="onLoad"/></draw:frame></text:span><text:span text:style-name="T146">而没有对用的状态序列，目标是学习隐马尔可夫模型</text:span><text:span text:style-name="T146"><draw:frame draw:style-name="fr1" draw:name="Object268" text:anchor-type="as-char" svg:y="-0.152in" svg:width="0.9398in" svg:height="0.2in" draw:z-index="637"><draw:object xlink:href="./Object 638" xlink:type="simple" xlink:show="embed" xlink:actuate="onLoad"/><draw:image xlink:href="./ObjectReplacements/Object 638" xlink:type="simple" xlink:show="embed" xlink:actuate="onLoad"/></draw:frame></text:span><text:span text:style-name="T146">的参数。</text:span></text:p>
      <text:p text:style-name="P395"><draw:frame draw:style-name="fr3" draw:name="Object269" text:anchor-type="as-char" svg:y="-0.1807in" svg:width="2.2555in" svg:height="0.3484in" draw:z-index="638"><draw:object xlink:href="./Object 639" xlink:type="simple" xlink:show="embed" xlink:actuate="onLoad"/><draw:image xlink:href="./ObjectReplacements/Object 639" xlink:type="simple" xlink:show="embed" xlink:actuate="onLoad"/></draw:frame></text:p>
      <text:p text:style-name="P394">使用<text:span text:style-name="T147">EM算法实现</text:span></text:p>
      <text:p text:style-name="P395"><draw:frame draw:style-name="fr3" draw:name="Object270" text:anchor-type="as-char" svg:y="-0.5055in" svg:width="4.4811in" svg:height="1.0626in" draw:z-index="639"><draw:object xlink:href="./Object 640" xlink:type="simple" xlink:show="embed" xlink:actuate="onLoad"/><draw:image xlink:href="./ObjectReplacements/Object 640" xlink:type="simple" xlink:show="embed" xlink:actuate="onLoad"/></draw:frame></text:p>
      <text:p text:style-name="P398">又因为</text:p>
      <text:p text:style-name="P397"><text:soft-page-break/><draw:frame draw:style-name="fr3" draw:name="Object271" text:anchor-type="as-char" svg:y="-0.1634in" svg:width="3.3374in" svg:height="0.2382in" draw:z-index="640"><draw:object xlink:href="./Object 641" xlink:type="simple" xlink:show="embed" xlink:actuate="onLoad"/><draw:image xlink:href="./ObjectReplacements/Object 641" xlink:type="simple" xlink:show="embed" xlink:actuate="onLoad"/></draw:frame></text:p>
      <text:p text:style-name="P400">可得</text:p>
      <text:p text:style-name="P399"><draw:frame draw:style-name="fr3" draw:name="Object272" text:anchor-type="as-char" svg:y="-0.3571in" svg:width="6.348in" svg:height="0.5917in" draw:z-index="641"><draw:object xlink:href="./Object 642" xlink:type="simple" xlink:show="embed" xlink:actuate="onLoad"/><draw:image xlink:href="./ObjectReplacements/Object 642" xlink:type="simple" xlink:show="embed" xlink:actuate="onLoad"/></draw:frame></text:p>
      <text:p text:style-name="P401">极大化函数<draw:frame draw:style-name="fr3" draw:name="Object273" text:anchor-type="as-char" svg:y="-0.152in" svg:width="0.6256in" svg:height="0.2in" draw:z-index="642"><draw:object xlink:href="./Object 643" xlink:type="simple" xlink:show="embed" xlink:actuate="onLoad"/><draw:image xlink:href="./ObjectReplacements/Object 643" xlink:type="simple" xlink:show="embed" xlink:actuate="onLoad"/></draw:frame>求解模型参数<draw:frame draw:style-name="fr3" draw:name="Object274" text:anchor-type="as-char" svg:y="-0.1484in" svg:width="0.5756in" svg:height="0.1839in" draw:z-index="643"><draw:object xlink:href="./Object 644" xlink:type="simple" xlink:show="embed" xlink:actuate="onLoad"/><draw:image xlink:href="./ObjectReplacements/Object 644" xlink:type="simple" xlink:show="embed" xlink:actuate="onLoad"/></draw:frame></text:p>
      <text:p text:style-name="P368">(3)预测问题</text:p>
      <text:p text:style-name="P402">a. 近似算法</text:p>
      <text:p text:style-name="P402"><text:tab/>在每个时刻<text:span text:style-name="T148">t选择在该时刻最有可能出现的状态</text:span><text:span text:style-name="T148"><draw:frame draw:style-name="fr3" draw:name="Object275" text:anchor-type="as-char" svg:y="-0.172in" svg:width="0.1791in" svg:height="0.2327in" draw:z-index="644"><draw:object xlink:href="./Object 645" xlink:type="simple" xlink:show="embed" xlink:actuate="onLoad"/><draw:image xlink:href="./ObjectReplacements/Object 645" xlink:type="simple" xlink:show="embed" xlink:actuate="onLoad"/></draw:frame></text:span><text:span text:style-name="T148">,从而得到一个状态序列</text:span><text:span text:style-name="T148"><draw:frame draw:style-name="fr3" draw:name="Object276" text:anchor-type="as-char" svg:y="-0.172in" svg:width="1.1437in" svg:height="0.2327in" draw:z-index="645"><draw:object xlink:href="./Object 646" xlink:type="simple" xlink:show="embed" xlink:actuate="onLoad"/><draw:image xlink:href="./ObjectReplacements/Object 646" xlink:type="simple" xlink:show="embed" xlink:actuate="onLoad"/></draw:frame></text:span><text:span text:style-name="T148">，将它作为预测的结果。</text:span></text:p>
      <text:p text:style-name="P403">b. 维特比算法</text:p>
      <text:p text:style-name="P403"><text:tab/>首先导入两个变量<draw:frame draw:style-name="fr3" draw:name="Object277" text:anchor-type="as-char" svg:y="-0.1484in" svg:width="0.3661in" svg:height="0.1902in" draw:z-index="646"><draw:object xlink:href="./Object 647" xlink:type="simple" xlink:show="embed" xlink:actuate="onLoad"/><draw:image xlink:href="./ObjectReplacements/Object 647" xlink:type="simple" xlink:show="embed" xlink:actuate="onLoad"/></draw:frame>并定义在时刻<text:span text:style-name="T149">t状态为i的所以单个路径</text:span><text:span text:style-name="T149"><draw:frame draw:style-name="fr3" draw:name="Object278" text:anchor-type="as-char" svg:y="-0.152in" svg:width="0.8484in" svg:height="0.2134in" draw:z-index="647"><draw:object xlink:href="./Object 648" xlink:type="simple" xlink:show="embed" xlink:actuate="onLoad"/><draw:image xlink:href="./ObjectReplacements/Object 648" xlink:type="simple" xlink:show="embed" xlink:actuate="onLoad"/></draw:frame></text:span><text:span text:style-name="T149">中概率最大值为</text:span></text:p>
      <text:p text:style-name="P404"><draw:frame draw:style-name="fr3" draw:name="Object279" text:anchor-type="as-char" svg:y="-0.1898in" svg:width="3.689in" svg:height="0.3772in" draw:z-index="648"><draw:object xlink:href="./Object 649" xlink:type="simple" xlink:show="embed" xlink:actuate="onLoad"/><draw:image xlink:href="./ObjectReplacements/Object 649" xlink:type="simple" xlink:show="embed" xlink:actuate="onLoad"/></draw:frame></text:p>
      <text:p text:style-name="P403">递推公式</text:p>
      <text:p text:style-name="P404"><draw:frame draw:style-name="fr3" draw:name="Object280" text:anchor-type="as-char" svg:y="-0.3591in" svg:width="3.8626in" svg:height="0.7661in" draw:z-index="649"><draw:object xlink:href="./Object 650" xlink:type="simple" xlink:show="embed" xlink:actuate="onLoad"/><draw:image xlink:href="./ObjectReplacements/Object 650" xlink:type="simple" xlink:show="embed" xlink:actuate="onLoad"/></draw:frame></text:p>
      <text:p text:style-name="P403">定义在时刻<text:span text:style-name="T150">t状态为i的所以单个路径</text:span><text:span text:style-name="T150"><draw:frame draw:style-name="fr3" draw:name="Object282" text:anchor-type="as-char" svg:y="-0.152in" svg:width="1.1098in" svg:height="0.2134in" draw:z-index="651"><draw:object xlink:href="./Object 652" xlink:type="simple" xlink:show="embed" xlink:actuate="onLoad"/><draw:image xlink:href="./ObjectReplacements/Object 652" xlink:type="simple" xlink:show="embed" xlink:actuate="onLoad"/><svg:desc>formula</svg:desc></draw:frame></text:span><text:span text:style-name="T150">中概率最大的路径的第t-1个节点为</text:span></text:p>
      <text:p text:style-name="P404"><draw:frame draw:style-name="fr3" draw:name="Object281" text:anchor-type="as-char" svg:y="-0.1791in" svg:width="2.0547in" svg:height="0.3252in" draw:z-index="650"><draw:object xlink:href="./Object 651" xlink:type="simple" xlink:show="embed" xlink:actuate="onLoad"/><draw:image xlink:href="./ObjectReplacements/Object 651" xlink:type="simple" xlink:show="embed" xlink:actuate="onLoad"/></draw:frame></text:p>
      <text:p text:style-name="P404"/>
      <text:p text:style-name="P403"/>
      <text:h text:style-name="P449" text:outline-level="3">5.7.11 条件随机场(conditional random field,CRF)</text:h>
      <text:p text:style-name="P405">概率无向图模型</text:p>
      <text:p text:style-name="P405"><text:tab/>设有联合概率分布<text:span text:style-name="T151">P(Y)，由无向图</text:span><text:span text:style-name="T151"><draw:frame draw:style-name="fr3" draw:name="Object283" text:anchor-type="as-char" svg:y="-0.152in" svg:width="0.7854in" svg:height="0.2in" draw:z-index="652"><draw:object xlink:href="./Object 653" xlink:type="simple" xlink:show="embed" xlink:actuate="onLoad"/><draw:image xlink:href="./ObjectReplacements/Object 653" xlink:type="simple" xlink:show="embed" xlink:actuate="onLoad"/></draw:frame></text:span><text:span text:style-name="T151">表示，在图G中，节点表示随机变量，边表示随机变量之间的依赖关系。如果联合概率分布P(Y)满足成对、局部或者全局马尔可夫性，就称此联合分布为概率无向图模型或者马尔可夫随机场。</text:span></text:p>
      <text:p text:style-name="P405">团与最大团</text:p>
      <text:p text:style-name="P405"><text:tab/>无向图<text:span text:style-name="T152">G中任何两个节点均有边连接的节点子集称为团，若C是无向图G的一个团，并且不能再加进任何一个G的节点使其成为一个更大的团，则称此C为最大团。</text:span></text:p>
      <text:p text:style-name="P423"><text:span text:style-name="T156">Hammersley-Clifford</text:span>定理</text:p>
      <text:p text:style-name="P423"><text:tab/>概率无向图模型的联合概率分布<text:span text:style-name="T156">P(Y)可以表示为如下形式：</text:span></text:p>
      <text:p text:style-name="P424"><draw:frame draw:style-name="fr3" draw:name="Object288" text:anchor-type="as-char" svg:y="-0.3591in" svg:width="1.5783in" svg:height="0.7693in" draw:z-index="657"><draw:object xlink:href="./Object 658" xlink:type="simple" xlink:show="embed" xlink:actuate="onLoad"/><draw:image xlink:href="./ObjectReplacements/Object 658" xlink:type="simple" xlink:show="embed" xlink:actuate="onLoad"/></draw:frame></text:p>
      <text:p text:style-name="P425">其中，C是无向图的最大团，<draw:frame draw:style-name="fr3" draw:name="Object289" text:anchor-type="as-char" svg:y="-0.1484in" svg:width="0.2665in" svg:height="0.2091in" draw:z-index="658"><draw:object xlink:href="./Object 659" xlink:type="simple" xlink:show="embed" xlink:actuate="onLoad"/><draw:image xlink:href="./ObjectReplacements/Object 659" xlink:type="simple" xlink:show="embed" xlink:actuate="onLoad"/></draw:frame>是C的节点对应的随机变量，<draw:frame draw:style-name="fr3" draw:name="Object290" text:anchor-type="as-char" svg:y="-0.152in" svg:width="0.5311in" svg:height="0.2134in" draw:z-index="659"><draw:object xlink:href="./Object 660" xlink:type="simple" xlink:show="embed" xlink:actuate="onLoad"/><draw:image xlink:href="./ObjectReplacements/Object 660" xlink:type="simple" xlink:show="embed" xlink:actuate="onLoad"/></draw:frame>是C上定义的严格正函数，乘积是无向图所有的最大团上进行的。</text:p>
      <text:p text:style-name="P409">条件随机场</text:p>
      <text:p text:style-name="P405"><text:tab/>设<text:span text:style-name="T153">X与Y是随机变量，P(Y | X)是在给定X的条件下的条件概率分布，若随机变量Y构成一个由无向图</text:span><text:span text:style-name="T153"><draw:frame draw:style-name="fr3" draw:name="Object284" text:anchor-type="as-char" svg:y="-0.152in" svg:width="0.7854in" svg:height="0.2in" draw:z-index="653"><draw:object xlink:href="./Object 654" xlink:type="simple" xlink:show="embed" xlink:actuate="onLoad"/><draw:image xlink:href="./ObjectReplacements/Object 654" xlink:type="simple" xlink:show="embed" xlink:actuate="onLoad"/></draw:frame></text:span><text:span text:style-name="T153">表示的马尔可夫随机场，即</text:span></text:p>
      <text:p text:style-name="P406"><draw:frame draw:style-name="fr3" draw:name="Object285" text:anchor-type="as-char" svg:y="-0.1634in" svg:width="2.9472in" svg:height="0.2236in" draw:z-index="654"><draw:object xlink:href="./Object 655" xlink:type="simple" xlink:show="embed" xlink:actuate="onLoad"/><draw:image xlink:href="./ObjectReplacements/Object 655" xlink:type="simple" xlink:show="embed" xlink:actuate="onLoad"/></draw:frame></text:p>
      <text:p text:style-name="P407">对任意节点v成立，则称条件概率分布P(Y | X)为条件随机场</text:p>
      <text:p text:style-name="P407">线性链条件随机场</text:p>
      <text:p text:style-name="P407"><text:tab/>设<draw:frame draw:style-name="fr3" draw:name="Object286" text:anchor-type="as-char" svg:y="-0.152in" svg:width="2.6709in" svg:height="0.2134in" draw:z-index="655"><draw:object xlink:href="./Object 656" xlink:type="simple" xlink:show="embed" xlink:actuate="onLoad"/><draw:image xlink:href="./ObjectReplacements/Object 656" xlink:type="simple" xlink:show="embed" xlink:actuate="onLoad"/></draw:frame>均为线性链表示的随机变量序列<text:span text:style-name="T154">，若在给定随机变量序列X的条件下，随机变量序列Y的条件概率分布P(Y | X)构成条件随机场，即满足马尔可夫性</text:span></text:p>
      <text:p text:style-name="P408"><draw:frame draw:style-name="fr3" draw:name="Object287" text:anchor-type="as-char" svg:y="-0.1634in" svg:width="3.8811in" svg:height="0.2236in" draw:z-index="656"><draw:object xlink:href="./Object 657" xlink:type="simple" xlink:show="embed" xlink:actuate="onLoad"/><draw:image xlink:href="./ObjectReplacements/Object 657" xlink:type="simple" xlink:show="embed" xlink:actuate="onLoad"/></draw:frame></text:p>
      <text:p text:style-name="P407">则称<text:span text:style-name="T155">P(Y | X)为线性链条件随机场。</text:span></text:p>
      <text:p text:style-name="P407"/>
      <text:p text:style-name="P407"/>
      <text:p text:style-name="P410"><text:soft-page-break/>条件随机场的参数化形式</text:p>
      <text:p text:style-name="P410"><text:tab/><text:span text:style-name="T157">设P(Y|X)为线性链条件随机场，则在随机变量X取值为x的条件下，随机变量Y取值为y的条件概率具有如下的形式：</text:span></text:p>
      <text:p text:style-name="P411"><text:span text:style-name="T157"><draw:frame draw:style-name="fr3" draw:name="Object291" text:anchor-type="as-char" svg:y="-0.2437in" svg:width="4.3209in" svg:height="0.4575in" draw:z-index="660"><draw:object xlink:href="./Object 661" xlink:type="simple" xlink:show="embed" xlink:actuate="onLoad"/><draw:image xlink:href="./ObjectReplacements/Object 661" xlink:type="simple" xlink:show="embed" xlink:actuate="onLoad"/></draw:frame></text:span></text:p>
      <text:p text:style-name="P410"><text:span text:style-name="T157">其中</text:span><text:span text:style-name="T158">，</text:span></text:p>
      <text:p text:style-name="P411"><text:span text:style-name="T158"><draw:frame draw:style-name="fr3" draw:name="Object292" text:anchor-type="as-char" svg:y="-0.2252in" svg:width="3.9854in" svg:height="0.439in" draw:z-index="661"><draw:object xlink:href="./Object 662" xlink:type="simple" xlink:show="embed" xlink:actuate="onLoad"/><draw:image xlink:href="./ObjectReplacements/Object 662" xlink:type="simple" xlink:show="embed" xlink:actuate="onLoad"/></draw:frame></text:span></text:p>
      <text:p text:style-name="P412"><text:span text:style-name="T160">条件随机场的简化形式</text:span></text:p>
      <text:p text:style-name="P418">记<draw:frame draw:style-name="fr3" draw:name="Object293" text:anchor-type="as-char" svg:y="-0.2902in" svg:width="2.1681in" svg:height="0.4591in" draw:z-index="663"><draw:object xlink:href="./Object 663" xlink:type="simple" xlink:show="embed" xlink:actuate="onLoad"/><draw:image xlink:href="./ObjectReplacements/Object 663" xlink:type="simple" xlink:show="embed" xlink:actuate="onLoad"/></draw:frame></text:p>
      <text:p text:style-name="P419">则</text:p>
      <text:p text:style-name="P420"><draw:frame draw:style-name="fr3" draw:name="Object294" text:anchor-type="as-char" svg:y="-0.4429in" svg:width="2.4366in" svg:height="0.9366in" draw:z-index="662"><draw:object xlink:href="./Object 664" xlink:type="simple" xlink:show="embed" xlink:actuate="onLoad"/><draw:image xlink:href="./ObjectReplacements/Object 664" xlink:type="simple" xlink:show="embed" xlink:actuate="onLoad"/></draw:frame></text:p>
      <text:p text:style-name="P421">再令<draw:frame draw:style-name="fr3" draw:name="Object295" text:anchor-type="as-char" svg:y="-0.1807in" svg:width="2.898in" svg:height="0.252in" draw:z-index="664"><draw:object xlink:href="./Object 665" xlink:type="simple" xlink:show="embed" xlink:actuate="onLoad"/><draw:image xlink:href="./ObjectReplacements/Object 665" xlink:type="simple" xlink:show="embed" xlink:actuate="onLoad"/></draw:frame>则条件随机场可以写成向量<text:span text:style-name="T161">w与F(y,x)的內积的形式</text:span></text:p>
      <text:p text:style-name="P422"><draw:frame draw:style-name="fr3" draw:name="Object296" text:anchor-type="as-char" svg:y="-0.2744in" svg:width="2.0047in" svg:height="0.4626in" draw:z-index="665"><draw:object xlink:href="./Object 666" xlink:type="simple" xlink:show="embed" xlink:actuate="onLoad"/><draw:image xlink:href="./ObjectReplacements/Object 666" xlink:type="simple" xlink:show="embed" xlink:actuate="onLoad"/></draw:frame></text:p>
      <text:p text:style-name="P421">其中</text:p>
      <text:p text:style-name="P422"><draw:frame draw:style-name="fr3" draw:name="Object297" text:anchor-type="as-char" svg:y="-0.1807in" svg:width="2.0453in" svg:height="0.3484in" draw:z-index="666"><draw:object xlink:href="./Object 667" xlink:type="simple" xlink:show="embed" xlink:actuate="onLoad"/><draw:image xlink:href="./ObjectReplacements/Object 667" xlink:type="simple" xlink:show="embed" xlink:actuate="onLoad"/></draw:frame></text:p>
      <text:p text:style-name="P413">条件随机场的矩阵形式</text:p>
      <text:p text:style-name="P413"><text:tab/><text:span text:style-name="T157">引进特殊的起点和终点状态标记</text:span><text:span text:style-name="T157"><draw:frame draw:style-name="fr3" draw:name="Object298" text:anchor-type="as-char" svg:y="-0.1484in" svg:width="1.4772in" svg:height="0.2091in" draw:z-index="667"><draw:object xlink:href="./Object 668" xlink:type="simple" xlink:show="embed" xlink:actuate="onLoad"/><draw:image xlink:href="./ObjectReplacements/Object 668" xlink:type="simple" xlink:show="embed" xlink:actuate="onLoad"/></draw:frame></text:span><text:span text:style-name="T159">，对观测序列x的每个位置</text:span><text:span text:style-name="T159"><draw:frame draw:style-name="fr3" draw:name="Object299" text:anchor-type="as-char" svg:y="-0.1484in" svg:width="1.0201in" svg:height="0.1839in" draw:z-index="668"><draw:object xlink:href="./Object 669" xlink:type="simple" xlink:show="embed" xlink:actuate="onLoad"/><draw:image xlink:href="./ObjectReplacements/Object 669" xlink:type="simple" xlink:show="embed" xlink:actuate="onLoad"/></draw:frame></text:span><text:span text:style-name="T159">定义一个m阶矩阵</text:span></text:p>
      <text:p text:style-name="P414"><text:span text:style-name="T159"><draw:frame draw:style-name="fr3" draw:name="Object300" text:anchor-type="as-char" svg:y="-0.452in" svg:width="2.8035in" svg:height="0.9547in" draw:z-index="669"><draw:object xlink:href="./Object 670" xlink:type="simple" xlink:show="embed" xlink:actuate="onLoad"/><draw:image xlink:href="./ObjectReplacements/Object 670" xlink:type="simple" xlink:show="embed" xlink:actuate="onLoad"/></draw:frame></text:span></text:p>
      <text:p text:style-name="P415"><text:span text:style-name="T159">则</text:span></text:p>
      <text:p text:style-name="P416"><text:soft-page-break/><text:span text:style-name="T159"><draw:frame draw:style-name="fr3" draw:name="Object301" text:anchor-type="as-char" svg:y="-0.398in" svg:width="2.9047in" svg:height="0.7701in" draw:z-index="670"><draw:object xlink:href="./Object 671" xlink:type="simple" xlink:show="embed" xlink:actuate="onLoad"/><draw:image xlink:href="./ObjectReplacements/Object 671" xlink:type="simple" xlink:show="embed" xlink:actuate="onLoad"/></draw:frame></text:span></text:p>
      <text:p text:style-name="P417"><text:span text:style-name="T162">条件随机场的概率计算问题</text:span>(略)</text:p>
      <text:p text:style-name="P417"><text:span text:style-name="T159"/></text:p>
      <text:p text:style-name="P417"><text:span text:style-name="T162">条件随机场的学习算法</text:span>(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30T19:18:00.838901520</dc:date>
    <meta:editing-duration>P4DT3H27M5S</meta:editing-duration>
    <meta:editing-cycles>520</meta:editing-cycles>
    <meta:document-statistic meta:table-count="0" meta:image-count="0" meta:object-count="671" meta:page-count="44" meta:paragraph-count="760" meta:word-count="8309" meta:character-count="9432" meta:non-whitespace-character-count="9282"/>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594/content.xml><?xml version="1.0" encoding="utf-8"?>
<math xmlns="http://www.w3.org/1998/Math/MathML" display="block">
  <semantics>
    <mi>π</mi>
    <annotation encoding="StarMath 5.0">{ %pi }</annotation>
  </semantics>
</math>
</file>

<file path=Object 595/content.xml><?xml version="1.0" encoding="utf-8"?>
<math xmlns="http://www.w3.org/1998/Math/MathML" display="block">
  <semantics>
    <mi>A</mi>
    <annotation encoding="StarMath 5.0">{ A }</annotation>
  </semantics>
</math>
</file>

<file path=Object 596/content.xml><?xml version="1.0" encoding="utf-8"?>
<math xmlns="http://www.w3.org/1998/Math/MathML" display="block">
  <semantics>
    <mi>B</mi>
    <annotation encoding="StarMath 5.0">{ B }</annotation>
  </semantics>
</math>
</file>

<file path=Object 597/content.xml><?xml version="1.0" encoding="utf-8"?>
<math xmlns="http://www.w3.org/1998/Math/MathML" display="block">
  <semantics>
    <mi>λ</mi>
    <annotation encoding="StarMath 5.0">{ %lambda }</annotation>
  </semantics>
</math>
</file>

<file path=Object 59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599/content.xml><?xml version="1.0" encoding="utf-8"?>
<math xmlns="http://www.w3.org/1998/Math/MathML" display="block">
  <semantics>
    <mstyle mathvariant="bold">
      <mrow>
        <mi>P</mi>
        <mrow>
          <mrow>
            <mo fence="true" stretchy="false">(</mo>
            <mrow>
              <mrow>
                <mrow>
                  <msub>
                    <mi>i</mi>
                    <mi>t</mi>
                  </msub>
                  <mo stretchy="false">∣</mo>
                  <msub>
                    <mi>i</mi>
                    <mrow>
                      <mi>t</mi>
                      <mo stretchy="false">−</mo>
                      <mn>1</mn>
                    </mrow>
                  </msub>
                </mrow>
                <mi>,</mi>
                <msub>
                  <mi>o</mi>
                  <mrow>
                    <mi>t</mi>
                    <mo stretchy="false">−</mo>
                    <mn>1</mn>
                  </mrow>
                </msub>
                <mi>,</mi>
                <mn>...</mn>
                <mi>,</mi>
                <msub>
                  <mi>i</mi>
                  <mn>1</mn>
                </msub>
                <mi>,</mi>
                <msub>
                  <mi>o</mi>
                  <mn>1</mn>
                </msub>
              </mrow>
            </mrow>
            <mo fence="true" stretchy="false">)</mo>
          </mrow>
          <mo stretchy="false">=</mo>
          <mi>P</mi>
        </mrow>
        <mrow>
          <mo fence="true" stretchy="false">(</mo>
          <mrow>
            <mrow>
              <msub>
                <mi>i</mi>
                <mi>t</mi>
              </msub>
              <mo stretchy="false">∣</mo>
              <msub>
                <mi>i</mi>
                <mrow>
                  <mi>t</mi>
                  <mo stretchy="false">−</mo>
                  <mn>1</mn>
                </mrow>
              </msub>
            </mrow>
          </mrow>
          <mo fence="true" stretchy="false">)</mo>
        </mrow>
      </mrow>
    </mstyle>
    <annotation encoding="StarMath 5.0">bold{ P(i_{t} divides i_{t-1},o_{t-1},...,i_{1},o_{1})=P(i_{t} divides i_{t-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00/content.xml><?xml version="1.0" encoding="utf-8"?>
<math xmlns="http://www.w3.org/1998/Math/MathML" display="block">
  <semantics>
    <mstyle mathvariant="bold">
      <mrow>
        <mi>P</mi>
        <mrow>
          <mrow>
            <mo fence="true" stretchy="false">(</mo>
            <mrow>
              <mrow>
                <mrow>
                  <msub>
                    <mi>o</mi>
                    <mi>t</mi>
                  </msub>
                  <mo stretchy="false">∣</mo>
                  <msub>
                    <mi>i</mi>
                    <mi>T</mi>
                  </msub>
                </mrow>
                <mi>,</mi>
                <msub>
                  <mi>o</mi>
                  <mi>T</mi>
                </msub>
                <mi>,</mi>
                <msub>
                  <mi>i</mi>
                  <mrow>
                    <mi>T</mi>
                    <mo stretchy="false">−</mo>
                    <mn>1</mn>
                  </mrow>
                </msub>
                <mi>,</mi>
                <msub>
                  <mi>o</mi>
                  <mrow>
                    <mi>T</mi>
                    <mo stretchy="false">−</mo>
                    <mn>1</mn>
                  </mrow>
                </msub>
                <mi>,</mi>
                <mn>...</mn>
                <mi>,</mi>
                <msub>
                  <mi>i</mi>
                  <mrow>
                    <mi>i</mi>
                    <mo stretchy="false">+</mo>
                    <mn>1</mn>
                  </mrow>
                </msub>
                <mi>,</mi>
                <msub>
                  <mi>o</mi>
                  <mrow>
                    <mi>t</mi>
                    <mo stretchy="false">+</mo>
                    <mn>1</mn>
                  </mrow>
                </msub>
                <mi>,</mi>
                <msub>
                  <mi>i</mi>
                  <mi>t</mi>
                </msub>
                <mi>,</mi>
                <msub>
                  <mi>i</mi>
                  <mrow>
                    <mi>t</mi>
                    <mo stretchy="false">−</mo>
                    <mn>1</mn>
                  </mrow>
                </msub>
                <mi>,</mi>
                <msub>
                  <mi>o</mi>
                  <mrow>
                    <mi>t</mi>
                    <mo stretchy="false">−</mo>
                    <mn>1</mn>
                  </mrow>
                </msub>
                <mi>,</mi>
                <mn>...</mn>
                <mi>,</mi>
                <msub>
                  <mi>i</mi>
                  <mn>1</mn>
                </msub>
                <mi>,</mi>
                <msub>
                  <mi>o</mi>
                  <mn>1</mn>
                </msub>
              </mrow>
            </mrow>
            <mo fence="true" stretchy="false">)</mo>
          </mrow>
          <mo stretchy="false">=</mo>
          <mi>P</mi>
        </mrow>
        <mrow>
          <mo fence="true" stretchy="false">(</mo>
          <mrow>
            <mrow>
              <msub>
                <mi>o</mi>
                <mi>t</mi>
              </msub>
              <mo stretchy="false">∣</mo>
              <msub>
                <mi>i</mi>
                <mi>t</mi>
              </msub>
            </mrow>
          </mrow>
          <mo fence="true" stretchy="false">)</mo>
        </mrow>
      </mrow>
    </mstyle>
    <annotation encoding="StarMath 5.0">bold{ P(o_{t} divides i_{T},o_{T},i_{T-1},o_{T-1},...,i_{i+1},o_{t+1},i_{t},i_{t-1},o_{t-1},...,i_{1},o_{1})=P(o_{t} divides i_{t}) }</annotation>
  </semantics>
</math>
</file>

<file path=Object 601/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02/content.xml><?xml version="1.0" encoding="utf-8"?>
<math xmlns="http://www.w3.org/1998/Math/MathML" display="block">
  <semantics>
    <mrow>
      <mi>o</mi>
      <mo stretchy="false">=</mo>
      <mrow>
        <mo fence="true" stretchy="false">(</mo>
        <mrow>
          <mrow>
            <msub>
              <mi>o</mi>
              <mn>1</mn>
            </msub>
            <mi>,</mi>
            <msub>
              <mi>o</mi>
              <mn>2</mn>
            </msub>
            <mi>,</mi>
            <mn>...</mn>
            <mi>,</mi>
            <msub>
              <mi>o</mi>
              <mi>T</mi>
            </msub>
          </mrow>
        </mrow>
        <mo fence="true" stretchy="false">)</mo>
      </mrow>
    </mrow>
    <annotation encoding="StarMath 5.0">{ o=(o_{1},o_{2},...,o_{T}) }</annotation>
  </semantics>
</math>
</file>

<file path=Object 603/content.xml><?xml version="1.0" encoding="utf-8"?>
<math xmlns="http://www.w3.org/1998/Math/MathML" display="block">
  <semantics>
    <mi>λ</mi>
    <annotation encoding="StarMath 5.0">{ %lambda }</annotation>
  </semantics>
</math>
</file>

<file path=Object 604/content.xml><?xml version="1.0" encoding="utf-8"?>
<math xmlns="http://www.w3.org/1998/Math/MathML" display="block">
  <semantics>
    <mrow>
      <mi>P</mi>
      <mrow>
        <mo fence="true" stretchy="false">(</mo>
        <mrow>
          <mrow>
            <mi>O</mi>
            <mo stretchy="false">∣</mo>
            <mi>λ</mi>
          </mrow>
        </mrow>
        <mo fence="true" stretchy="false">)</mo>
      </mrow>
    </mrow>
    <annotation encoding="StarMath 5.0">{ P(O divides %lambda) }</annotation>
  </semantics>
</math>
</file>

<file path=Object 605/content.xml><?xml version="1.0" encoding="utf-8"?>
<math xmlns="http://www.w3.org/1998/Math/MathML" display="block">
  <semantics>
    <mrow>
      <mi>I</mi>
      <mo stretchy="false">=</mo>
      <mrow>
        <mo fence="true" stretchy="false">(</mo>
        <mrow>
          <mrow>
            <msub>
              <mi>i</mi>
              <mn>1</mn>
            </msub>
            <mi>,</mi>
            <msub>
              <mi>i</mi>
              <mn>2</mn>
            </msub>
            <mi>,</mi>
            <mn>...</mn>
            <mi>,</mi>
            <msub>
              <mi>i</mi>
              <mi>T</mi>
            </msub>
          </mrow>
        </mrow>
        <mo fence="true" stretchy="false">)</mo>
      </mrow>
    </mrow>
    <annotation encoding="StarMath 5.0">{ I=(i_{1},i_{2},...,i_{T}) }</annotation>
  </semantics>
</math>
</file>

<file path=Object 606/content.xml><?xml version="1.0" encoding="utf-8"?>
<math xmlns="http://www.w3.org/1998/Math/MathML" display="block">
  <semantics>
    <mstyle mathvariant="bold">
      <mstyle mathsize="13pt">
        <mtable>
          <mtr>
            <mtd>
              <mrow>
                <mi>P</mi>
                <mrow>
                  <mrow>
                    <mo fence="true" stretchy="false">(</mo>
                    <mrow>
                      <mrow>
                        <mi>I</mi>
                        <mo stretchy="false">∣</mo>
                        <mi>λ</mi>
                      </mrow>
                    </mrow>
                    <mo fence="true" stretchy="false">)</mo>
                  </mrow>
                  <mo stretchy="false">=</mo>
                  <msub>
                    <mi>π</mi>
                    <msub>
                      <mi>i</mi>
                      <mn>1</mn>
                    </msub>
                  </msub>
                </mrow>
                <msub>
                  <mi>α</mi>
                  <mrow>
                    <msub>
                      <mi>i</mi>
                      <mn>1</mn>
                    </msub>
                    <msub>
                      <mi>i</mi>
                      <mn>2</mn>
                    </msub>
                  </mrow>
                </msub>
                <msub>
                  <mi>α</mi>
                  <mrow>
                    <msub>
                      <mi>i</mi>
                      <mn>2</mn>
                    </msub>
                    <msub>
                      <mi>i</mi>
                      <mn>3</mn>
                    </msub>
                  </mrow>
                </msub>
                <mn>...</mn>
                <msub>
                  <mi>α</mi>
                  <mrow>
                    <msub>
                      <mi>i</mi>
                      <mrow>
                        <mi>T</mi>
                        <mo stretchy="false">−</mo>
                        <mn>1</mn>
                      </mrow>
                    </msub>
                    <msub>
                      <mi>i</mi>
                      <mi>T</mi>
                    </msub>
                  </mrow>
                </msub>
              </mrow>
            </mtd>
          </mtr>
          <mtr>
            <mtd>
              <mrow>
                <mphantom>
                  <mrow/>
                </mphantom>
                <mrow>
                  <mi>P</mi>
                  <mrow>
                    <mrow>
                      <mo fence="true" stretchy="false">(</mo>
                      <mrow>
                        <mrow>
                          <mrow>
                            <mi>O</mi>
                            <mo stretchy="false">∣</mo>
                            <mi>I</mi>
                          </mrow>
                          <mi>,</mi>
                          <mi>λ</mi>
                        </mrow>
                      </mrow>
                      <mo fence="true" stretchy="false">)</mo>
                    </mrow>
                    <mo stretchy="false">=</mo>
                    <msub>
                      <mi>b</mi>
                      <msub>
                        <mi>i</mi>
                        <mn>1</mn>
                      </msub>
                    </msub>
                  </mrow>
                  <mrow>
                    <mo fence="true" stretchy="false">(</mo>
                    <mrow>
                      <msub>
                        <mi>o</mi>
                        <mn>1</mn>
                      </msub>
                    </mrow>
                    <mo fence="true" stretchy="false">)</mo>
                  </mrow>
                  <msub>
                    <mi>b</mi>
                    <msub>
                      <mi>i</mi>
                      <mn>2</mn>
                    </msub>
                  </msub>
                  <mrow>
                    <mo fence="true" stretchy="false">(</mo>
                    <mrow>
                      <msub>
                        <mi>o</mi>
                        <mn>2</mn>
                      </msub>
                    </mrow>
                    <mo fence="true" stretchy="false">)</mo>
                  </mrow>
                  <mn>...</mn>
                  <msub>
                    <mi>b</mi>
                    <msub>
                      <mi>i</mi>
                      <mi>T</mi>
                    </msub>
                  </msub>
                  <mrow>
                    <mo fence="true" stretchy="false">(</mo>
                    <mrow>
                      <msub>
                        <mi>o</mi>
                        <mi>T</mi>
                      </msub>
                    </mrow>
                    <mo fence="true" stretchy="false">)</mo>
                  </mrow>
                </mrow>
              </mrow>
            </mtd>
          </mtr>
        </mtable>
      </mstyle>
    </mstyle>
    <annotation encoding="StarMath 5.0">bold size 13 stack{ P(I divides %lambda)=%pi_{i_{1}}%alpha_{i_{1}i_{2}}%alpha_{i_{2}i_{3}}...%alpha_{i_{T-1}i_{T}} 
# phantom{  }
{  P(O divides I,%lambda)=b_{i_{1}}(o_{1})b_{i_{2}}(o_{2})...b_{i_{T}}(o_{T})  }

}</annotation>
  </semantics>
</math>
</file>

<file path=Object 607/content.xml><?xml version="1.0" encoding="utf-8"?>
<math xmlns="http://www.w3.org/1998/Math/MathML" display="block">
  <semantics>
    <mstyle mathvariant="bold">
      <mtable>
        <mtr>
          <mtd>
            <mrow>
              <mi>P</mi>
              <mrow>
                <mrow>
                  <mo fence="true" stretchy="false">(</mo>
                  <mrow>
                    <mrow>
                      <mi>O</mi>
                      <mi>,</mi>
                      <mrow>
                        <mi>I</mi>
                        <mo stretchy="false">∣</mo>
                        <mi>λ</mi>
                      </mrow>
                    </mrow>
                  </mrow>
                  <mo fence="true" stretchy="false">)</mo>
                </mrow>
                <mo stretchy="false">=</mo>
                <mi>P</mi>
              </mrow>
              <mrow>
                <mo fence="true" stretchy="false">(</mo>
                <mrow>
                  <mrow>
                    <mrow>
                      <mi>O</mi>
                      <mo stretchy="false">∣</mo>
                      <mi>I</mi>
                    </mrow>
                    <mi>,</mi>
                    <mi>λ</mi>
                  </mrow>
                </mrow>
                <mo fence="true" stretchy="false">)</mo>
              </mrow>
              <mi>P</mi>
              <mrow>
                <mo fence="true" stretchy="false">(</mo>
                <mrow>
                  <mrow>
                    <mi>I</mi>
                    <mo stretchy="false">∣</mo>
                    <mi>λ</mi>
                  </mrow>
                </mrow>
                <mo fence="true" stretchy="false">)</mo>
              </mrow>
            </mrow>
          </mtd>
        </mtr>
        <mtr>
          <mtd>
            <mrow>
              <mphantom>
                <mi mathvariant="italic">aaaaaaaa</mi>
              </mphantom>
              <mo stretchy="false">=</mo>
              <mrow>
                <msub>
                  <mi>π</mi>
                  <msub>
                    <mi>i</mi>
                    <mn>1</mn>
                  </msub>
                </msub>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row>
          </mtd>
        </mtr>
      </mtable>
    </mstyle>
    <annotation encoding="StarMath 5.0">bold  stack{P( O,I divides %lambda )=P( O divides I,%lambda )P( I divides %lambda )
#phantom{ aaaaaaaa }={ %pi_{i_{1}}b_{i_{1}}(o_{1})%alpha_{i_{1}i_{2}}b_{i_{2}}(o_{2})...%alpha_{i_{T-1}i_{T}}b_{i_{T}}(o_{T}) }
}</annotation>
  </semantics>
</math>
</file>

<file path=Object 608/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row>
                      <mi>O</mi>
                      <mo stretchy="false">∣</mo>
                      <mi>I</mi>
                    </mrow>
                    <mi>,</mi>
                    <mi>λ</mi>
                  </mrow>
                </mrow>
                <mo fence="true" stretchy="false">)</mo>
              </mrow>
              <mi>P</mi>
              <mrow>
                <mo fence="true" stretchy="false">(</mo>
                <mrow>
                  <mrow>
                    <mi>I</mi>
                    <mo stretchy="false">∣</mo>
                    <mi>λ</mi>
                  </mrow>
                </mrow>
                <mo fence="true" stretchy="false">)</mo>
              </mrow>
            </mrow>
          </mrow>
        </mrow>
      </mrow>
    </mstyle>
    <annotation encoding="StarMath 5.0">bold{ P(O divides %lambda)=sum from {I}{P(O divides I,%lambda)P(I divides %lambda)} }</annotation>
  </semantics>
</math>
</file>

<file path=Object 609/content.xml><?xml version="1.0" encoding="utf-8"?>
<math xmlns="http://www.w3.org/1998/Math/MathML" display="block">
  <semantics>
    <mi>λ</mi>
    <annotation encoding="StarMath 5.0">{ %lambda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10/content.xml><?xml version="1.0" encoding="utf-8"?>
<math xmlns="http://www.w3.org/1998/Math/MathML" display="block">
  <semantics>
    <mrow>
      <msub>
        <mi>o</mi>
        <mn>1</mn>
      </msub>
      <mi>,</mi>
      <msub>
        <mi>o</mi>
        <mn>2</mn>
      </msub>
      <mi>,</mi>
      <mn>...</mn>
      <mi>,</mi>
      <msub>
        <mi>o</mi>
        <mi>t</mi>
      </msub>
    </mrow>
    <annotation encoding="StarMath 5.0">{ o_{1},o_{2},...,o_{t} }</annotation>
  </semantics>
</math>
</file>

<file path=Object 611/content.xml><?xml version="1.0" encoding="utf-8"?>
<math xmlns="http://www.w3.org/1998/Math/MathML" display="block">
  <semantics>
    <msub>
      <mi>q</mi>
      <mi>i</mi>
    </msub>
    <annotation encoding="StarMath 5.0">{ q_{i} }</annotation>
  </semantics>
</math>
</file>

<file path=Object 612/content.xml><?xml version="1.0" encoding="utf-8"?>
<math xmlns="http://www.w3.org/1998/Math/MathML" display="block">
  <semantics>
    <mstyle mathvariant="bold">
      <mrow>
        <msub>
          <mi>α</mi>
          <mi>t</mi>
        </msub>
        <mrow>
          <mrow>
            <mo fence="true" stretchy="false">(</mo>
            <mrow>
              <mi>i</mi>
            </mrow>
            <mo fence="true" stretchy="false">)</mo>
          </mrow>
          <mo stretchy="false">=</mo>
          <mi>P</mi>
        </mrow>
        <mrow>
          <mo fence="true" stretchy="false">(</mo>
          <mrow>
            <mrow>
              <msub>
                <mi>o</mi>
                <mn>1</mn>
              </msub>
              <mi>,</mi>
              <msub>
                <mi>o</mi>
                <mn>2</mn>
              </msub>
              <mi>,</mi>
              <mn>...</mn>
              <mi>,</mi>
              <msub>
                <mi>o</mi>
                <mi>t</mi>
              </msub>
              <mi>,</mi>
              <mrow>
                <msub>
                  <mi>i</mi>
                  <mi>t</mi>
                </msub>
                <mo stretchy="false">=</mo>
                <msub>
                  <mi>q</mi>
                  <mi>i</mi>
                </msub>
                <mo stretchy="false">∣</mo>
                <mi>λ</mi>
              </mrow>
            </mrow>
          </mrow>
          <mo fence="true" stretchy="false">)</mo>
        </mrow>
      </mrow>
    </mstyle>
    <annotation encoding="StarMath 5.0">bold{ %alpha_{t}(i)=P(o_{1},o_{2},...,o_{t},i_{t}=q_{i} divides %lambda) }</annotation>
  </semantics>
</math>
</file>

<file path=Object 613/content.xml><?xml version="1.0" encoding="utf-8"?>
<math xmlns="http://www.w3.org/1998/Math/MathML" display="block">
  <semantics>
    <mstyle mathvariant="bold">
      <mrow>
        <msub>
          <mi>α</mi>
          <mn>1</mn>
        </msub>
        <mrow>
          <mrow>
            <mo fence="true" stretchy="false">(</mo>
            <mrow>
              <mi>i</mi>
            </mrow>
            <mo fence="true" stretchy="false">)</mo>
          </mrow>
          <mo stretchy="false">=</mo>
          <msub>
            <mi>π</mi>
            <mi>i</mi>
          </msub>
        </mrow>
        <msub>
          <mi>b</mi>
          <mi>i</mi>
        </msub>
        <mrow>
          <mo fence="true" stretchy="false">(</mo>
          <mrow>
            <msub>
              <mi>o</mi>
              <mn>1</mn>
            </msub>
          </mrow>
          <mo fence="true" stretchy="false">)</mo>
        </mrow>
        <mi>,</mi>
        <mtext> </mtext>
        <mrow>
          <mi>i</mi>
          <mo stretchy="false">=</mo>
          <mn>1,2,.</mn>
        </mrow>
        <mn>..</mn>
        <mi>,</mi>
        <mi>N</mi>
      </mrow>
    </mstyle>
    <annotation encoding="StarMath 5.0">bold{ %alpha_{1}(i)=%pi_{i}b_{i}(o_{1}),{" "}i=1,2,...,N }</annotation>
  </semantics>
</math>
</file>

<file path=Object 614/content.xml><?xml version="1.0" encoding="utf-8"?>
<math xmlns="http://www.w3.org/1998/Math/MathML" display="block">
  <semantics>
    <mstyle mathvariant="bold">
      <mrow>
        <msub>
          <mi>α</mi>
          <mrow>
            <mi>t</mi>
            <mo stretchy="false">+</mo>
            <mn>1</mn>
          </mrow>
        </msub>
        <mrow>
          <mrow>
            <mo fence="true" stretchy="false">(</mo>
            <mrow>
              <mi>i</mi>
            </mrow>
            <mo fence="true" stretchy="false">)</mo>
          </mrow>
          <mo stretchy="false">=</mo>
          <mrow>
            <mo fence="true" stretchy="true">[</mo>
            <mrow>
              <mrow>
                <munderover>
                  <mo stretchy="false">∑</mo>
                  <mrow>
                    <mi>j</mi>
                    <mo stretchy="false">=</mo>
                    <mn>1</mn>
                  </mrow>
                  <mi>N</mi>
                </munderover>
                <mrow>
                  <msub>
                    <mi>α</mi>
                    <mi>t</mi>
                  </msub>
                  <mrow>
                    <mo fence="true" stretchy="false">(</mo>
                    <mrow>
                      <mi>j</mi>
                    </mrow>
                    <mo fence="true" stretchy="false">)</mo>
                  </mrow>
                  <msub>
                    <mi>α</mi>
                    <mi mathvariant="italic">ji</mi>
                  </msub>
                </mrow>
              </mrow>
            </mrow>
            <mo fence="true" stretchy="true">]</mo>
          </mrow>
        </mrow>
        <msub>
          <mi>b</mi>
          <mi>i</mi>
        </msub>
        <mrow>
          <mo fence="true" stretchy="false">(</mo>
          <mrow>
            <msub>
              <mi>o</mi>
              <mrow>
                <mi>t</mi>
                <mo stretchy="false">+</mo>
                <mn>1</mn>
              </mrow>
            </msub>
          </mrow>
          <mo fence="true" stretchy="false">)</mo>
        </mrow>
        <mi>,</mi>
        <mtext> </mtext>
        <mrow>
          <mi>i</mi>
          <mo stretchy="false">=</mo>
          <mn>1,2,.</mn>
        </mrow>
        <mn>..</mn>
        <mi>,</mi>
        <mi>N</mi>
      </mrow>
    </mstyle>
    <annotation encoding="StarMath 5.0">bold{ %alpha_{t+1}(i)=left [sum from {j=1}to{N}{%alpha_{t}(j)%alpha_{ji}} right]b_{i}(o_{t+1}),{" "}i=1,2,...,N }</annotation>
  </semantics>
</math>
</file>

<file path=Object 615/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α</mi>
                <mi>T</mi>
              </msub>
              <mrow>
                <mo fence="true" stretchy="false">(</mo>
                <mrow>
                  <mi>i</mi>
                </mrow>
                <mo fence="true" stretchy="false">)</mo>
              </mrow>
            </mrow>
          </mrow>
        </mrow>
      </mrow>
    </mstyle>
    <annotation encoding="StarMath 5.0">bold{ P(O divides %lambda)=sum from {i=1}to{N}{%alpha_{T}(i)} }</annotation>
  </semantics>
</math>
</file>

<file path=Object 616/content.xml><?xml version="1.0" encoding="utf-8"?>
<math xmlns="http://www.w3.org/1998/Math/MathML" display="block">
  <semantics>
    <mi>λ</mi>
    <annotation encoding="StarMath 5.0">{ %lambda }</annotation>
  </semantics>
</math>
</file>

<file path=Object 617/content.xml><?xml version="1.0" encoding="utf-8"?>
<math xmlns="http://www.w3.org/1998/Math/MathML" display="block">
  <semantics>
    <msub>
      <mi>q</mi>
      <mi>i</mi>
    </msub>
    <annotation encoding="StarMath 5.0">{ q_{i} }</annotation>
  </semantics>
</math>
</file>

<file path=Object 618/content.xml><?xml version="1.0" encoding="utf-8"?>
<math xmlns="http://www.w3.org/1998/Math/MathML" display="block">
  <semantics>
    <mrow>
      <mi>t</mi>
      <mo stretchy="false">+</mo>
      <mn>1</mn>
    </mrow>
    <annotation encoding="StarMath 5.0">{ t+1 }</annotation>
  </semantics>
</math>
</file>

<file path=Object 619/content.xml><?xml version="1.0" encoding="utf-8"?>
<math xmlns="http://www.w3.org/1998/Math/MathML" display="block">
  <semantics>
    <mrow>
      <msub>
        <mi>o</mi>
        <mrow>
          <mi>t</mi>
          <mo stretchy="false">+</mo>
          <mn>1</mn>
        </mrow>
      </msub>
      <mi>,</mi>
      <msub>
        <mi>o</mi>
        <mrow>
          <mi>t</mi>
          <mo stretchy="false">+</mo>
          <mn>2</mn>
        </mrow>
      </msub>
      <mi>,</mi>
      <mn>...</mn>
      <mi>,</mi>
      <msub>
        <mi>o</mi>
        <mi>T</mi>
      </msub>
    </mrow>
    <annotation encoding="StarMath 5.0">{ o_{t+1},o_{t+2},...,o_{T} }</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20/content.xml><?xml version="1.0" encoding="utf-8"?>
<math xmlns="http://www.w3.org/1998/Math/MathML" display="block">
  <semantics>
    <mstyle mathvariant="bold">
      <mrow>
        <msub>
          <mi>β</mi>
          <mi>t</mi>
        </msub>
        <mrow>
          <mrow>
            <mo fence="true" stretchy="false">(</mo>
            <mrow>
              <mi>i</mi>
            </mrow>
            <mo fence="true" stretchy="false">)</mo>
          </mrow>
          <mo stretchy="false">=</mo>
          <mi>P</mi>
        </mrow>
        <mrow>
          <mo fence="true" stretchy="false">(</mo>
          <mrow>
            <mrow>
              <msub>
                <mi>o</mi>
                <mrow>
                  <mi>t</mi>
                  <mo stretchy="false">+</mo>
                  <mn>1</mn>
                </mrow>
              </msub>
              <mi>,</mi>
              <msub>
                <mi>o</mi>
                <mrow>
                  <mi>t</mi>
                  <mo stretchy="false">+</mo>
                  <mn>2</mn>
                </mrow>
              </msub>
              <mi>,</mi>
              <mn>...</mn>
              <mi>,</mi>
              <mrow>
                <msub>
                  <mi>o</mi>
                  <mi>T</mi>
                </msub>
                <mo stretchy="false">∣</mo>
                <msub>
                  <mi>i</mi>
                  <mi>t</mi>
                </msub>
                <mo stretchy="false">=</mo>
                <msub>
                  <mi>q</mi>
                  <mi>i</mi>
                </msub>
              </mrow>
              <mi>,</mi>
              <mi>λ</mi>
            </mrow>
          </mrow>
          <mo fence="true" stretchy="false">)</mo>
        </mrow>
      </mrow>
    </mstyle>
    <annotation encoding="StarMath 5.0">bold{ %beta_{t}(i)=P(o_{t+1},o_{t+2},...,o_{T} divides i_{t}=q_{i},%lambda) }</annotation>
  </semantics>
</math>
</file>

<file path=Object 621/content.xml><?xml version="1.0" encoding="utf-8"?>
<math xmlns="http://www.w3.org/1998/Math/MathML" display="block">
  <semantics>
    <mstyle mathvariant="bold">
      <mrow>
        <msub>
          <mi>β</mi>
          <mi>T</mi>
        </msub>
        <mrow>
          <mrow>
            <mo fence="true" stretchy="false">(</mo>
            <mrow>
              <mi>i</mi>
            </mrow>
            <mo fence="true" stretchy="false">)</mo>
          </mrow>
          <mo stretchy="false">=</mo>
          <mn>1</mn>
        </mrow>
        <mi>,</mi>
        <mtext> </mtext>
        <mrow>
          <mi>i</mi>
          <mo stretchy="false">=</mo>
          <mn>1,2,.</mn>
        </mrow>
        <mn>..</mn>
        <mi>,</mi>
        <mi>N</mi>
      </mrow>
    </mstyle>
    <annotation encoding="StarMath 5.0">bold{ %beta_{T}(i)=1,{" "}i=1,2,...,N }</annotation>
  </semantics>
</math>
</file>

<file path=Object 622/content.xml><?xml version="1.0" encoding="utf-8"?>
<math xmlns="http://www.w3.org/1998/Math/MathML" display="block">
  <semantics>
    <mstyle mathvariant="bold">
      <mrow>
        <msub>
          <mi>β</mi>
          <mi>t</mi>
        </msub>
        <mrow>
          <mrow>
            <mo fence="true" stretchy="false">(</mo>
            <mrow>
              <mi>i</mi>
            </mrow>
            <mo fence="true" stretchy="false">)</mo>
          </mrow>
          <mo stretchy="false">=</mo>
          <mrow>
            <munderover>
              <mo stretchy="false">∑</mo>
              <mrow>
                <mi>j</mi>
                <mo stretchy="false">=</mo>
                <mn>1</mn>
              </mrow>
              <mi>N</mi>
            </munderover>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row>
        <mi>,</mi>
        <mtext> </mtext>
        <mrow>
          <mi>i</mi>
          <mo stretchy="false">=</mo>
          <mn>1,2,.</mn>
        </mrow>
        <mn>..</mn>
        <mi>,</mi>
        <mi>N</mi>
      </mrow>
    </mstyle>
    <annotation encoding="StarMath 5.0">bold{ %beta_{t}(i)=sum from{j=1}to{N}{%alpha_{ij}b_{j}(o_{t+1})%beta_{t+1}(j)},{" "}i=1,2,...,N }</annotation>
  </semantics>
</math>
</file>

<file path=Object 623/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π</mi>
                <mi>i</mi>
              </msub>
              <msub>
                <mi>b</mi>
                <mi>i</mi>
              </msub>
              <mrow>
                <mo fence="true" stretchy="false">(</mo>
                <mrow>
                  <msub>
                    <mi>o</mi>
                    <mn>1</mn>
                  </msub>
                </mrow>
                <mo fence="true" stretchy="false">)</mo>
              </mrow>
              <msub>
                <mi>β</mi>
                <mn>1</mn>
              </msub>
              <mrow>
                <mo fence="true" stretchy="false">(</mo>
                <mrow>
                  <mi>i</mi>
                </mrow>
                <mo fence="true" stretchy="false">)</mo>
              </mrow>
            </mrow>
          </mrow>
        </mrow>
      </mrow>
    </mstyle>
    <annotation encoding="StarMath 5.0">bold{ P(O divides %lambda)=sum from {i=1}to{N}{%pi_{i}b_{i}(o_{1})%beta_{1}(i)} }</annotation>
  </semantics>
</math>
</file>

<file path=Object 624/content.xml><?xml version="1.0" encoding="utf-8"?>
<math xmlns="http://www.w3.org/1998/Math/MathML" display="block">
  <semantics>
    <mi>λ</mi>
    <annotation encoding="StarMath 5.0"> { %lambda }</annotation>
  </semantics>
</math>
</file>

<file path=Object 625/content.xml><?xml version="1.0" encoding="utf-8"?>
<math xmlns="http://www.w3.org/1998/Math/MathML" display="block">
  <semantics>
    <mi>O</mi>
    <annotation encoding="StarMath 5.0">{ O }</annotation>
  </semantics>
</math>
</file>

<file path=Object 626/content.xml><?xml version="1.0" encoding="utf-8"?>
<math xmlns="http://www.w3.org/1998/Math/MathML" display="block">
  <semantics>
    <msub>
      <mi>q</mi>
      <mi>i</mi>
    </msub>
    <annotation encoding="StarMath 5.0">{ q_{i} }</annotation>
  </semantics>
</math>
</file>

<file path=Object 627/content.xml><?xml version="1.0" encoding="utf-8"?>
<math xmlns="http://www.w3.org/1998/Math/MathML" display="block">
  <semantics>
    <mstyle mathvariant="bold">
      <mrow>
        <msub>
          <mi>γ</mi>
          <mi>t</mi>
        </msub>
        <mrow>
          <mrow>
            <mo fence="true" stretchy="false">(</mo>
            <mrow>
              <mi>i</mi>
            </mrow>
            <mo fence="true" stretchy="false">)</mo>
          </mrow>
          <mo stretchy="false">=</mo>
          <mi>P</mi>
        </mrow>
        <mrow>
          <mo fence="true" stretchy="false">(</mo>
          <mrow>
            <mrow>
              <mrow>
                <msub>
                  <mi>i</mi>
                  <mi>t</mi>
                </msub>
                <mo stretchy="false">=</mo>
                <msub>
                  <mi>q</mi>
                  <mi>i</mi>
                </msub>
                <mo stretchy="false">∣</mo>
                <mi>O</mi>
              </mrow>
              <mi>,</mi>
              <mi>λ</mi>
            </mrow>
          </mrow>
          <mo fence="true" stretchy="false">)</mo>
        </mrow>
      </mrow>
    </mstyle>
    <annotation encoding="StarMath 5.0">bold{ %gamma_{t}(i)=P(i_{t}=q_{i} divides O,%lambda)  }</annotation>
  </semantics>
</math>
</file>

<file path=Object 628/content.xml><?xml version="1.0" encoding="utf-8"?>
<math xmlns="http://www.w3.org/1998/Math/MathML" display="block">
  <semantics>
    <mstyle mathvariant="bold">
      <mrow>
        <msub>
          <mi>γ</mi>
          <mi>t</mi>
        </msub>
        <mrow>
          <mrow>
            <mo fence="true" stretchy="false">(</mo>
            <mrow>
              <mi>i</mi>
            </mrow>
            <mo fence="true" stretchy="false">)</mo>
          </mrow>
          <mo stretchy="false">=</mo>
          <mi>P</mi>
        </mrow>
        <mrow>
          <mrow>
            <mo fence="true" stretchy="false">(</mo>
            <mrow>
              <mrow>
                <mrow>
                  <msub>
                    <mi>i</mi>
                    <mi>t</mi>
                  </msub>
                  <mo stretchy="false">=</mo>
                  <msub>
                    <mi>q</mi>
                    <mi>i</mi>
                  </msub>
                  <mo stretchy="false">∣</mo>
                  <mi>O</mi>
                </mrow>
                <mi>,</mi>
                <mi>λ</mi>
              </mrow>
            </mrow>
            <mo fence="true" stretchy="false">)</mo>
          </mrow>
          <mo stretchy="false">=</mo>
          <mfrac>
            <mrow>
              <mi>P</mi>
              <mrow>
                <mo fence="true" stretchy="false">(</mo>
                <mrow>
                  <mrow>
                    <mrow>
                      <msub>
                        <mi>i</mi>
                        <mi>t</mi>
                      </msub>
                      <mo stretchy="false">=</mo>
                      <msub>
                        <mi>q</mi>
                        <mi>i</mi>
                      </msub>
                    </mrow>
                    <mi>,</mi>
                    <mrow>
                      <mi>O</mi>
                      <mo stretchy="false">∣</mo>
                      <mi>λ</mi>
                    </mrow>
                  </mrow>
                </mrow>
                <mo fence="true" stretchy="false">)</mo>
              </mrow>
            </mrow>
            <mrow>
              <mi>P</mi>
              <mrow>
                <mo fence="true" stretchy="false">(</mo>
                <mrow>
                  <mrow>
                    <mi>O</mi>
                    <mo stretchy="false">∣</mo>
                    <mi>λ</mi>
                  </mrow>
                </mrow>
                <mo fence="true" stretchy="false">)</mo>
              </mrow>
            </mrow>
          </mfrac>
        </mrow>
      </mrow>
    </mstyle>
    <annotation encoding="StarMath 5.0">bold{ %gamma_{t}(i)=P(i_{t}=q_{i} divides O,%lambda)={P(i_{t}=q_{i},O divides %lambda)}over{P(O divides %lambda)} }</annotation>
  </semantics>
</math>
</file>

<file path=Object 629/content.xml><?xml version="1.0" encoding="utf-8"?>
<math xmlns="http://www.w3.org/1998/Math/MathML" display="block">
  <semantics>
    <mstyle mathvariant="bold">
      <mrow>
        <msub>
          <mi>α</mi>
          <mi>t</mi>
        </msub>
        <mrow>
          <mo fence="true" stretchy="false">(</mo>
          <mrow>
            <mi>i</mi>
          </mrow>
          <mo fence="true" stretchy="false">)</mo>
        </mrow>
        <msub>
          <mi>β</mi>
          <mi>t</mi>
        </msub>
        <mrow>
          <mrow>
            <mo fence="true" stretchy="false">(</mo>
            <mrow>
              <mi>i</mi>
            </mrow>
            <mo fence="true" stretchy="false">)</mo>
          </mrow>
          <mo stretchy="false">=</mo>
          <mi>P</mi>
        </mrow>
        <mrow>
          <mo fence="true" stretchy="false">(</mo>
          <mrow>
            <mrow>
              <mrow>
                <msub>
                  <mi>i</mi>
                  <mi>t</mi>
                </msub>
                <mo stretchy="false">=</mo>
                <msub>
                  <mi>q</mi>
                  <mi>i</mi>
                </msub>
              </mrow>
              <mi>,</mi>
              <mrow>
                <mi>O</mi>
                <mo stretchy="false">∣</mo>
                <mi>λ</mi>
              </mrow>
            </mrow>
          </mrow>
          <mo fence="true" stretchy="false">)</mo>
        </mrow>
      </mrow>
    </mstyle>
    <annotation encoding="StarMath 5.0">bold{ %alpha_{t}(i)%beta_{t}(i)=P(i_{t}=q_{i},O divides %lambda)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30/content.xml><?xml version="1.0" encoding="utf-8"?>
<math xmlns="http://www.w3.org/1998/Math/MathML" display="block">
  <semantics>
    <mstyle mathvariant="bold">
      <mrow>
        <msub>
          <mi>γ</mi>
          <mi>t</mi>
        </msub>
        <mrow>
          <mrow>
            <mo fence="true" stretchy="false">(</mo>
            <mrow>
              <mi>i</mi>
            </mrow>
            <mo fence="true" stretchy="false">)</mo>
          </mrow>
          <mo stretchy="false">=</mo>
          <mfrac>
            <mrow>
              <msub>
                <mi>α</mi>
                <mi>t</mi>
              </msub>
              <mrow>
                <mo fence="true" stretchy="false">(</mo>
                <mrow>
                  <mi>i</mi>
                </mrow>
                <mo fence="true" stretchy="false">)</mo>
              </mrow>
              <msub>
                <mi>β</mi>
                <mi>t</mi>
              </msub>
              <mrow>
                <mo fence="true" stretchy="false">(</mo>
                <mrow>
                  <mi>i</mi>
                </mrow>
                <mo fence="true" stretchy="false">)</mo>
              </mrow>
            </mrow>
            <mrow>
              <mi>P</mi>
              <mrow>
                <mo fence="true" stretchy="false">(</mo>
                <mrow>
                  <mrow>
                    <mi>O</mi>
                    <mo stretchy="false">∣</mo>
                    <mi>λ</mi>
                  </mrow>
                </mrow>
                <mo fence="true" stretchy="false">)</mo>
              </mrow>
            </mrow>
          </mfrac>
          <mo stretchy="false">=</mo>
          <mfrac>
            <mrow>
              <msub>
                <mi>α</mi>
                <mi>t</mi>
              </msub>
              <mrow>
                <mo fence="true" stretchy="false">(</mo>
                <mrow>
                  <mi>i</mi>
                </mrow>
                <mo fence="true" stretchy="false">)</mo>
              </mrow>
              <msub>
                <mi>β</mi>
                <mi>t</mi>
              </msub>
              <mrow>
                <mo fence="true" stretchy="false">(</mo>
                <mrow>
                  <mi>i</mi>
                </mrow>
                <mo fence="true" stretchy="false">)</mo>
              </mrow>
            </mrow>
            <mrow>
              <munderover>
                <mo stretchy="false">∑</mo>
                <mrow>
                  <mi>j</mi>
                  <mo stretchy="false">=</mo>
                  <mn>1</mn>
                </mrow>
                <mi>N</mi>
              </munderover>
              <mrow>
                <msub>
                  <mi>α</mi>
                  <mi>t</mi>
                </msub>
                <mrow>
                  <mo fence="true" stretchy="false">(</mo>
                  <mrow>
                    <mi>j</mi>
                  </mrow>
                  <mo fence="true" stretchy="false">)</mo>
                </mrow>
                <msub>
                  <mi>β</mi>
                  <mi>t</mi>
                </msub>
                <mrow>
                  <mo fence="true" stretchy="false">(</mo>
                  <mrow>
                    <mi>j</mi>
                  </mrow>
                  <mo fence="true" stretchy="false">)</mo>
                </mrow>
              </mrow>
            </mrow>
          </mfrac>
        </mrow>
      </mrow>
    </mstyle>
    <annotation encoding="StarMath 5.0">bold{ %gamma_{t}(i)={%alpha_{t}(i)%beta_{t}(i)}over{P(O divides %lambda)}={%alpha_{t}(i)%beta_{t}(i)}over{sum from {j=1}to{N}{%alpha_{t}(j)%beta_{t}(j)}} }</annotation>
  </semantics>
</math>
</file>

<file path=Object 631/content.xml><?xml version="1.0" encoding="utf-8"?>
<math xmlns="http://www.w3.org/1998/Math/MathML" display="block">
  <semantics>
    <mi>λ</mi>
    <annotation encoding="StarMath 5.0">{ %lambda }</annotation>
  </semantics>
</math>
</file>

<file path=Object 632/content.xml><?xml version="1.0" encoding="utf-8"?>
<math xmlns="http://www.w3.org/1998/Math/MathML" display="block">
  <semantics>
    <msub>
      <mi>q</mi>
      <mi>t</mi>
    </msub>
    <annotation encoding="StarMath 5.0">{ q_{t} }</annotation>
  </semantics>
</math>
</file>

<file path=Object 633/content.xml><?xml version="1.0" encoding="utf-8"?>
<math xmlns="http://www.w3.org/1998/Math/MathML" display="block">
  <semantics>
    <msub>
      <mi>q</mi>
      <mi>j</mi>
    </msub>
    <annotation encoding="StarMath 5.0">{ q_{j} }</annotation>
  </semantics>
</math>
</file>

<file path=Object 634/content.xml><?xml version="1.0" encoding="utf-8"?>
<math xmlns="http://www.w3.org/1998/Math/MathML" display="block">
  <semantics>
    <mstyle mathvariant="bold">
      <mrow>
        <msub>
          <mi>ξ</mi>
          <mi>t</mi>
        </msub>
        <mrow>
          <mrow>
            <mo fence="true" stretchy="false">(</mo>
            <mrow>
              <mrow>
                <mi>i</mi>
                <mi>,</mi>
                <mi>j</mi>
              </mrow>
            </mrow>
            <mo fence="true" stretchy="false">)</mo>
          </mrow>
          <mo stretchy="false">=</mo>
          <mi>P</mi>
        </mrow>
        <mrow>
          <mo fence="true" stretchy="false">(</mo>
          <mrow>
            <mrow>
              <mrow>
                <msub>
                  <mi>i</mi>
                  <mi>t</mi>
                </msub>
                <mo stretchy="false">=</mo>
                <msub>
                  <mi>q</mi>
                  <mi>i</mi>
                </msub>
              </mrow>
              <mi>,</mi>
              <mrow>
                <msub>
                  <mi>i</mi>
                  <mrow>
                    <mi>t</mi>
                    <mo stretchy="false">+</mo>
                    <mn>1</mn>
                  </mrow>
                </msub>
                <mo stretchy="false">=</mo>
                <msub>
                  <mi>q</mi>
                  <mi>j</mi>
                </msub>
                <mo stretchy="false">∣</mo>
                <mi>O</mi>
              </mrow>
              <mi>,</mi>
              <mi>λ</mi>
            </mrow>
          </mrow>
          <mo fence="true" stretchy="false">)</mo>
        </mrow>
      </mrow>
    </mstyle>
    <annotation encoding="StarMath 5.0">bold{ %xi _{t}(i,j)=P(i_{t}=q_{i},i_{t+1}=q_{j} divides O,%lambda) }</annotation>
  </semantics>
</math>
</file>

<file path=Object 635/content.xml><?xml version="1.0" encoding="utf-8"?>
<math xmlns="http://www.w3.org/1998/Math/MathML" display="block">
  <semantics>
    <mstyle mathvariant="bold">
      <mrow>
        <mi>P</mi>
        <mrow>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o stretchy="false">=</mo>
          <msub>
            <mi>α</mi>
            <mi>t</mi>
          </msub>
        </mrow>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style>
    <annotation encoding="StarMath 5.0">bold{ P(i_{t}=q_{i},i_{t+1}=q_{j},O divides %lambda)=%alpha_{t}(i)%alpha_{ij}b_{j}(o_{t+1})%beta_{t+1}(j) }</annotation>
  </semantics>
</math>
</file>

<file path=Object 636/content.xml><?xml version="1.0" encoding="utf-8"?>
<math xmlns="http://www.w3.org/1998/Math/MathML" display="block">
  <semantics>
    <mstyle mathvariant="bold">
      <mrow>
        <msub>
          <mi>ξ</mi>
          <mi>t</mi>
        </msub>
        <mrow>
          <mrow>
            <mo fence="true" stretchy="false">(</mo>
            <mrow>
              <mrow>
                <mi>i</mi>
                <mi>,</mi>
                <mi>j</mi>
              </mrow>
            </mrow>
            <mo fence="true" stretchy="false">)</mo>
          </mrow>
          <mo stretchy="false">=</mo>
          <mfrac>
            <mrow>
              <msub>
                <mi>α</mi>
                <mi>t</mi>
              </msub>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underover>
                <mo stretchy="false">∑</mo>
                <mrow>
                  <mi>i</mi>
                  <mo stretchy="false">=</mo>
                  <mn>1</mn>
                </mrow>
                <mi>N</mi>
              </munderover>
              <mrow>
                <munderover>
                  <mo stretchy="false">∑</mo>
                  <mrow>
                    <mi>j</mi>
                    <mo stretchy="false">=</mo>
                    <mn>1</mn>
                  </mrow>
                  <mi>N</mi>
                </munderover>
                <mrow>
                  <mi>P</mi>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row>
              </mrow>
            </mrow>
          </mfrac>
        </mrow>
      </mrow>
    </mstyle>
    <annotation encoding="StarMath 5.0">bold{ %xi_{t}(i,j)={%alpha_{t}(i)%alpha_{ij}b_{j}(o_{t+1})%beta_{t+1}(j)}over{
sum from{ i=1 }to{ N }{ sum from {j=1}to{N}{

P( i_{t}=q_{i},i_{t+1}=q_{j},O divides %lambda )
} }

} }</annotation>
  </semantics>
</math>
</file>

<file path=Object 637/content.xml><?xml version="1.0" encoding="utf-8"?>
<math xmlns="http://www.w3.org/1998/Math/MathML" display="block">
  <semantics>
    <mstyle mathvariant="bold">
      <mrow>
        <mo fence="true" stretchy="true">{</mo>
        <mrow>
          <mrow>
            <msub>
              <mi>o</mi>
              <mn>1</mn>
            </msub>
            <mi>,</mi>
            <msub>
              <mi>o</mi>
              <mn>2</mn>
            </msub>
            <mi>,</mi>
            <mn>...</mn>
            <mi>,</mi>
            <msub>
              <mi>o</mi>
              <mi>s</mi>
            </msub>
          </mrow>
        </mrow>
        <mo fence="true" stretchy="true">}</mo>
      </mrow>
    </mstyle>
    <annotation encoding="StarMath 5.0"> bold left lbrace{ o_{1},o_{2},...,o_{s} }right rbrace</annotation>
  </semantics>
</math>
</file>

<file path=Object 63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39/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i>O</mi>
                    <mi>,</mi>
                    <mrow>
                      <mi>I</mi>
                      <mo stretchy="false">∣</mo>
                      <mi>λ</mi>
                    </mrow>
                  </mrow>
                </mrow>
                <mo fence="true" stretchy="false">)</mo>
              </mrow>
              <mi>P</mi>
              <mrow>
                <mo fence="true" stretchy="false">(</mo>
                <mrow>
                  <mrow>
                    <mi>I</mi>
                    <mo stretchy="false">∣</mo>
                    <mi>λ</mi>
                  </mrow>
                </mrow>
                <mo fence="true" stretchy="false">)</mo>
              </mrow>
            </mrow>
          </mrow>
        </mrow>
      </mrow>
    </mstyle>
    <annotation encoding="StarMath 5.0">bold{ P(O divides %lambda)=sum from{I}{P(O ,I divides %lambda)P(I divides %lambda)}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40/content.xml><?xml version="1.0" encoding="utf-8"?>
<math xmlns="http://www.w3.org/1998/Math/MathML" display="block">
  <semantics>
    <mstyle mathvariant="bold">
      <mtable>
        <mtr>
          <mtd>
            <mrow>
              <mi>Q</mi>
              <mrow>
                <mrow>
                  <mo fence="true" stretchy="false">(</mo>
                  <mrow>
                    <mrow>
                      <mi>λ</mi>
                      <mi>,</mi>
                      <mover accent="true">
                        <mi>λ</mi>
                        <mo>¯</mo>
                      </mover>
                    </mrow>
                  </mrow>
                  <mo fence="true" stretchy="false">)</mo>
                </mrow>
                <mo stretchy="false">=</mo>
                <msub>
                  <mi>E</mi>
                  <mi>I</mi>
                </msub>
              </mrow>
              <mrow>
                <mrow>
                  <mo fence="true" stretchy="false">(</mo>
                  <mrow>
                    <mrow>
                      <mi mathvariant="italic">logP</mi>
                      <mrow>
                        <mrow>
                          <mo fence="true" stretchy="false">(</mo>
                          <mrow>
                            <mrow>
                              <mi>O</mi>
                              <mi>,</mi>
                              <mrow>
                                <mi>I</mi>
                                <mo stretchy="false">∣</mo>
                                <mi>λ</mi>
                              </mrow>
                            </mrow>
                          </mrow>
                          <mo fence="true" stretchy="false">)</mo>
                        </mrow>
                        <mo stretchy="false">∣</mo>
                        <mi>O</mi>
                      </mrow>
                      <mi>,</mi>
                      <mover accent="true">
                        <mi>λ</mi>
                        <mo>¯</mo>
                      </mover>
                    </mrow>
                  </mrow>
                  <mo fence="true" stretchy="false">)</mo>
                </mrow>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row>
                            <mi>I</mi>
                            <mo stretchy="false">∣</mo>
                            <mi>O</mi>
                          </mrow>
                          <mi>,</mi>
                          <mover accent="true">
                            <mi>λ</mi>
                            <mo>¯</mo>
                          </mover>
                        </mrow>
                      </mrow>
                      <mo fence="true" stretchy="false">)</mo>
                    </mrow>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row>
                      <mo fence="true" stretchy="false">(</mo>
                      <mrow>
                        <mrow>
                          <mi>I</mi>
                          <mi>,</mi>
                          <mrow>
                            <mi>O</mi>
                            <mo stretchy="false">∣</mo>
                            <mover accent="true">
                              <mi>λ</mi>
                              <mo>¯</mo>
                            </mover>
                          </mrow>
                        </mrow>
                      </mrow>
                      <mo fence="true" stretchy="false">)</mo>
                    </mrow>
                    <mo stretchy="false">−</mo>
                    <mi mathvariant="italic">logP</mi>
                  </mrow>
                  <mrow>
                    <mo fence="true" stretchy="false">(</mo>
                    <mrow>
                      <mrow>
                        <mi>O</mi>
                        <mo stretchy="false">∣</mo>
                        <mover accent="true">
                          <mi>λ</mi>
                          <mo>¯</mo>
                        </mover>
                      </mrow>
                    </mrow>
                    <mo fence="true" stretchy="false">)</mo>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i>I</mi>
                        <mi>,</mi>
                        <mrow>
                          <mi>O</mi>
                          <mo stretchy="false">∣</mo>
                          <mover accent="true">
                            <mi>λ</mi>
                            <mo>¯</mo>
                          </mover>
                        </mrow>
                      </mrow>
                    </mrow>
                    <mo fence="true" stretchy="false">)</mo>
                  </mrow>
                </mrow>
              </mrow>
            </mrow>
          </mtd>
        </mtr>
      </mtable>
    </mstyle>
    <annotation encoding="StarMath 5.0">bold stack{ Q(%lambda,overline %lambda)=E_{I}(logP(O,I divides %lambda) divides O,overline %lambda)=sum from{I}{ logP(O,I divides %lambda)P(I divides O ,overline %lambda) }#
phantom{aaaaaaa}
=sum from{ I }{ logP(O,I divides %lambda)P(I,O divides overline %lambda)-logP(O divides overline %lambda) }
#phantom{ aaaaaaa }
=sum from{ I }{ logP(O,I divides %lambda)P(I,O divides overline %lambda)}
 }</annotation>
  </semantics>
</math>
</file>

<file path=Object 641/content.xml><?xml version="1.0" encoding="utf-8"?>
<math xmlns="http://www.w3.org/1998/Math/MathML" display="block">
  <semantics>
    <mstyle mathvariant="bold">
      <mrow>
        <mi>P</mi>
        <mrow>
          <mrow>
            <mo fence="true" stretchy="false">(</mo>
            <mrow>
              <mrow>
                <mi>O</mi>
                <mi>,</mi>
                <mrow>
                  <mi>I</mi>
                  <mo stretchy="false">∣</mo>
                  <mi>λ</mi>
                </mrow>
              </mrow>
            </mrow>
            <mo fence="true" stretchy="false">)</mo>
          </mrow>
          <mo stretchy="false">=</mo>
          <msub>
            <mi>π</mi>
            <msub>
              <mi>i</mi>
              <mn>1</mn>
            </msub>
          </msub>
        </mrow>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style>
    <annotation encoding="StarMath 5.0">bold {P(O ,I divides %lambda)= %pi_{i_{1}}b_{i_{1}}(o_{1})%alpha_{i_{1}i_{2}}b_{i_{2}}(o_{2})...%alpha_{i_{T-1}i_{T}}b_{i_{T}}(o_{T})  }</annotation>
  </semantics>
</math>
</file>

<file path=Object 642/content.xml><?xml version="1.0" encoding="utf-8"?>
<math xmlns="http://www.w3.org/1998/Math/MathML" display="block">
  <semantics>
    <mstyle mathvariant="bold">
      <mrow>
        <mi>Q</mi>
        <mrow>
          <mrow>
            <mo fence="true" stretchy="false">(</mo>
            <mrow>
              <mrow>
                <mi>λ</mi>
                <mi>,</mi>
                <mover accent="true">
                  <mi>λ</mi>
                  <mo>¯</mo>
                </mover>
              </mrow>
            </mrow>
            <mo fence="true" stretchy="false">)</mo>
          </mrow>
          <mo stretchy="false">=</mo>
          <mrow>
            <mrow>
              <munder>
                <mo stretchy="false">∑</mo>
                <mi>I</mi>
              </munder>
              <mrow>
                <mi>log</mi>
                <msub>
                  <mi>π</mi>
                  <msub>
                    <mi>i</mi>
                    <mn>1</mn>
                  </msub>
                </msub>
                <mi>P</mi>
                <mrow>
                  <mo fence="true" stretchy="false">(</mo>
                  <mrow>
                    <mrow>
                      <mi>O</mi>
                      <mi>,</mi>
                      <mrow>
                        <mi>I</mi>
                        <mo stretchy="false">∣</mo>
                        <mi>λ</mi>
                      </mrow>
                    </mrow>
                  </mrow>
                  <mo fence="true" stretchy="false">)</mo>
                </mrow>
              </mrow>
            </mrow>
            <mo stretchy="false">+</mo>
            <mrow>
              <munder>
                <mo stretchy="false">∑</mo>
                <mi>I</mi>
              </munder>
              <mrow>
                <mrow>
                  <mo fence="true" stretchy="true">(</mo>
                  <mrow>
                    <mrow>
                      <munderover>
                        <mo stretchy="false">∑</mo>
                        <mrow>
                          <mi>t</mi>
                          <mo stretchy="false">=</mo>
                          <mn>1</mn>
                        </mrow>
                        <mrow>
                          <mi>T</mi>
                          <mo stretchy="false">−</mo>
                          <mn>1</mn>
                        </mrow>
                      </munderover>
                      <mrow>
                        <mi>log</mi>
                        <msub>
                          <mi>α</mi>
                          <mrow>
                            <msub>
                              <mi>i</mi>
                              <mi>t</mi>
                            </msub>
                            <msub>
                              <mi>i</mi>
                              <mrow>
                                <mi>t</mi>
                                <mo stretchy="false">+</mo>
                                <mn>1</mn>
                              </mrow>
                            </msub>
                          </mrow>
                        </msub>
                      </mrow>
                    </mrow>
                  </mrow>
                  <mo fence="true" stretchy="true">)</mo>
                </mrow>
                <mi>P</mi>
                <mrow>
                  <mo fence="true" stretchy="false">(</mo>
                  <mrow>
                    <mrow>
                      <mi>O</mi>
                      <mi>,</mi>
                      <mrow>
                        <mi>I</mi>
                        <mo stretchy="false">∣</mo>
                        <mover accent="true">
                          <mi>λ</mi>
                          <mo>¯</mo>
                        </mover>
                      </mrow>
                    </mrow>
                  </mrow>
                  <mo fence="true" stretchy="false">)</mo>
                </mrow>
              </mrow>
            </mrow>
            <mo stretchy="false">+</mo>
            <mrow>
              <munder>
                <mo stretchy="false">∑</mo>
                <mi>I</mi>
              </munder>
              <mrow>
                <mo fence="true" stretchy="true">(</mo>
                <mrow>
                  <mrow>
                    <munderover>
                      <mo stretchy="false">∑</mo>
                      <mrow>
                        <mi>t</mi>
                        <mo stretchy="false">=</mo>
                        <mn>1</mn>
                      </mrow>
                      <mi>T</mi>
                    </munderover>
                    <mrow>
                      <msub>
                        <mi mathvariant="italic">logb</mi>
                        <msub>
                          <mi>i</mi>
                          <mi>t</mi>
                        </msub>
                      </msub>
                      <mrow>
                        <mo fence="true" stretchy="false">(</mo>
                        <mrow>
                          <msub>
                            <mi>o</mi>
                            <mi>t</mi>
                          </msub>
                        </mrow>
                        <mo fence="true" stretchy="false">)</mo>
                      </mrow>
                    </mrow>
                  </mrow>
                </mrow>
                <mo fence="true" stretchy="true">)</mo>
              </mrow>
            </mrow>
          </mrow>
        </mrow>
        <mi>P</mi>
        <mrow>
          <mo fence="true" stretchy="false">(</mo>
          <mrow>
            <mrow>
              <mi>O</mi>
              <mi>,</mi>
              <mrow>
                <mi>I</mi>
                <mo stretchy="false">∣</mo>
                <mover accent="true">
                  <mi>λ</mi>
                  <mo>¯</mo>
                </mover>
              </mrow>
            </mrow>
          </mrow>
          <mo fence="true" stretchy="false">)</mo>
        </mrow>
      </mrow>
    </mstyle>
    <annotation encoding="StarMath 5.0">bold{ Q(%lambda,overline %lambda)=sum from{I}{log%pi_{i_{1}}P(O,I divides %lambda)}+sum from{I}{ 
left ( sum from {t=1}to{T-1}{log %alpha_{i_{t}i_{t+1}}}  right )P( O,I divides  overline  %lambda )
 } 
+sum from{ I }{left ( sum from{t=1}to{T}{logb_{i_{t}}(o_{t})} right)}P( O,I divides overline %lambda )
}</annotation>
  </semantics>
</math>
</file>

<file path=Object 643/content.xml><?xml version="1.0" encoding="utf-8"?>
<math xmlns="http://www.w3.org/1998/Math/MathML" display="block">
  <semantics>
    <mrow>
      <mi>Q</mi>
      <mrow>
        <mo fence="true" stretchy="false">(</mo>
        <mrow>
          <mrow>
            <mi>λ</mi>
            <mi>,</mi>
            <mover accent="true">
              <mi>λ</mi>
              <mo>¯</mo>
            </mover>
          </mrow>
        </mrow>
        <mo fence="true" stretchy="false">)</mo>
      </mrow>
    </mrow>
    <annotation encoding="StarMath 5.0">{ Q(%lambda,overline %lambda) }</annotation>
  </semantics>
</math>
</file>

<file path=Object 644/content.xml><?xml version="1.0" encoding="utf-8"?>
<math xmlns="http://www.w3.org/1998/Math/MathML" display="block">
  <semantics>
    <mrow>
      <mi>A</mi>
      <mi>,</mi>
      <mi>B</mi>
      <mi>,</mi>
      <mi>π</mi>
    </mrow>
    <annotation encoding="StarMath 5.0">{ A,B,%pi }</annotation>
  </semantics>
</math>
</file>

<file path=Object 645/content.xml><?xml version="1.0" encoding="utf-8"?>
<math xmlns="http://www.w3.org/1998/Math/MathML" display="block">
  <semantics>
    <msubsup>
      <mi>i</mi>
      <mi>t</mi>
      <mtext>*</mtext>
    </msubsup>
    <annotation encoding="StarMath 5.0">{ i^{"*"}_{t} }</annotation>
  </semantics>
</math>
</file>

<file path=Object 646/content.xml><?xml version="1.0" encoding="utf-8"?>
<math xmlns="http://www.w3.org/1998/Math/MathML" display="block">
  <semantics>
    <mrow>
      <msup>
        <mi>I</mi>
        <mtext>*</mtext>
      </msup>
      <mo stretchy="false">=</mo>
      <mrow>
        <mo fence="true" stretchy="false">(</mo>
        <mrow>
          <mrow>
            <msubsup>
              <mi>i</mi>
              <mn>1</mn>
              <mtext>*</mtext>
            </msubsup>
            <mi>,</mi>
            <msubsup>
              <mi>i</mi>
              <mn>2</mn>
              <mtext>*</mtext>
            </msubsup>
            <mi>,</mi>
            <mn>...</mn>
            <mi>,</mi>
            <msubsup>
              <mi>i</mi>
              <mi>T</mi>
              <mtext>*</mtext>
            </msubsup>
          </mrow>
        </mrow>
        <mo fence="true" stretchy="false">)</mo>
      </mrow>
    </mrow>
    <annotation encoding="StarMath 5.0">{ I^{"*"}=(i^{"*"}_{1},i^{"*"}_{2},...,i^{"*"}_{T}) }</annotation>
  </semantics>
</math>
</file>

<file path=Object 647/content.xml><?xml version="1.0" encoding="utf-8"?>
<math xmlns="http://www.w3.org/1998/Math/MathML" display="block">
  <semantics>
    <mrow>
      <mi>δ</mi>
      <mi>,</mi>
      <mi>ψ</mi>
    </mrow>
    <annotation encoding="StarMath 5.0">%delta, %psi </annotation>
  </semantics>
</math>
</file>

<file path=Object 648/content.xml><?xml version="1.0" encoding="utf-8"?>
<math xmlns="http://www.w3.org/1998/Math/MathML" display="block">
  <semantics>
    <mrow>
      <mo fence="true" stretchy="false">(</mo>
      <mrow>
        <mrow>
          <msub>
            <mi>i</mi>
            <mn>1</mn>
          </msub>
          <mi>,</mi>
          <msub>
            <mi>i</mi>
            <mn>2</mn>
          </msub>
          <mi>,</mi>
          <mn>...</mn>
          <mi>,</mi>
          <msub>
            <mi>i</mi>
            <mi>t</mi>
          </msub>
        </mrow>
      </mrow>
      <mo fence="true" stretchy="false">)</mo>
    </mrow>
    <annotation encoding="StarMath 5.0">{ (i_{1},i_{2},...,i_{t}) }</annotation>
  </semantics>
</math>
</file>

<file path=Object 649/content.xml><?xml version="1.0" encoding="utf-8"?>
<math xmlns="http://www.w3.org/1998/Math/MathML" display="block">
  <semantics>
    <mstyle mathsize="14pt">
      <mstyle mathvariant="bold">
        <mrow>
          <msub>
            <mi>δ</mi>
            <mi>t</mi>
          </msub>
          <mrow>
            <mrow>
              <mo fence="true" stretchy="false">(</mo>
              <mrow>
                <mi>i</mi>
              </mrow>
              <mo fence="true" stretchy="false">)</mo>
            </mrow>
            <mo stretchy="false">=</mo>
            <munder>
              <mi mathvariant="italic">max</mi>
              <mrow>
                <msub>
                  <mi>i</mi>
                  <mn>1</mn>
                </msub>
                <mi>,</mi>
                <msub>
                  <mi>i</mi>
                  <mn>2</mn>
                </msub>
                <mi>,</mi>
                <mn>...</mn>
                <mi>,</mi>
                <msub>
                  <mi>i</mi>
                  <mrow>
                    <mi>t</mi>
                    <mo stretchy="false">−</mo>
                    <mn>1</mn>
                  </mrow>
                </msub>
              </mrow>
            </munder>
          </mrow>
          <mi>P</mi>
          <mrow>
            <mo fence="true" stretchy="false">(</mo>
            <mrow>
              <mrow>
                <mrow>
                  <msub>
                    <mi>i</mi>
                    <mi>t</mi>
                  </msub>
                  <mo stretchy="false">=</mo>
                  <mi>i</mi>
                </mrow>
                <mi>,</mi>
                <msub>
                  <mi>i</mi>
                  <mrow>
                    <mi>t</mi>
                    <mo stretchy="false">−</mo>
                    <mn>1</mn>
                  </mrow>
                </msub>
                <mi>,</mi>
                <mn>...</mn>
                <mi>,</mi>
                <msub>
                  <mi>i</mi>
                  <mn>1</mn>
                </msub>
                <mi>,</mi>
                <msub>
                  <mi>o</mi>
                  <mi>t</mi>
                </msub>
                <mi>,</mi>
                <mn>...</mn>
                <mi>,</mi>
                <mrow>
                  <msub>
                    <mi>o</mi>
                    <mn>1</mn>
                  </msub>
                  <mo stretchy="false">∣</mo>
                  <mi>λ</mi>
                </mrow>
              </mrow>
            </mrow>
            <mo fence="true" stretchy="false">)</mo>
          </mrow>
        </mrow>
      </mstyle>
    </mstyle>
    <annotation encoding="StarMath 5.0">size 14 bold{ %delta_{t}(i)=max csub{i_{1},i_{2},...,i_{t-1}}P(i_{t}=i,i_{t-1},...,i_{1},o_{t},...,o_{1} divides %lambda)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50/content.xml><?xml version="1.0" encoding="utf-8"?>
<math xmlns="http://www.w3.org/1998/Math/MathML" display="block">
  <semantics>
    <mstyle mathvariant="bold">
      <mstyle mathsize="14pt">
        <mtable>
          <mtr>
            <mtd>
              <mrow>
                <msub>
                  <mi>δ</mi>
                  <mrow>
                    <mi>t</mi>
                    <mo stretchy="false">+</mo>
                    <mn>1</mn>
                  </mrow>
                </msub>
                <mrow>
                  <mrow>
                    <mo fence="true" stretchy="false">(</mo>
                    <mrow>
                      <mi>i</mi>
                    </mrow>
                    <mo fence="true" stretchy="false">)</mo>
                  </mrow>
                  <mo stretchy="false">=</mo>
                  <munder>
                    <mi mathvariant="italic">max</mi>
                    <mrow>
                      <msub>
                        <mi>i</mi>
                        <mn>1</mn>
                      </msub>
                      <mi>,</mi>
                      <msub>
                        <mi>i</mi>
                        <mn>2</mn>
                      </msub>
                      <mi>,</mi>
                      <mn>...</mn>
                      <mi>,</mi>
                      <msub>
                        <mi>i</mi>
                        <mi>t</mi>
                      </msub>
                    </mrow>
                  </munder>
                </mrow>
                <mi>P</mi>
                <mrow>
                  <mo fence="true" stretchy="false">(</mo>
                  <mrow>
                    <mrow>
                      <mrow>
                        <msub>
                          <mi>i</mi>
                          <mrow>
                            <mi>t</mi>
                            <mo stretchy="false">+</mo>
                            <mn>1</mn>
                          </mrow>
                        </msub>
                        <mo stretchy="false">=</mo>
                        <mi>i</mi>
                      </mrow>
                      <mi>,</mi>
                      <msub>
                        <mi>i</mi>
                        <mi>t</mi>
                      </msub>
                      <mi>,</mi>
                      <mn>...</mn>
                      <mi>,</mi>
                      <msub>
                        <mi>i</mi>
                        <mn>1</mn>
                      </msub>
                      <mi>,</mi>
                      <msub>
                        <mi>o</mi>
                        <mrow>
                          <mi>t</mi>
                          <mo stretchy="false">+</mo>
                          <mn>1</mn>
                        </mrow>
                      </msub>
                      <mi>,</mi>
                      <mn>...</mn>
                      <mi>,</mi>
                      <mrow>
                        <msub>
                          <mi>o</mi>
                          <mn>1</mn>
                        </msub>
                        <mo stretchy="false">∣</mo>
                        <mi>λ</mi>
                      </mrow>
                    </mrow>
                  </mrow>
                  <mo fence="true" stretchy="false">)</mo>
                </mrow>
              </mrow>
            </mtd>
          </mtr>
          <mtr>
            <mtd>
              <mrow>
                <mrow>
                  <mphantom>
                    <mrow/>
                  </mphantom>
                  <mo stretchy="false">=</mo>
                  <munder>
                    <mi mathvariant="italic">max</mi>
                    <mrow>
                      <mn>1</mn>
                      <mo stretchy="false">≤</mo>
                      <mi>j</mi>
                      <mo stretchy="false">≤</mo>
                      <mi>N</mi>
                    </mrow>
                  </munder>
                </mrow>
                <mrow>
                  <mo fence="true" stretchy="true">[</mo>
                  <mrow>
                    <mrow>
                      <msub>
                        <mi>δ</mi>
                        <mi>t</mi>
                      </msub>
                      <mrow>
                        <mo fence="true" stretchy="false">(</mo>
                        <mrow>
                          <mi>j</mi>
                        </mrow>
                        <mo fence="true" stretchy="false">)</mo>
                      </mrow>
                      <msub>
                        <mi>α</mi>
                        <mi mathvariant="italic">ji</mi>
                      </msub>
                    </mrow>
                  </mrow>
                  <mo fence="true" stretchy="true">]</mo>
                </mrow>
                <msub>
                  <mi>b</mi>
                  <mi>i</mi>
                </msub>
                <mrow>
                  <mo fence="true" stretchy="false">(</mo>
                  <mrow>
                    <msub>
                      <mi>o</mi>
                      <mrow>
                        <mi>t</mi>
                        <mo stretchy="false">+</mo>
                        <mn>1</mn>
                      </mrow>
                    </msub>
                  </mrow>
                  <mo fence="true" stretchy="false">)</mo>
                </mrow>
              </mrow>
            </mtd>
          </mtr>
        </mtable>
      </mstyle>
    </mstyle>
    <annotation encoding="StarMath 5.0">bold size 14 stack{ %delta_{t+1}(i)=max csub{i_{1},i_{2},...,i_{t}} P(i_{t+1}=i,i_{t},...,i_{1},o_{t+1},...,o_{1} divides %lambda)
#phantom{}=max csub{1&lt;=j&lt;=N}left[ %delta_{t}(j)%alpha_{ji} right]b_{i}(o_{t+1}) }</annotation>
  </semantics>
</math>
</file>

<file path=Object 651/content.xml><?xml version="1.0" encoding="utf-8"?>
<math xmlns="http://www.w3.org/1998/Math/MathML" display="block">
  <semantics>
    <mstyle mathvariant="bold">
      <mrow>
        <msub>
          <mi>ψ</mi>
          <mi>t</mi>
        </msub>
        <mrow>
          <mrow>
            <mo fence="true" stretchy="false">(</mo>
            <mrow>
              <mi>i</mi>
            </mrow>
            <mo fence="true" stretchy="false">)</mo>
          </mrow>
          <mo stretchy="false">=</mo>
          <mi mathvariant="italic">arg</mi>
        </mrow>
        <munder>
          <mi mathvariant="italic">max</mi>
          <mrow>
            <mn>1</mn>
            <mo stretchy="false">≤</mo>
            <mi>j</mi>
            <mo stretchy="false">≤</mo>
            <mi>N</mi>
          </mrow>
        </munder>
        <mrow>
          <mo fence="true" stretchy="true">[</mo>
          <mrow>
            <mrow>
              <msub>
                <mi>δ</mi>
                <mrow>
                  <mi>t</mi>
                  <mo stretchy="false">−</mo>
                  <mn>1</mn>
                </mrow>
              </msub>
              <mrow>
                <mo fence="true" stretchy="false">(</mo>
                <mrow>
                  <mi>j</mi>
                </mrow>
                <mo fence="true" stretchy="false">)</mo>
              </mrow>
              <msub>
                <mi>α</mi>
                <mi mathvariant="italic">ji</mi>
              </msub>
            </mrow>
          </mrow>
          <mo fence="true" stretchy="true">]</mo>
        </mrow>
      </mrow>
    </mstyle>
    <annotation encoding="StarMath 5.0">bold{ %psi_{t}(i)=arg max csub{1 &lt;=j&lt;=N} left[ %delta_{t-1}(j)%alpha_{ji} right ] }</annotation>
  </semantics>
</math>
</file>

<file path=Object 652/content.xml><?xml version="1.0" encoding="utf-8"?>
<math xmlns="http://www.w3.org/1998/Math/MathML" display="block">
  <semantics>
    <mrow>
      <mo fence="true" stretchy="false">(</mo>
      <mrow>
        <mrow>
          <msub>
            <mi>i</mi>
            <mn>1</mn>
          </msub>
          <mi>,</mi>
          <msub>
            <mi>i</mi>
            <mn>2</mn>
          </msub>
          <mi>,</mi>
          <mn>...</mn>
          <mi>,</mi>
          <msub>
            <mi>i</mi>
            <mrow>
              <mi>t</mi>
              <mo stretchy="false">−</mo>
              <mn>1</mn>
            </mrow>
          </msub>
          <mi>,</mi>
          <mi>i</mi>
        </mrow>
      </mrow>
      <mo fence="true" stretchy="false">)</mo>
    </mrow>
    <annotation encoding="StarMath 5.0">{ (i_{1},i_{2},...,i_{t-1},i) }</annotation>
  </semantics>
</math>
</file>

<file path=Object 653/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4/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5/content.xml><?xml version="1.0" encoding="utf-8"?>
<math xmlns="http://www.w3.org/1998/Math/MathML" display="block">
  <semantics>
    <mstyle mathvariant="bold">
      <mrow>
        <mi>P</mi>
        <mrow>
          <mrow>
            <mo fence="true" stretchy="false">(</mo>
            <mrow>
              <mrow>
                <mrow>
                  <msub>
                    <mi>Y</mi>
                    <mi>v</mi>
                  </msub>
                  <mo stretchy="false">∣</mo>
                  <mi>X</mi>
                </mrow>
                <mi>,</mi>
                <msub>
                  <mi>Y</mi>
                  <mi>w</mi>
                </msub>
                <mi>,</mi>
                <mrow>
                  <mi>w</mi>
                  <mo stretchy="false">≠</mo>
                  <mi>v</mi>
                </mrow>
              </mrow>
            </mrow>
            <mo fence="true" stretchy="false">)</mo>
          </mrow>
          <mo stretchy="false">=</mo>
          <mi>P</mi>
        </mrow>
        <mrow>
          <mo fence="true" stretchy="false">(</mo>
          <mrow>
            <mrow>
              <mrow>
                <msub>
                  <mi>Y</mi>
                  <mi>v</mi>
                </msub>
                <mo stretchy="false">∣</mo>
                <mi>X</mi>
              </mrow>
              <mi>,</mi>
              <msub>
                <mi>Y</mi>
                <mi>w</mi>
              </msub>
              <mi>,</mi>
              <mrow>
                <mi>w</mi>
                <mo stretchy="false">∼</mo>
                <mi>v</mi>
              </mrow>
            </mrow>
          </mrow>
          <mo fence="true" stretchy="false">)</mo>
        </mrow>
      </mrow>
    </mstyle>
    <annotation encoding="StarMath 5.0">bold{ P(Y_{v}divides X,Y_{w},w&lt;&gt;v)=P(Y_{v} divides X,Y_{w},w  sim v ) }</annotation>
  </semantics>
</math>
</file>

<file path=Object 656/content.xml><?xml version="1.0" encoding="utf-8"?>
<math xmlns="http://www.w3.org/1998/Math/MathML" display="block">
  <semantics>
    <mrow>
      <mrow>
        <mi>X</mi>
        <mo stretchy="false">=</mo>
        <mrow>
          <mo fence="true" stretchy="false">(</mo>
          <mrow>
            <mrow>
              <msub>
                <mi>X</mi>
                <mn>1</mn>
              </msub>
              <mi>,</mi>
              <msub>
                <mi>X</mi>
                <mn>2</mn>
              </msub>
              <mi>,</mi>
              <mn>...</mn>
              <mi>,</mi>
              <msub>
                <mi>X</mi>
                <mi>n</mi>
              </msub>
            </mrow>
          </mrow>
          <mo fence="true" stretchy="false">)</mo>
        </mrow>
      </mrow>
      <mi>,</mi>
      <mrow>
        <mi>Y</mi>
        <mo stretchy="false">=</mo>
        <mrow>
          <mo fence="true" stretchy="false">(</mo>
          <mrow>
            <mrow>
              <msub>
                <mi>Y</mi>
                <mn>1</mn>
              </msub>
              <mi>,</mi>
              <msub>
                <mi>Y</mi>
                <mn>2</mn>
              </msub>
              <mi>,</mi>
              <mn>...</mn>
              <mi>,</mi>
              <msub>
                <mi>Y</mi>
                <mi>n</mi>
              </msub>
            </mrow>
          </mrow>
          <mo fence="true" stretchy="false">)</mo>
        </mrow>
      </mrow>
    </mrow>
    <annotation encoding="StarMath 5.0">{ X=(X_{1},X_{2},...,X_{n}),Y=(Y_{1},Y_{2},...,Y_{n}) }</annotation>
  </semantics>
</math>
</file>

<file path=Object 657/content.xml><?xml version="1.0" encoding="utf-8"?>
<math xmlns="http://www.w3.org/1998/Math/MathML" display="block">
  <semantics>
    <mstyle mathvariant="bold">
      <mrow>
        <mi>P</mi>
        <mrow>
          <mrow>
            <mo fence="true" stretchy="false">(</mo>
            <mrow>
              <mrow>
                <mrow>
                  <msub>
                    <mi>Y</mi>
                    <mi>i</mi>
                  </msub>
                  <mo stretchy="false">∣</mo>
                  <mi>X</mi>
                </mrow>
                <mi>,</mi>
                <msub>
                  <mi>Y</mi>
                  <mn>1</mn>
                </msub>
                <mi>,</mi>
                <mn>...</mn>
                <mi>,</mi>
                <msub>
                  <mi>Y</mi>
                  <mrow>
                    <mi>i</mi>
                    <mo stretchy="false">−</mo>
                    <mn>1</mn>
                  </mrow>
                </msub>
                <mi>,</mi>
                <msub>
                  <mi>Y</mi>
                  <mrow>
                    <mi>i</mi>
                    <mo stretchy="false">+</mo>
                    <mn>1</mn>
                  </mrow>
                </msub>
                <mi>,</mi>
                <mn>...</mn>
                <mi>,</mi>
                <msub>
                  <mi>Y</mi>
                  <mi>n</mi>
                </msub>
              </mrow>
            </mrow>
            <mo fence="true" stretchy="false">)</mo>
          </mrow>
          <mo stretchy="false">=</mo>
          <mi>P</mi>
        </mrow>
        <mrow>
          <mo fence="true" stretchy="false">(</mo>
          <mrow>
            <mrow>
              <mrow>
                <msub>
                  <mi>Y</mi>
                  <mi>i</mi>
                </msub>
                <mo stretchy="false">∣</mo>
                <mi>X</mi>
              </mrow>
              <mi>,</mi>
              <msub>
                <mi>Y</mi>
                <mrow>
                  <mi>i</mi>
                  <mo stretchy="false">−</mo>
                  <mn>1</mn>
                </mrow>
              </msub>
              <mi>,</mi>
              <msub>
                <mi>Y</mi>
                <mrow>
                  <mi>i</mi>
                  <mo stretchy="false">+</mo>
                  <mn>1</mn>
                </mrow>
              </msub>
            </mrow>
          </mrow>
          <mo fence="true" stretchy="false">)</mo>
        </mrow>
      </mrow>
    </mstyle>
    <annotation encoding="StarMath 5.0">bold{ P(Y_{i} divides X,Y_{1},...,Y_{i-1},Y_{i+1},...,Y_{n})=P(Y_{i} divides X,Y_{i-1},Y_{i+1}) }</annotation>
  </semantics>
</math>
</file>

<file path=Object 658/content.xml><?xml version="1.0" encoding="utf-8"?>
<math xmlns="http://www.w3.org/1998/Math/MathML" display="block">
  <semantics>
    <mstyle color="red">
      <mstyle mathvariant="bold">
        <mtable>
          <mtr>
            <mtd>
              <mrow>
                <mi>P</mi>
                <mrow>
                  <mrow>
                    <mo fence="true" stretchy="false">(</mo>
                    <mrow>
                      <mi>Y</mi>
                    </mrow>
                    <mo fence="true" stretchy="false">)</mo>
                  </mrow>
                  <mo stretchy="false">=</mo>
                  <mfrac>
                    <mn>1</mn>
                    <mi>Z</mi>
                  </mfrac>
                </mrow>
                <mrow>
                  <munder>
                    <mo stretchy="false">∏</mo>
                    <mi>C</mi>
                  </munder>
                  <mrow>
                    <msub>
                      <mi>ψ</mi>
                      <mi>C</mi>
                    </msub>
                    <mrow>
                      <mo fence="true" stretchy="false">(</mo>
                      <mrow>
                        <msub>
                          <mi>Y</mi>
                          <mi>C</mi>
                        </msub>
                      </mrow>
                      <mo fence="true" stretchy="false">)</mo>
                    </mrow>
                  </mrow>
                </mrow>
              </mrow>
            </mtd>
          </mtr>
          <mtr>
            <mtd>
              <mrow>
                <mrow>
                  <mi>Z</mi>
                  <mo stretchy="false">=</mo>
                  <mrow>
                    <munder>
                      <mo stretchy="false">∑</mo>
                      <mi>Y</mi>
                    </munder>
                    <mrow>
                      <munder>
                        <mo stretchy="false">∏</mo>
                        <mi>C</mi>
                      </munder>
                      <msub>
                        <mi>ψ</mi>
                        <mi>C</mi>
                      </msub>
                    </mrow>
                  </mrow>
                </mrow>
                <mrow>
                  <mo fence="true" stretchy="false">(</mo>
                  <mrow>
                    <msub>
                      <mi>Y</mi>
                      <mi>C</mi>
                    </msub>
                  </mrow>
                  <mo fence="true" stretchy="false">)</mo>
                </mrow>
              </mrow>
            </mtd>
          </mtr>
        </mtable>
      </mstyle>
    </mstyle>
    <annotation encoding="StarMath 5.0">color red　bold stack{ P(Y)={1 over Z}{prod from{C}{%psi_{C}(Y_{C})}}
#
Z=sum from { Y }prod from{ C }%psi_{ C }( Y_{C} )
 }</annotation>
  </semantics>
</math>
</file>

<file path=Object 659/content.xml><?xml version="1.0" encoding="utf-8"?>
<math xmlns="http://www.w3.org/1998/Math/MathML" display="block">
  <semantics>
    <mstyle color="red">
      <msub>
        <mi>Y</mi>
        <mi>C</mi>
      </msub>
    </mstyle>
    <annotation encoding="StarMath 5.0">color red{ Y_{C} }</annotation>
  </semantics>
</math>
</file>

<file path=Object 66/content.xml><?xml version="1.0" encoding="utf-8"?>
<math xmlns="http://www.w3.org/1998/Math/MathML" display="block">
  <semantics>
    <msup>
      <mi mathvariant="italic">VV</mi>
      <mi>T</mi>
    </msup>
    <annotation encoding="StarMath 5.0">{ VV^T }</annotation>
  </semantics>
</math>
</file>

<file path=Object 660/content.xml><?xml version="1.0" encoding="utf-8"?>
<math xmlns="http://www.w3.org/1998/Math/MathML" display="block">
  <semantics>
    <mstyle color="red">
      <mrow>
        <msub>
          <mi>ψ</mi>
          <mi>C</mi>
        </msub>
        <mrow>
          <mo fence="true" stretchy="false">(</mo>
          <mrow>
            <mi>C</mi>
          </mrow>
          <mo fence="true" stretchy="false">)</mo>
        </mrow>
      </mrow>
    </mstyle>
    <annotation encoding="StarMath 5.0">color red{ %psi_{C}(C) }</annotation>
  </semantics>
</math>
</file>

<file path=Object 661/content.xml><?xml version="1.0" encoding="utf-8"?>
<math xmlns="http://www.w3.org/1998/Math/MathML" display="block">
  <semantics>
    <mstyle mathvariant="bold">
      <mrow>
        <mi>P</mi>
        <mrow>
          <mrow>
            <mo fence="true" stretchy="false">(</mo>
            <mrow>
              <mrow>
                <mi>y</mi>
                <mo stretchy="false">∣</mo>
                <mi>x</mi>
              </mrow>
            </mrow>
            <mo fence="true" stretchy="false">)</mo>
          </mrow>
          <mo stretchy="false">=</mo>
          <mfrac>
            <mn>1</mn>
            <mrow>
              <mi>Z</mi>
              <mrow>
                <mo fence="true" stretchy="false">(</mo>
                <mrow>
                  <mi>x</mi>
                </mrow>
                <mo fence="true" stretchy="false">)</mo>
              </mrow>
            </mrow>
          </mfrac>
        </mrow>
        <mi>exp</mi>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 P(y divides x)={1 over {Z(x)}}exp left(  sum from {i,k}{%lambda_{k}t_{k}(y_{i-1},y_{i},x,i)} +sum from {i,l}{%mu_{l}s_{l}(y_{i},x,i)}right) }</annotation>
  </semantics>
</math>
</file>

<file path=Object 662/content.xml><?xml version="1.0" encoding="utf-8"?>
<math xmlns="http://www.w3.org/1998/Math/MathML" display="block">
  <semantics>
    <mstyle mathvariant="bold">
      <mrow>
        <mi>Z</mi>
        <mrow>
          <mrow>
            <mo fence="true" stretchy="false">(</mo>
            <mrow>
              <mi>x</mi>
            </mrow>
            <mo fence="true" stretchy="false">)</mo>
          </mrow>
          <mo stretchy="false">=</mo>
          <mrow>
            <munder>
              <mo stretchy="false">∑</mo>
              <mi>y</mi>
            </munder>
            <mi>exp</mi>
          </mrow>
        </mrow>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Z(x)=sum from{y}exp left (  sum from {i,k}{%lambda_{k}t_{k}(y_{i-1},y_{i},x,i)} +sum from {i,l}{%mu_{l}s_{l}(y_{i},x,i)} right) }</annotation>
  </semantics>
</math>
</file>

<file path=Object 663/content.xml><?xml version="1.0" encoding="utf-8"?>
<math xmlns="http://www.w3.org/1998/Math/MathML" display="block">
  <semantics>
    <mstyle mathvariant="bold">
      <mrow>
        <msub>
          <mi>f</mi>
          <mi>k</mi>
        </msub>
        <mrow>
          <mrow>
            <mo fence="true" stretchy="false">(</mo>
            <mrow>
              <mrow>
                <mi>y</mi>
                <mi>,</mi>
                <mi>x</mi>
              </mrow>
            </mrow>
            <mo fence="true" stretchy="false">)</mo>
          </mrow>
          <mo stretchy="false">=</mo>
          <mrow>
            <munderover>
              <mo stretchy="false">∑</mo>
              <mrow>
                <mi>i</mi>
                <mo stretchy="false">=</mo>
                <mn>1</mn>
              </mrow>
              <mi>n</mi>
            </munderover>
            <mrow>
              <msub>
                <mi>f</mi>
                <mi>k</mi>
              </msub>
              <mrow>
                <mo fence="true" stretchy="false">(</mo>
                <mrow>
                  <mrow>
                    <msub>
                      <mi>y</mi>
                      <mrow>
                        <mi>i</mi>
                        <mo stretchy="false">−</mo>
                        <mn>1</mn>
                      </mrow>
                    </msub>
                    <mi>,</mi>
                    <msub>
                      <mi>y</mi>
                      <mi>i</mi>
                    </msub>
                    <mi>,</mi>
                    <mi>x</mi>
                    <mi>,</mi>
                    <mi>i</mi>
                  </mrow>
                </mrow>
                <mo fence="true" stretchy="false">)</mo>
              </mrow>
            </mrow>
          </mrow>
        </mrow>
      </mrow>
    </mstyle>
    <annotation encoding="StarMath 5.0">bold{ f_{k}(y,x)=sum from {i=1}to{n}{f_{k}(y_{i-1},y_{i},x,i)} }</annotation>
  </semantics>
</math>
</file>

<file path=Object 664/content.xml><?xml version="1.0" encoding="utf-8"?>
<math xmlns="http://www.w3.org/1998/Math/MathML" display="block">
  <semantics>
    <mstyle mathvariant="bold">
      <mtable>
        <mtr>
          <mtd>
            <mrow>
              <mi>P</mi>
              <mrow>
                <mrow>
                  <mo fence="true" stretchy="false">(</mo>
                  <mrow>
                    <mrow>
                      <mi>y</mi>
                      <mo stretchy="false">∣</mo>
                      <mi>x</mi>
                    </mrow>
                  </mrow>
                  <mo fence="true" stretchy="false">)</mo>
                </mrow>
                <mo stretchy="false">=</mo>
                <mrow>
                  <mfrac>
                    <mn>1</mn>
                    <mrow>
                      <mi>Z</mi>
                      <mrow>
                        <mo fence="true" stretchy="false">(</mo>
                        <mrow>
                          <mi>x</mi>
                        </mrow>
                        <mo fence="true" stretchy="false">)</mo>
                      </mrow>
                    </mrow>
                  </mfrac>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td>
        </mtr>
        <mtr>
          <mtd>
            <mrow>
              <mi>Z</mi>
              <mrow>
                <mrow>
                  <mo fence="true" stretchy="false">(</mo>
                  <mrow>
                    <mi>x</mi>
                  </mrow>
                  <mo fence="true" stretchy="false">)</mo>
                </mrow>
                <mo stretchy="false">=</mo>
                <mrow>
                  <munder>
                    <mo stretchy="false">∑</mo>
                    <mi>y</mi>
                  </munder>
                  <mrow>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row>
          </mtd>
        </mtr>
      </mtable>
    </mstyle>
    <annotation encoding="StarMath 5.0">bold stack{ P(y divides x)={1 over {Z(x)}exp{sum from{k=1}to{K}{w_{k}f_{k}(y,x)}}} 
#
Z(x )=sum from{ y }{ exp { sum from{k=1}to{K}{w_{k}f_{k}(y,x)}  } }
}</annotation>
  </semantics>
</math>
</file>

<file path=Object 665/content.xml><?xml version="1.0" encoding="utf-8"?>
<math xmlns="http://www.w3.org/1998/Math/MathML" display="block">
  <semantics>
    <mrow>
      <mi>F</mi>
      <mrow>
        <mrow>
          <mo fence="true" stretchy="false">(</mo>
          <mrow>
            <mrow>
              <mi>y</mi>
              <mi>,</mi>
              <mi>x</mi>
            </mrow>
          </mrow>
          <mo fence="true" stretchy="false">)</mo>
        </mrow>
        <mo stretchy="false">=</mo>
        <msup>
          <mrow>
            <mo fence="true" stretchy="true">(</mo>
            <mrow>
              <mrow>
                <msub>
                  <mi>f</mi>
                  <mn>1</mn>
                </msub>
                <mrow>
                  <mo fence="true" stretchy="false">(</mo>
                  <mrow>
                    <mrow>
                      <mi>y</mi>
                      <mi>,</mi>
                      <mi>x</mi>
                    </mrow>
                  </mrow>
                  <mo fence="true" stretchy="false">)</mo>
                </mrow>
                <mi>,</mi>
                <msub>
                  <mi>f</mi>
                  <mn>2</mn>
                </msub>
                <mrow>
                  <mo fence="true" stretchy="false">(</mo>
                  <mrow>
                    <mrow>
                      <mi>y</mi>
                      <mi>,</mi>
                      <mi>x</mi>
                    </mrow>
                  </mrow>
                  <mo fence="true" stretchy="false">)</mo>
                </mrow>
                <mi>,</mi>
                <mn>...</mn>
                <mi>,</mi>
                <msub>
                  <mi>f</mi>
                  <mi>K</mi>
                </msub>
                <mrow>
                  <mo fence="true" stretchy="false">(</mo>
                  <mrow>
                    <mrow>
                      <mi>y</mi>
                      <mi>,</mi>
                      <mi>x</mi>
                    </mrow>
                  </mrow>
                  <mo fence="true" stretchy="false">)</mo>
                </mrow>
              </mrow>
            </mrow>
            <mo fence="true" stretchy="true">)</mo>
          </mrow>
          <mi>T</mi>
        </msup>
      </mrow>
    </mrow>
    <annotation encoding="StarMath 5.0">{ F(y,x)={ left (f_{1}(y,x),f_{2}(y,x),...,f_{K}(y,x)right )}^{T} }</annotation>
  </semantics>
</math>
</file>

<file path=Object 66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frac>
            <mrow>
              <mi>exp</mi>
              <mrow>
                <mo fence="true" stretchy="false">(</mo>
                <mrow>
                  <mrow>
                    <mrow>
                      <mi>w</mi>
                      <mo stretchy="false">⋅</mo>
                      <mi>F</mi>
                    </mrow>
                    <mrow>
                      <mo fence="true" stretchy="false">(</mo>
                      <mrow>
                        <mrow>
                          <mi>y</mi>
                          <mi>,</mi>
                          <mi>x</mi>
                        </mrow>
                      </mrow>
                      <mo fence="true" stretchy="false">)</mo>
                    </mrow>
                  </mrow>
                </mrow>
                <mo fence="true" stretchy="false">)</mo>
              </mrow>
            </mrow>
            <mrow>
              <msub>
                <mi>Z</mi>
                <mi>w</mi>
              </msub>
              <mrow>
                <mo fence="true" stretchy="false">(</mo>
                <mrow>
                  <mi>x</mi>
                </mrow>
                <mo fence="true" stretchy="false">)</mo>
              </mrow>
            </mrow>
          </mfrac>
        </mrow>
      </mrow>
    </mstyle>
    <annotation encoding="StarMath 5.0">bold{ P_{w}(y divides x)={exp(w cdot F(y,x))}over{Z_{w}(x)} }</annotation>
  </semantics>
</math>
</file>

<file path=Object 66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row>
              <mi>exp</mi>
              <mrow>
                <mo fence="true" stretchy="false">(</mo>
                <mrow>
                  <mrow>
                    <mrow>
                      <mi>w</mi>
                      <mo stretchy="false">⋅</mo>
                      <mi>F</mi>
                    </mrow>
                    <mrow>
                      <mo fence="true" stretchy="false">(</mo>
                      <mrow>
                        <mrow>
                          <mi>y</mi>
                          <mi>,</mi>
                          <mi>x</mi>
                        </mrow>
                      </mrow>
                      <mo fence="true" stretchy="false">)</mo>
                    </mrow>
                  </mrow>
                </mrow>
                <mo fence="true" stretchy="false">)</mo>
              </mrow>
            </mrow>
          </mrow>
        </mrow>
      </mrow>
    </mstyle>
    <annotation encoding="StarMath 5.0">bold{ Z_{w}(x)=sum from{y}{exp(w cdot F(y,x))} }</annotation>
  </semantics>
</math>
</file>

<file path=Object 668/content.xml><?xml version="1.0" encoding="utf-8"?>
<math xmlns="http://www.w3.org/1998/Math/MathML" display="block">
  <semantics>
    <mrow>
      <mrow>
        <msub>
          <mi>y</mi>
          <mn>0</mn>
        </msub>
        <mo stretchy="false">=</mo>
        <mi mathvariant="italic">start</mi>
      </mrow>
      <mi>,</mi>
      <mrow>
        <msub>
          <mi>y</mi>
          <mrow>
            <mi>n</mi>
            <mo stretchy="false">+</mo>
            <mn>1</mn>
          </mrow>
        </msub>
        <mo stretchy="false">=</mo>
        <mi mathvariant="italic">stop</mi>
      </mrow>
    </mrow>
    <annotation encoding="StarMath 5.0">{ y_{0}=start,y_{n+1}=stop }</annotation>
  </semantics>
</math>
</file>

<file path=Object 669/content.xml><?xml version="1.0" encoding="utf-8"?>
<math xmlns="http://www.w3.org/1998/Math/MathML" display="block">
  <semantics>
    <mrow>
      <mrow>
        <mi>i</mi>
        <mo stretchy="false">=</mo>
        <mn>1,2,.</mn>
      </mrow>
      <mn>..</mn>
      <mi>,</mi>
      <mrow>
        <mi>n</mi>
        <mo stretchy="false">+</mo>
        <mn>1</mn>
      </mrow>
    </mrow>
    <annotation encoding="StarMath 5.0">{ i=1,2,...,n+1 }</annotation>
  </semantics>
</math>
</file>

<file path=Object 67/content.xml><?xml version="1.0" encoding="utf-8"?>
<math xmlns="http://www.w3.org/1998/Math/MathML" display="block">
  <semantics>
    <msup>
      <mi mathvariant="italic">VV</mi>
      <mi>T</mi>
    </msup>
    <annotation encoding="StarMath 5.0">{ VV^T }</annotation>
  </semantics>
</math>
</file>

<file path=Object 670/content.xml><?xml version="1.0" encoding="utf-8"?>
<math xmlns="http://www.w3.org/1998/Math/MathML" display="block">
  <semantics>
    <mstyle mathvariant="bold">
      <mtable>
        <mtr>
          <mtd>
            <mrow>
              <msub>
                <mi>M</mi>
                <mi>i</mi>
              </msub>
              <mrow>
                <mrow>
                  <mo fence="true" stretchy="false">(</mo>
                  <mrow>
                    <mi>x</mi>
                  </mrow>
                  <mo fence="true" stretchy="false">)</mo>
                </mrow>
                <mo stretchy="false">=</mo>
                <mrow>
                  <mo fence="true" stretchy="true">[</mo>
                  <mrow>
                    <mstyle color="red">
                      <mrow>
                        <msub>
                          <mi>M</mi>
                          <mi>i</mi>
                        </msub>
                        <mrow>
                          <mo fence="true" stretchy="false">(</mo>
                          <mrow>
                            <mrow>
                              <msub>
                                <mi>y</mi>
                                <mrow>
                                  <mi>i</mi>
                                  <mo stretchy="false">−</mo>
                                  <mn>1</mn>
                                </mrow>
                              </msub>
                              <mi>,</mi>
                              <mrow>
                                <msub>
                                  <mi>y</mi>
                                  <mi>i</mi>
                                </msub>
                                <mo stretchy="false">∣</mo>
                                <mi>x</mi>
                              </mrow>
                            </mrow>
                          </mrow>
                          <mo fence="true" stretchy="false">)</mo>
                        </mrow>
                      </mrow>
                    </mstyle>
                  </mrow>
                  <mo fence="true" stretchy="true">]</mo>
                </mrow>
              </mrow>
            </mrow>
          </mtd>
        </mtr>
        <mtr>
          <mtd>
            <mrow>
              <mphantom>
                <mrow/>
              </mphantom>
              <mrow>
                <msub>
                  <mi>M</mi>
                  <mi>i</mi>
                </msub>
                <mrow>
                  <mrow>
                    <mo fence="true" stretchy="false">(</mo>
                    <mrow>
                      <mrow>
                        <msub>
                          <mi>y</mi>
                          <mrow>
                            <mi>i</mi>
                            <mo stretchy="false">−</mo>
                            <mn>1</mn>
                          </mrow>
                        </msub>
                        <mi>,</mi>
                        <mrow>
                          <msub>
                            <mi>y</mi>
                            <mi>i</mi>
                          </msub>
                          <mo stretchy="false">∣</mo>
                          <mi>x</mi>
                        </mrow>
                      </mrow>
                    </mrow>
                    <mo fence="true" stretchy="false">)</mo>
                  </mrow>
                  <mo stretchy="false">=</mo>
                  <mi>exp</mi>
                </mrow>
                <mrow>
                  <mo fence="true" stretchy="false">(</mo>
                  <mrow>
                    <mrow>
                      <msub>
                        <mi>W</mi>
                        <mi>i</mi>
                      </msub>
                      <mrow>
                        <mo fence="true" stretchy="false">(</mo>
                        <mrow>
                          <mrow>
                            <msub>
                              <mi>y</mi>
                              <mrow>
                                <mi>i</mi>
                                <mo stretchy="false">−</mo>
                                <mn>1</mn>
                              </mrow>
                            </msub>
                            <mi>,</mi>
                            <mrow>
                              <msub>
                                <mi>y</mi>
                                <mi>i</mi>
                              </msub>
                              <mo stretchy="false">∣</mo>
                              <mi>x</mi>
                            </mrow>
                          </mrow>
                        </mrow>
                        <mo fence="true" stretchy="false">)</mo>
                      </mrow>
                    </mrow>
                  </mrow>
                  <mo fence="true" stretchy="false">)</mo>
                </mrow>
              </mrow>
            </mrow>
          </mtd>
        </mtr>
        <mtr>
          <mtd>
            <mrow>
              <mphantom>
                <mrow/>
              </mphantom>
              <mrow>
                <msub>
                  <mi>W</mi>
                  <mi>i</mi>
                </msub>
                <mrow>
                  <mrow>
                    <mo fence="true" stretchy="false">(</mo>
                    <mrow>
                      <mrow>
                        <msub>
                          <mi>y</mi>
                          <mrow>
                            <mi>i</mi>
                            <mo stretchy="false">−</mo>
                            <mn>1</mn>
                          </mrow>
                        </msub>
                        <mi>,</mi>
                        <mrow>
                          <msub>
                            <mi>y</mi>
                            <mi>i</mi>
                          </msub>
                          <mo stretchy="false">∣</mo>
                          <mi>x</mi>
                        </mrow>
                      </mrow>
                    </mrow>
                    <mo fence="true" stretchy="false">)</mo>
                  </mrow>
                  <mo stretchy="false">=</mo>
                  <mrow>
                    <munderover>
                      <mo stretchy="false">∑</mo>
                      <mrow>
                        <mi>i</mi>
                        <mo stretchy="false">=</mo>
                        <mn>1</mn>
                      </mrow>
                      <mi>K</mi>
                    </munderover>
                    <mrow>
                      <msub>
                        <mi>w</mi>
                        <mi>k</mi>
                      </msub>
                      <msub>
                        <mi>f</mi>
                        <mi>k</mi>
                      </msub>
                      <mrow>
                        <mo fence="true" stretchy="false">(</mo>
                        <mrow>
                          <mrow>
                            <msub>
                              <mi>y</mi>
                              <mrow>
                                <mi>i</mi>
                                <mo stretchy="false">−</mo>
                                <mn>1</mn>
                              </mrow>
                            </msub>
                            <mi>,</mi>
                            <msub>
                              <mi>y</mi>
                              <mi>i</mi>
                            </msub>
                            <mi>,</mi>
                            <mi>x</mi>
                            <mi>,</mi>
                            <mi>i</mi>
                          </mrow>
                        </mrow>
                        <mo fence="true" stretchy="false">)</mo>
                      </mrow>
                    </mrow>
                  </mrow>
                </mrow>
              </mrow>
            </mrow>
          </mtd>
        </mtr>
      </mtable>
    </mstyle>
    <annotation encoding="StarMath 5.0">bold stack{ M_{i}(x)=left[ color red{ M_{i}(y_{i-1},y_{i} divides x)}  right] 
#phantom{  }{ M_{i}(y_{i-1},y_{i} divides x)=exp(W_{i}(y_{i-1},y_{i} divides x)) }
#phantom{  }
{ W_{i}(y_{i-1},y_{i} divides x)=sum from{i=1}to{K}{w_{k}f_{k}(y_{i-1},y_{i},x,i)} }
}</annotation>
  </semantics>
</math>
</file>

<file path=Object 671/content.xml><?xml version="1.0" encoding="utf-8"?>
<math xmlns="http://www.w3.org/1998/Math/MathML" display="block">
  <semantics>
    <mstyle mathvariant="bold">
      <mtable>
        <mtr>
          <mt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row>
                    <munderover>
                      <mo stretchy="false">∏</mo>
                      <mrow>
                        <mi>i</mi>
                        <mo stretchy="false">=</mo>
                        <mn>1</mn>
                      </mrow>
                      <mrow>
                        <mi>n</mi>
                        <mo stretchy="false">+</mo>
                        <mn>1</mn>
                      </mrow>
                    </munderover>
                    <mrow>
                      <msub>
                        <mi>M</mi>
                        <mi>i</mi>
                      </msub>
                      <mrow>
                        <mo fence="true" stretchy="false">(</mo>
                        <mrow>
                          <mrow>
                            <msub>
                              <mi>y</mi>
                              <mrow>
                                <mi>i</mi>
                                <mo stretchy="false">−</mo>
                                <mn>1</mn>
                              </mrow>
                            </msub>
                            <mi>,</mi>
                            <mrow>
                              <msub>
                                <mi>y</mi>
                                <mi>i</mi>
                              </msub>
                              <mo stretchy="false">∣</mo>
                              <mi>x</mi>
                            </mrow>
                          </mrow>
                        </mrow>
                        <mo fence="true" stretchy="false">)</mo>
                      </mrow>
                    </mrow>
                  </mrow>
                </mrow>
              </mrow>
            </mrow>
          </mtd>
        </mtr>
        <mtr>
          <mtd>
            <mrow>
              <msub>
                <mi>Z</mi>
                <mi>w</mi>
              </msub>
              <mrow>
                <mrow>
                  <mo fence="true" stretchy="false">(</mo>
                  <mrow>
                    <mi>x</mi>
                  </mrow>
                  <mo fence="true" stretchy="false">)</mo>
                </mrow>
                <mo stretchy="false">=</mo>
                <msub>
                  <mrow>
                    <mo fence="true" stretchy="true">(</mo>
                    <mrow>
                      <mrow>
                        <msub>
                          <mi>M</mi>
                          <mn>1</mn>
                        </msub>
                        <mrow>
                          <mo fence="true" stretchy="false">(</mo>
                          <mrow>
                            <mi>x</mi>
                          </mrow>
                          <mo fence="true" stretchy="false">)</mo>
                        </mrow>
                        <msub>
                          <mi>M</mi>
                          <mn>2</mn>
                        </msub>
                        <mrow>
                          <mo fence="true" stretchy="false">(</mo>
                          <mrow>
                            <mi>y</mi>
                          </mrow>
                          <mo fence="true" stretchy="false">)</mo>
                        </mrow>
                        <mn>...</mn>
                        <msub>
                          <mi>M</mi>
                          <mrow>
                            <mi>n</mi>
                            <mo stretchy="false">+</mo>
                            <mn>1</mn>
                          </mrow>
                        </msub>
                        <mrow>
                          <mo fence="true" stretchy="false">(</mo>
                          <mrow>
                            <mi>x</mi>
                          </mrow>
                          <mo fence="true" stretchy="false">)</mo>
                        </mrow>
                      </mrow>
                    </mrow>
                    <mo fence="true" stretchy="true">)</mo>
                  </mrow>
                  <mrow>
                    <mi mathvariant="italic">start</mi>
                    <mi>,</mi>
                    <mi mathvariant="italic">stop</mi>
                  </mrow>
                </msub>
              </mrow>
            </mrow>
          </mtd>
        </mtr>
      </mtable>
    </mstyle>
    <annotation encoding="StarMath 5.0">bold stack{ P_{w}(y divides x)={1 over {Z_{w}(x)}prod from{i=1}to{n+1}{M_{i}(y_{i-1},y_{i} divides x)}} #
Z_{ w }( x )=left( M_{1}(x)M_{2}(y)...M_{n+1}(x) right)_{ start,stop }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